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0900000089E8E8E92B.jpg"/>
  <manifest:file-entry manifest:media-type="image/png" manifest:full-path="Pictures/10000201000000330000003367444CDA.png"/>
  <manifest:file-entry manifest:media-type="image/jpeg" manifest:full-path="Pictures/1000000000000119000000625D8226C7.jp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013cm" fo:margin-left="0cm" fo:margin-right="-0.012cm" table:align="margins"/>
    </style:style>
    <style:style style:name="Taula4.A" style:family="table-column">
      <style:table-column-properties style:column-width="1.808cm" style:rel-column-width="6964*"/>
    </style:style>
    <style:style style:name="Taula4.B" style:family="table-column">
      <style:table-column-properties style:column-width="15.205cm" style:rel-column-width="58571*"/>
    </style:style>
    <style:style style:name="Taula4.A1" style:family="table-cell">
      <style:table-cell-properties style:vertical-align="" fo:padding="0.097cm" fo:border-left="0.002cm solid #000000" fo:border-right="none" fo:border-top="0.002cm solid #000000" fo:border-bottom="0.002cm solid #000000"/>
    </style:style>
    <style:style style:name="Taula4.B1" style:family="table-cell">
      <style:table-cell-properties style:vertical-align="middle" fo:padding="0.097cm" fo:border-left="none" fo:border-right="0.002cm solid #000000" fo:border-top="0.002cm solid #000000" fo:border-bottom="0.002cm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1" style:family="table-row">
      <style:table-row-properties style:keep-together="false" fo:keep-together="always"/>
    </style:style>
    <style:style style:name="Tabla4.A1" style:family="table-cell">
      <style:table-cell-properties fo:padding="0.097cm" fo:border="0.002cm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02cm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02cm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02cm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ula5" style:family="table">
      <style:table-properties style:width="17.013cm" fo:margin-left="0cm" fo:margin-right="-0.012cm" table:align="margins"/>
    </style:style>
    <style:style style:name="Taula5.A" style:family="table-column">
      <style:table-column-properties style:column-width="1.808cm" style:rel-column-width="6964*"/>
    </style:style>
    <style:style style:name="Taula5.B" style:family="table-column">
      <style:table-column-properties style:column-width="15.205cm" style:rel-column-width="58571*"/>
    </style:style>
    <style:style style:name="Taula5.A1" style:family="table-cell">
      <style:table-cell-properties style:vertical-align="" fo:padding="0.097cm" fo:border-left="0.002cm solid #000000" fo:border-right="none" fo:border-top="0.002cm solid #000000" fo:border-bottom="0.002cm solid #000000"/>
    </style:style>
    <style:style style:name="Taula5.B1" style:family="table-cell">
      <style:table-cell-properties style:vertical-align="middle" fo:padding="0.097cm" fo:border-left="none" fo:border-right="0.002cm solid #000000" fo:border-top="0.002cm solid #000000" fo:border-bottom="0.002cm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02cm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1" style:family="table-row">
      <style:table-row-properties style:keep-together="false" fo:keep-together="always"/>
    </style:style>
    <style:style style:name="Tabla17.A1" style:family="table-cell">
      <style:table-cell-properties fo:padding="0.097cm" fo:border="0.002cm solid #000000"/>
    </style:style>
    <style:style style:name="Taula8" style:family="table" style:master-page-name="">
      <style:table-properties style:width="17.013cm" fo:margin-left="0cm" fo:margin-right="-0.012cm" style:page-number="auto" table:align="margins"/>
    </style:style>
    <style:style style:name="Taula8.A" style:family="table-column">
      <style:table-column-properties style:column-width="1.808cm" style:rel-column-width="6964*"/>
    </style:style>
    <style:style style:name="Taula8.B" style:family="table-column">
      <style:table-column-properties style:column-width="15.205cm" style:rel-column-width="58571*"/>
    </style:style>
    <style:style style:name="Taula8.A1" style:family="table-cell">
      <style:table-cell-properties style:vertical-align="" fo:padding="0.097cm" fo:border-left="0.002cm solid #000000" fo:border-right="none" fo:border-top="0.002cm solid #000000" fo:border-bottom="0.002cm solid #000000"/>
    </style:style>
    <style:style style:name="Taula8.B1" style:family="table-cell">
      <style:table-cell-properties style:vertical-align="middle" fo:padding="0.097cm" fo:border-left="none" fo:border-right="0.002cm solid #000000" fo:border-top="0.002cm solid #000000" fo:border-bottom="0.002cm solid #000000"/>
    </style:style>
    <style:style style:name="Taula9" style:family="table">
      <style:table-properties style:width="10.363cm" fo:margin-left="2.887cm" fo:margin-right="1.762cm" table:align="margins"/>
    </style:style>
    <style:style style:name="Taula9.A" style:family="table-column">
      <style:table-column-properties style:column-width="10.363cm" style:rel-column-width="65535*"/>
    </style:style>
    <style:style style:name="Taula9.A1" style:family="table-cell">
      <style:table-cell-properties fo:padding="0.097cm" fo:border="0.002cm solid #000000"/>
    </style:style>
    <style:style style:name="Tabla38" style:family="table">
      <style:table-properties style:width="17cm" table:align="margins"/>
    </style:style>
    <style:style style:name="Tabla38.A" style:family="table-column">
      <style:table-column-properties style:column-width="7.784cm" style:rel-column-width="30006*"/>
    </style:style>
    <style:style style:name="Tabla38.B" style:family="table-column">
      <style:table-column-properties style:column-width="9.216cm" style:rel-column-width="35529*"/>
    </style:style>
    <style:style style:name="Tabla38.1" style:family="table-row">
      <style:table-row-properties style:keep-together="false" fo:keep-together="always"/>
    </style:style>
    <style:style style:name="Tabla38.A1" style:family="table-cell">
      <style:table-cell-properties fo:background-color="#99ccff" fo:padding="0.097cm" fo:border-left="0.002cm solid #000000" fo:border-right="none" fo:border-top="0.002cm solid #000000" fo:border-bottom="0.002cm solid #000000">
        <style:background-image/>
      </style:table-cell-properties>
    </style:style>
    <style:style style:name="Tabla38.B1" style:family="table-cell">
      <style:table-cell-properties fo:background-color="#99ccff" fo:padding="0.097cm" fo:border="0.002cm solid #000000">
        <style:background-image/>
      </style:table-cell-properties>
    </style:style>
    <style:style style:name="Tabla38.A2" style:family="table-cell">
      <style:table-cell-properties fo:padding="0.097cm" fo:border-left="0.002cm solid #000000" fo:border-right="none" fo:border-top="none" fo:border-bottom="0.002cm solid #000000"/>
    </style:style>
    <style:style style:name="Tabla38.B2" style:family="table-cell">
      <style:table-cell-properties fo:padding="0.097cm" fo:border-left="0.002cm solid #000000" fo:border-right="0.002cm solid #000000" fo:border-top="none" fo:border-bottom="0.002cm solid #000000"/>
    </style:style>
    <style:style style:name="Taula10" style:family="table">
      <style:table-properties style:width="9.024cm" table:align="margins"/>
    </style:style>
    <style:style style:name="Taula10.A" style:family="table-column">
      <style:table-column-properties style:column-width="1.632cm" style:rel-column-width="11849*"/>
    </style:style>
    <style:style style:name="Taula10.B" style:family="table-column">
      <style:table-column-properties style:column-width="7.392cm" style:rel-column-width="53686*"/>
    </style:style>
    <style:style style:name="Taula10.A1" style:family="table-cell">
      <style:table-cell-properties fo:padding="0.097cm" fo:border-left="0.002cm solid #000000" fo:border-right="none" fo:border-top="0.002cm solid #000000" fo:border-bottom="0.002cm solid #000000"/>
    </style:style>
    <style:style style:name="Taula10.B1" style:family="table-cell">
      <style:table-cell-properties fo:padding="0.097cm" fo:border="0.002cm solid #000000"/>
    </style:style>
    <style:style style:name="Taula11" style:family="table">
      <style:table-properties style:width="9.024cm" table:align="margins"/>
    </style:style>
    <style:style style:name="Taula11.A" style:family="table-column">
      <style:table-column-properties style:column-width="1.588cm" style:rel-column-width="11528*"/>
    </style:style>
    <style:style style:name="Taula11.B" style:family="table-column">
      <style:table-column-properties style:column-width="7.437cm" style:rel-column-width="54007*"/>
    </style:style>
    <style:style style:name="Taula11.A1" style:family="table-cell">
      <style:table-cell-properties fo:padding="0.097cm" fo:border-left="0.002cm solid #000000" fo:border-right="none" fo:border-top="0.002cm solid #000000" fo:border-bottom="0.002cm solid #000000"/>
    </style:style>
    <style:style style:name="Taula11.B1" style:family="table-cell">
      <style:table-cell-properties fo:padding="0.097cm" fo:border="0.002cm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style:vertical-align="bottom" fo:padding="0.097cm" fo:border="0.002cm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keep-together="false" fo:keep-together="always"/>
    </style:style>
    <style:style style:name="Tabla6.A1" style:family="table-cell">
      <style:table-cell-properties fo:padding="0.097cm" fo:border="0.002cm solid #000000"/>
    </style:style>
    <style:style style:name="Tabla48" style:family="table">
      <style:table-properties style:width="17.013cm" fo:margin-left="0cm" fo:margin-right="-0.012cm" table:align="margins"/>
    </style:style>
    <style:style style:name="Tabla48.A" style:family="table-column">
      <style:table-column-properties style:column-width="1.808cm" style:rel-column-width="6964*"/>
    </style:style>
    <style:style style:name="Tabla48.B" style:family="table-column">
      <style:table-column-properties style:column-width="15.205cm" style:rel-column-width="58571*"/>
    </style:style>
    <style:style style:name="Tabla48.A1" style:family="table-cell">
      <style:table-cell-properties style:vertical-align="" fo:padding="0.097cm" fo:border-left="0.002cm solid #000000" fo:border-right="none" fo:border-top="0.002cm solid #000000" fo:border-bottom="0.002cm solid #000000"/>
    </style:style>
    <style:style style:name="Tabla48.B1" style:family="table-cell">
      <style:table-cell-properties style:vertical-align="middle" fo:padding="0.097cm" fo:border-left="none" fo:border-right="0.002cm solid #000000" fo:border-top="0.002cm solid #000000" fo:border-bottom="0.002cm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02cm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02cm solid #000000"/>
    </style:style>
    <style:style style:name="Tabla59" style:family="table">
      <style:table-properties style:width="17.013cm" fo:margin-left="0cm" fo:margin-right="-0.012cm" table:align="margins"/>
    </style:style>
    <style:style style:name="Tabla59.A" style:family="table-column">
      <style:table-column-properties style:column-width="1.808cm" style:rel-column-width="6964*"/>
    </style:style>
    <style:style style:name="Tabla59.B" style:family="table-column">
      <style:table-column-properties style:column-width="15.205cm" style:rel-column-width="58571*"/>
    </style:style>
    <style:style style:name="Tabla59.A1" style:family="table-cell">
      <style:table-cell-properties style:vertical-align="" fo:padding="0.097cm" fo:border-left="0.002cm solid #000000" fo:border-right="none" fo:border-top="0.002cm solid #000000" fo:border-bottom="0.002cm solid #000000"/>
    </style:style>
    <style:style style:name="Tabla59.B1" style:family="table-cell">
      <style:table-cell-properties style:vertical-align="middle" fo:padding="0.097cm" fo:border-left="none" fo:border-right="0.002cm solid #000000" fo:border-top="0.002cm solid #000000" fo:border-bottom="0.002cm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02cm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02cm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02cm solid #000000"/>
    </style:style>
    <style:style style:name="Tabla10" style:family="table">
      <style:table-properties style:width="17cm" table:align="margins" style:may-break-between-rows="false"/>
    </style:style>
    <style:style style:name="Tabla10.A" style:family="table-column">
      <style:table-column-properties style:column-width="17cm" style:rel-column-width="65535*"/>
    </style:style>
    <style:style style:name="Tabla10.A1" style:family="table-cell">
      <style:table-cell-properties fo:padding="0.097cm" fo:border="0.002cm solid #000000"/>
    </style:style>
    <style:style style:name="Tabla39" style:family="table">
      <style:table-properties style:width="17cm" table:align="margins" style:may-break-between-rows="false"/>
    </style:style>
    <style:style style:name="Tabla39.A" style:family="table-column">
      <style:table-column-properties style:column-width="17cm" style:rel-column-width="65535*"/>
    </style:style>
    <style:style style:name="Tabla39.1" style:family="table-row">
      <style:table-row-properties style:keep-together="false" fo:keep-together="always"/>
    </style:style>
    <style:style style:name="Tabla39.A1" style:family="table-cell">
      <style:table-cell-properties fo:padding="0.097cm" fo:border="0.002cm solid #000000"/>
    </style:style>
    <style:style style:name="Tabla53" style:family="table">
      <style:table-properties style:width="17cm" table:align="margins"/>
    </style:style>
    <style:style style:name="Tabla53.A" style:family="table-column">
      <style:table-column-properties style:column-width="17cm" style:rel-column-width="65535*"/>
    </style:style>
    <style:style style:name="Tabla53.A1" style:family="table-cell">
      <style:table-cell-properties fo:padding="0.097cm" fo:border="0.002cm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02cm solid #000000"/>
    </style:style>
    <style:style style:name="Tabla44" style:family="table">
      <style:table-properties style:width="17cm" table:align="margins"/>
    </style:style>
    <style:style style:name="Tabla44.A" style:family="table-column">
      <style:table-column-properties style:column-width="17cm" style:rel-column-width="65535*"/>
    </style:style>
    <style:style style:name="Tabla44.1" style:family="table-row">
      <style:table-row-properties style:keep-together="false" fo:keep-together="always"/>
    </style:style>
    <style:style style:name="Tabla44.A1" style:family="table-cell">
      <style:table-cell-properties fo:padding="0.097cm" fo:border="0.002cm solid #000000"/>
    </style:style>
    <style:style style:name="Tabla54" style:family="table">
      <style:table-properties style:width="17cm" table:align="margins"/>
    </style:style>
    <style:style style:name="Tabla54.A" style:family="table-column">
      <style:table-column-properties style:column-width="17cm" style:rel-column-width="65535*"/>
    </style:style>
    <style:style style:name="Tabla54.1" style:family="table-row">
      <style:table-row-properties style:keep-together="false" fo:keep-together="always"/>
    </style:style>
    <style:style style:name="Tabla54.A1" style:family="table-cell">
      <style:table-cell-properties fo:padding="0.097cm" fo:border="0.002cm solid #000000"/>
    </style:style>
    <style:style style:name="Tabla47" style:family="table">
      <style:table-properties style:width="17cm" table:align="margins"/>
    </style:style>
    <style:style style:name="Tabla47.A" style:family="table-column">
      <style:table-column-properties style:column-width="6.747cm" style:rel-column-width="26008*"/>
    </style:style>
    <style:style style:name="Tabla47.B" style:family="table-column">
      <style:table-column-properties style:column-width="10.253cm" style:rel-column-width="39527*"/>
    </style:style>
    <style:style style:name="Tabla47.1" style:family="table-row">
      <style:table-row-properties style:keep-together="false" fo:keep-together="always"/>
    </style:style>
    <style:style style:name="Tabla47.A1" style:family="table-cell">
      <style:table-cell-properties fo:padding="0.097cm" fo:border-left="0.002cm solid #000000" fo:border-right="none" fo:border-top="0.002cm solid #000000" fo:border-bottom="0.002cm solid #000000"/>
    </style:style>
    <style:style style:name="Tabla47.B1" style:family="table-cell">
      <style:table-cell-properties fo:padding="0.097cm" fo:border="0.002cm solid #000000"/>
    </style:style>
    <style:style style:name="Tabla47.A2" style:family="table-cell">
      <style:table-cell-properties fo:padding="0.097cm" fo:border-left="0.002cm solid #000000" fo:border-right="none" fo:border-top="none" fo:border-bottom="0.002cm solid #000000"/>
    </style:style>
    <style:style style:name="Tabla47.B2" style:family="table-cell">
      <style:table-cell-properties fo:padding="0.097cm" fo:border-left="0.002cm solid #000000" fo:border-right="0.002cm solid #000000" fo:border-top="none" fo:border-bottom="0.002cm solid #000000"/>
    </style:style>
    <style:style style:name="Tabla55" style:family="table">
      <style:table-properties style:width="17cm" table:align="margins"/>
    </style:style>
    <style:style style:name="Tabla55.A" style:family="table-column">
      <style:table-column-properties style:column-width="17cm" style:rel-column-width="65535*"/>
    </style:style>
    <style:style style:name="Tabla55.A1" style:family="table-cell">
      <style:table-cell-properties fo:padding="0.097cm" fo:border="0.002cm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02cm solid #000000"/>
    </style:style>
    <style:style style:name="Tabla50" style:family="table">
      <style:table-properties style:width="17cm" table:align="margins"/>
    </style:style>
    <style:style style:name="Tabla50.A" style:family="table-column">
      <style:table-column-properties style:column-width="7.96cm" style:rel-column-width="30686*"/>
    </style:style>
    <style:style style:name="Tabla50.B" style:family="table-column">
      <style:table-column-properties style:column-width="1.191cm" style:rel-column-width="4589*"/>
    </style:style>
    <style:style style:name="Tabla50.C" style:family="table-column">
      <style:table-column-properties style:column-width="7.849cm" style:rel-column-width="30260*"/>
    </style:style>
    <style:style style:name="Tabla50.1" style:family="table-row">
      <style:table-row-properties style:keep-together="false" fo:keep-together="always"/>
    </style:style>
    <style:style style:name="Tabla50.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0.C1" style:family="table-cell">
      <style:table-cell-properties fo:background-color="#ccccff" fo:padding="0.097cm" fo:border="0.002cm solid #000000">
        <style:background-image/>
      </style:table-cell-properties>
    </style:style>
    <style:style style:name="Tabla50.A2" style:family="table-cell">
      <style:table-cell-properties fo:padding="0.097cm" fo:border-left="0.002cm solid #000000" fo:border-right="none" fo:border-top="none" fo:border-bottom="0.002cm solid #000000"/>
    </style:style>
    <style:style style:name="Tabla50.C2" style:family="table-cell">
      <style:table-cell-properties fo:padding="0.097cm" fo:border-left="0.002cm solid #000000" fo:border-right="0.002cm solid #000000" fo:border-top="none" fo:border-bottom="0.002cm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02cm solid #000000"/>
    </style:style>
    <style:style style:name="Tabla52" style:family="table">
      <style:table-properties style:width="17cm" table:align="margins"/>
    </style:style>
    <style:style style:name="Tabla52.A" style:family="table-column">
      <style:table-column-properties style:column-width="7.255cm" style:rel-column-width="27966*"/>
    </style:style>
    <style:style style:name="Tabla52.B" style:family="table-column">
      <style:table-column-properties style:column-width="1.147cm" style:rel-column-width="4419*"/>
    </style:style>
    <style:style style:name="Tabla52.C" style:family="table-column">
      <style:table-column-properties style:column-width="8.599cm" style:rel-column-width="33150*"/>
    </style:style>
    <style:style style:name="Tabla52.1" style:family="table-row">
      <style:table-row-properties style:keep-together="false" fo:keep-together="always"/>
    </style:style>
    <style:style style:name="Tabla5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52.C1" style:family="table-cell">
      <style:table-cell-properties fo:background-color="#ccccff" fo:padding="0.097cm" fo:border="0.002cm solid #000000">
        <style:background-image/>
      </style:table-cell-properties>
    </style:style>
    <style:style style:name="Tabla52.A2" style:family="table-cell">
      <style:table-cell-properties fo:padding="0.097cm" fo:border-left="0.002cm solid #000000" fo:border-right="none" fo:border-top="none" fo:border-bottom="0.002cm solid #000000"/>
    </style:style>
    <style:style style:name="Tabla52.C2" style:family="table-cell">
      <style:table-cell-properties fo:padding="0.097cm" fo:border-left="0.002cm solid #000000" fo:border-right="0.002cm solid #000000" fo:border-top="none" fo:border-bottom="0.002cm solid #000000"/>
    </style:style>
    <style:style style:name="Tabla56" style:family="table">
      <style:table-properties style:width="17cm" table:align="margins"/>
    </style:style>
    <style:style style:name="Tabla56.A" style:family="table-column">
      <style:table-column-properties style:column-width="17cm" style:rel-column-width="65535*"/>
    </style:style>
    <style:style style:name="Tabla56.A1" style:family="table-cell">
      <style:table-cell-properties fo:padding="0.097cm" fo:border="0.002cm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1" style:family="table-row">
      <style:table-row-properties style:keep-together="false" fo:keep-together="always"/>
    </style:style>
    <style:style style:name="Tabla58.A1" style:family="table-cell">
      <style:table-cell-properties fo:padding="0.097cm" fo:border="0.002cm solid #000000"/>
    </style:style>
    <style:style style:name="Tabla57" style:family="table">
      <style:table-properties style:width="17cm" table:align="margins"/>
    </style:style>
    <style:style style:name="Tabla57.A" style:family="table-column">
      <style:table-column-properties style:column-width="6.77cm" style:rel-column-width="26097*"/>
    </style:style>
    <style:style style:name="Tabla57.B" style:family="table-column">
      <style:table-column-properties style:column-width="10.231cm" style:rel-column-width="39438*"/>
    </style:style>
    <style:style style:name="Tabla57.1" style:family="table-row">
      <style:table-row-properties style:keep-together="false" fo:keep-together="always"/>
    </style:style>
    <style:style style:name="Tabla57.A1" style:family="table-cell">
      <style:table-cell-properties fo:padding="0.097cm" fo:border-left="0.002cm solid #000000" fo:border-right="none" fo:border-top="0.002cm solid #000000" fo:border-bottom="0.002cm solid #000000"/>
    </style:style>
    <style:style style:name="Tabla57.B1" style:family="table-cell">
      <style:table-cell-properties fo:padding="0.097cm" fo:border="0.002cm solid #000000"/>
    </style:style>
    <style:style style:name="Tabla57.A2" style:family="table-cell">
      <style:table-cell-properties fo:padding="0.097cm" fo:border-left="0.002cm solid #000000" fo:border-right="none" fo:border-top="none" fo:border-bottom="0.002cm solid #000000"/>
    </style:style>
    <style:style style:name="Tabla57.B2" style:family="table-cell">
      <style:table-cell-properties fo:padding="0.097cm" fo:border-left="0.002cm solid #000000" fo:border-right="0.002cm solid #000000" fo:border-top="none" fo:border-bottom="0.002cm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02cm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1" style:family="table-row">
      <style:table-row-properties style:keep-together="false" fo:keep-together="always"/>
    </style:style>
    <style:style style:name="Tabla61.A1" style:family="table-cell">
      <style:table-cell-properties fo:padding="0.097cm" fo:border="0.002cm solid #000000"/>
    </style:style>
    <style:style style:name="Tabla62" style:family="table">
      <style:table-properties style:width="17cm" table:align="margins"/>
    </style:style>
    <style:style style:name="Tabla62.A" style:family="table-column">
      <style:table-column-properties style:column-width="6.77cm" style:rel-column-width="26097*"/>
    </style:style>
    <style:style style:name="Tabla62.B" style:family="table-column">
      <style:table-column-properties style:column-width="10.231cm" style:rel-column-width="39438*"/>
    </style:style>
    <style:style style:name="Tabla62.1" style:family="table-row">
      <style:table-row-properties style:keep-together="false" fo:keep-together="always"/>
    </style:style>
    <style:style style:name="Tabla62.A1" style:family="table-cell">
      <style:table-cell-properties fo:padding="0.097cm" fo:border-left="0.002cm solid #000000" fo:border-right="none" fo:border-top="0.002cm solid #000000" fo:border-bottom="0.002cm solid #000000"/>
    </style:style>
    <style:style style:name="Tabla62.B1" style:family="table-cell">
      <style:table-cell-properties fo:padding="0.097cm" fo:border="0.002cm solid #000000"/>
    </style:style>
    <style:style style:name="Tabla62.A2" style:family="table-cell">
      <style:table-cell-properties fo:padding="0.097cm" fo:border-left="0.002cm solid #000000" fo:border-right="none" fo:border-top="none" fo:border-bottom="0.002cm solid #000000"/>
    </style:style>
    <style:style style:name="Tabla6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02cm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02cm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02cm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02cm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02cm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02cm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1" style:family="table-row">
      <style:table-row-properties style:keep-together="false" fo:keep-together="always"/>
    </style:style>
    <style:style style:name="Tabla31.A1" style:family="table-cell">
      <style:table-cell-properties fo:padding="0.097cm" fo:border="0.002cm solid #000000"/>
    </style:style>
    <style:style style:name="Taula1" style:family="table">
      <style:table-properties style:width="17.013cm" fo:margin-left="0cm" fo:margin-right="-0.012cm" table:align="margins"/>
    </style:style>
    <style:style style:name="Taula1.A" style:family="table-column">
      <style:table-column-properties style:column-width="1.806cm" style:rel-column-width="6957*"/>
    </style:style>
    <style:style style:name="Taula1.B" style:family="table-column">
      <style:table-column-properties style:column-width="15.206cm" style:rel-column-width="58578*"/>
    </style:style>
    <style:style style:name="Taula1.A1" style:family="table-cell">
      <style:table-cell-properties style:vertical-align="" fo:padding="0.097cm" fo:border-left="0.002cm solid #000000" fo:border-right="none" fo:border-top="0.002cm solid #000000" fo:border-bottom="0.002cm solid #000000"/>
    </style:style>
    <style:style style:name="Taula1.B1" style:family="table-cell">
      <style:table-cell-properties style:vertical-align="middle" fo:padding="0.097cm" fo:border-left="none" fo:border-right="0.002cm solid #000000" fo:border-top="0.002cm solid #000000" fo:border-bottom="0.002cm solid #000000"/>
    </style:style>
    <style:style style:name="Taula2" style:family="table">
      <style:table-properties style:width="15.014cm" table:align="margins"/>
    </style:style>
    <style:style style:name="Taula2.A" style:family="table-column">
      <style:table-column-properties style:column-width="15.014cm" style:rel-column-width="65535*"/>
    </style:style>
    <style:style style:name="Taula2.A1" style:family="table-cell">
      <style:table-cell-properties fo:padding="0.097cm" fo:border="0.002cm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02cm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02cm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02cm solid #000000"/>
    </style:style>
    <style:style style:name="Tabla16" style:family="table">
      <style:table-properties style:width="17.013cm" fo:margin-left="0cm" fo:margin-right="-0.012cm" table:align="margins" style:may-break-between-rows="false"/>
    </style:style>
    <style:style style:name="Tabla16.A" style:family="table-column">
      <style:table-column-properties style:column-width="4.948cm" style:rel-column-width="19058*"/>
    </style:style>
    <style:style style:name="Tabla16.B" style:family="table-column">
      <style:table-column-properties style:column-width="5.292cm" style:rel-column-width="20383*"/>
    </style:style>
    <style:style style:name="Tabla16.C" style:family="table-column">
      <style:table-column-properties style:column-width="6.773cm" style:rel-column-width="26094*"/>
    </style:style>
    <style:style style:name="Tabla16.1" style:family="table-row">
      <style:table-row-properties style:keep-together="false" fo:keep-together="always"/>
    </style:style>
    <style:style style:name="Tabla1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16.C1" style:family="table-cell">
      <style:table-cell-properties fo:background-color="#e6e6ff"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C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style:may-break-between-rows="false"/>
    </style:style>
    <style:style style:name="Tabla21.A" style:family="table-column">
      <style:table-column-properties style:column-width="4.962cm" style:rel-column-width="19127*"/>
    </style:style>
    <style:style style:name="Tabla21.B" style:family="table-column">
      <style:table-column-properties style:column-width="12.039cm" style:rel-column-width="46408*"/>
    </style:style>
    <style:style style:name="Tabla21.1" style:family="table-row">
      <style:table-row-properties style:keep-together="false" fo:keep-together="always"/>
    </style:style>
    <style:style style:name="Tabla2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ccccff"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02cm solid #000000"/>
    </style:style>
    <style:style style:name="Tabla11" style:family="table">
      <style:table-properties style:width="17cm" table:align="margins" style:may-break-between-rows="false"/>
    </style:style>
    <style:style style:name="Tabla11.A" style:family="table-column">
      <style:table-column-properties style:column-width="17cm" style:rel-column-width="65535*"/>
    </style:style>
    <style:style style:name="Tabla11.A1" style:family="table-cell">
      <style:table-cell-properties fo:padding="0.097cm" fo:border="0.002cm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02cm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1" style:family="table-row">
      <style:table-row-properties style:keep-together="false" fo:keep-together="always"/>
    </style:style>
    <style:style style:name="Tabla42.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text-properties style:font-name="Arial" fo:font-size="11pt" style:font-size-asian="11pt" style:font-size-complex="11pt"/>
    </style:style>
    <style:style style:name="P9"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1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7" style:family="paragraph" style:parent-style-name="Table_20_Contents">
      <style:text-properties style:font-name="Courier New" fo:font-size="10pt" fo:language="zxx" fo:country="none" style:font-size-asian="10pt" style:language-asian="zxx" style:country-asian="none" style:font-size-complex="10pt" style:language-complex="zxx" style:country-complex="none"/>
    </style:style>
    <style:style style:name="P18" style:family="paragraph" style:parent-style-name="Table_20_Contents">
      <style:text-properties style:font-name="Courier New" fo:font-size="10pt" style:font-size-asian="10pt" style:font-size-complex="10pt"/>
    </style:style>
    <style:style style:name="P19" style:family="paragraph" style:parent-style-name="Table_20_Contents">
      <style:text-properties style:font-name="Courier New" fo:font-size="11pt" style:font-size-asian="11pt" style:font-size-complex="11pt"/>
    </style:style>
    <style:style style:name="P20" style:family="paragraph" style:parent-style-name="Table_20_Contents">
      <style:text-properties style:font-name="Courier New" fo:font-size="11pt" fo:font-style="normal" style:font-size-asian="11pt" style:font-style-asian="normal" style:font-size-complex="11pt" style:font-style-complex="normal"/>
    </style:style>
    <style:style style:name="P21" style:family="paragraph" style:parent-style-name="Table_20_Contents">
      <style:text-properties style:font-name="Courier New" fo:font-size="9pt" fo:language="zxx" fo:country="none" style:font-size-asian="9pt" style:language-asian="zxx" style:country-asian="none" style:font-size-complex="9pt" style:language-complex="zxx" style:country-complex="none"/>
    </style:style>
    <style:style style:name="P22" style:family="paragraph" style:parent-style-name="Table_20_Contents">
      <style:text-properties style:font-name="Courier New" fo:font-size="9pt" fo:language="zxx" fo:country="none" fo:font-style="italic" style:font-size-asian="9pt" style:language-asian="zxx" style:country-asian="none" style:font-style-asian="italic" style:font-size-complex="9pt" style:language-complex="zxx" style:country-complex="none" style:font-style-complex="italic"/>
    </style:style>
    <style:style style:name="P23" style:family="paragraph" style:parent-style-name="Table_20_Contents">
      <style:text-properties style:font-name="Courier New" fo:font-size="9pt" style:font-size-asian="9pt" style:font-size-complex="9pt"/>
    </style:style>
    <style:style style:name="P24" style:family="paragraph" style:parent-style-name="Table_20_Contents">
      <style:paragraph-properties fo:text-align="end" style:justify-single-word="false"/>
      <style:text-properties style:font-name="Courier New" fo:font-size="9pt" style:font-size-asian="9pt" style:font-size-complex="9pt"/>
    </style:style>
    <style:style style:name="P25" style:family="paragraph" style:parent-style-name="Table_20_Contents">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26" style:family="paragraph" style:parent-style-name="Table_20_Contents">
      <style:text-properties fo:font-size="10pt" fo:background-color="transparent" style:font-size-asian="10pt" style:font-size-complex="10pt"/>
    </style:style>
    <style:style style:name="P27" style:family="paragraph" style:parent-style-name="Table_20_Contents">
      <style:text-properties fo:font-size="10pt" fo:language="zxx" fo:country="none" style:font-size-asian="10pt" style:language-asian="zxx" style:country-asian="none" style:font-size-complex="10pt" style:language-complex="zxx" style:country-complex="none"/>
    </style:style>
    <style:style style:name="P28" style:family="paragraph" style:parent-style-name="Table_20_Contents">
      <style:text-properties fo:font-size="10pt" style:font-size-asian="10pt" style:font-size-complex="10pt"/>
    </style:style>
    <style:style style:name="P29" style:family="paragraph" style:parent-style-name="Table_20_Contents">
      <style:text-properties fo:font-style="italic" fo:font-weight="bold" style:font-style-asian="italic" style:font-weight-asian="bold" style:font-style-complex="italic" style:font-weight-complex="bold"/>
    </style:style>
    <style:style style:name="P30" style:family="paragraph" style:parent-style-name="Table_20_Contents">
      <style:paragraph-properties fo:text-align="center" style:justify-single-word="false"/>
    </style:style>
    <style:style style:name="P31" style:family="paragraph" style:parent-style-name="Table_20_Contents">
      <style:text-properties fo:language="zxx" fo:country="none" style:language-asian="zxx" style:country-asian="none" style:language-complex="zxx" style:country-complex="none"/>
    </style:style>
    <style:style style:name="P32" style:family="paragraph" style:parent-style-name="Table_20_Contents">
      <style:text-properties fo:font-size="11pt" style:font-size-asian="11pt" style:font-size-complex="11pt"/>
    </style:style>
    <style:style style:name="P33" style:family="paragraph" style:parent-style-name="Table_20_Contents">
      <style:text-properties fo:font-size="11pt" fo:language="zxx" fo:country="none" style:font-size-asian="11pt" style:language-asian="zxx" style:country-asian="none" style:font-size-complex="11pt" style:language-complex="zxx" style:country-complex="none"/>
    </style:style>
    <style:style style:name="P34" style:family="paragraph" style:parent-style-name="Table_20_Contents">
      <style:paragraph-properties fo:text-align="justify" style:justify-single-word="false"/>
      <style:text-properties style:font-size-asian="10pt" style:font-size-complex="10pt"/>
    </style:style>
    <style:style style:name="P35" style:family="paragraph" style:parent-style-name="Footnote">
      <style:paragraph-properties fo:text-align="end" style:justify-single-word="false"/>
    </style:style>
    <style:style style:name="P36" style:family="paragraph" style:parent-style-name="Standard">
      <style:paragraph-properties fo:text-align="center" style:justify-single-word="false"/>
    </style:style>
    <style:style style:name="P37" style:family="paragraph" style:parent-style-name="Standard">
      <style:paragraph-properties fo:text-align="end" style:justify-single-word="false"/>
      <style:text-properties style:font-name="Arial"/>
    </style:style>
    <style:style style:name="P3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39" style:family="paragraph" style:parent-style-name="Standard">
      <style:paragraph-properties fo:text-align="center" style:justify-single-word="false"/>
      <style:text-properties style:font-name="Arial"/>
    </style:style>
    <style:style style:name="P40" style:family="paragraph" style:parent-style-name="Standard">
      <style:text-properties fo:language="ca" fo:country="ES" style:language-asian="zxx" style:country-asian="none" style:language-complex="zxx" style:country-complex="none"/>
    </style:style>
    <style:style style:name="P41" style:family="paragraph" style:parent-style-name="Standard">
      <style:paragraph-properties>
        <style:tab-stops/>
      </style:paragraph-properties>
      <style:text-properties fo:language="ca" fo:country="ES" style:language-asian="zxx" style:country-asian="none" style:language-complex="zxx" style:country-complex="none"/>
    </style:style>
    <style:style style:name="P42" style:family="paragraph" style:parent-style-name="Standard">
      <style:paragraph-properties>
        <style:tab-stops>
          <style:tab-stop style:position="-0.476cm"/>
        </style:tab-stops>
      </style:paragraph-properties>
      <style:text-properties fo:language="ca" fo:country="ES" style:language-asian="zxx" style:country-asian="none" style:language-complex="zxx" style:country-complex="none"/>
    </style:style>
    <style:style style:name="P43"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44" style:family="paragraph" style:parent-style-name="Standard">
      <style:paragraph-properties fo:text-align="justify" style:justify-single-word="false">
        <style:tab-stops/>
      </style:paragraph-properties>
      <style:text-properties fo:language="ca" fo:country="ES" style:language-asian="zxx" style:country-asian="none" style:language-complex="zxx" style:country-complex="none"/>
    </style:style>
    <style:style style:name="P45" style:family="paragraph" style:parent-style-name="Standard">
      <style:text-properties fo:language="ca" fo:country="ES" fo:background-color="transparent" style:language-asian="zxx" style:country-asian="none" style:language-complex="zxx" style:country-complex="none"/>
    </style:style>
    <style:style style:name="P46" style:family="paragraph" style:parent-style-name="Standard">
      <style:paragraph-properties fo:text-align="start" style:justify-single-word="false"/>
      <style:text-properties fo:language="ca" fo:country="ES" fo:background-color="transparent" style:language-asian="zxx" style:country-asian="none" style:language-complex="zxx" style:country-complex="none"/>
    </style:style>
    <style:style style:name="P47" style:family="paragraph" style:parent-style-name="Standard">
      <style:text-properties fo:language="ca" fo:country="ES" fo:background-color="#ffff00" style:language-asian="zxx" style:country-asian="none" style:language-complex="zxx" style:country-complex="none"/>
    </style:style>
    <style:style style:name="P48" style:family="paragraph" style:parent-style-name="Standard">
      <style:paragraph-properties fo:text-align="center" style:justify-single-word="false"/>
      <style:text-properties fo:language="ca" fo:country="ES" fo:font-style="italic" fo:font-weight="normal" style:language-asian="zxx" style:country-asian="none" style:font-style-asian="italic" style:font-weight-asian="normal" style:language-complex="zxx" style:country-complex="none" style:font-style-complex="italic" style:font-weight-complex="normal"/>
    </style:style>
    <style:style style:name="P49" style:family="paragraph" style:parent-style-name="Standard">
      <style:text-properties fo:language="ca" fo:country="ES" fo:font-weight="normal" style:language-asian="zxx" style:country-asian="none" style:font-weight-asian="normal" style:language-complex="zxx" style:country-complex="none" style:font-weight-complex="normal"/>
    </style:style>
    <style:style style:name="P50" style:family="paragraph" style:parent-style-name="Standard">
      <style:text-properties style:font-name="Courier New" fo:font-size="10pt" fo:language="ca" fo:country="ES" style:font-size-asian="10pt" style:language-asian="zxx" style:country-asian="none" style:font-size-complex="10pt" style:language-complex="zxx" style:country-complex="none"/>
    </style:style>
    <style:style style:name="P51" style:family="paragraph" style:parent-style-name="Standard">
      <style:paragraph-properties>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52" style:family="paragraph" style:parent-style-name="Standard">
      <style:text-properties style:font-name="Courier New" fo:font-size="10pt" fo:language="ca" fo:country="ES" fo:background-color="transparent" style:font-size-asian="10pt" style:language-asian="zxx" style:country-asian="none" style:font-size-complex="10pt" style:language-complex="zxx" style:country-complex="none"/>
    </style:style>
    <style:style style:name="P53" style:family="paragraph" style:parent-style-name="Standard">
      <style:text-properties style:font-name="Courier New" fo:font-size="10pt" fo:language="zxx" fo:country="none" style:font-size-asian="10pt" style:language-asian="zxx" style:country-asian="none" style:font-size-complex="10pt" style:language-complex="zxx" style:country-complex="none"/>
    </style:style>
    <style:style style:name="P54" style:family="paragraph" style:parent-style-name="Standard">
      <style:text-properties style:font-name="Courier New" fo:language="ca" fo:country="ES" style:language-asian="zxx" style:country-asian="none" style:language-complex="zxx" style:country-complex="none"/>
    </style:style>
    <style:style style:name="P55" style:family="paragraph" style:parent-style-name="Standard">
      <style:paragraph-properties>
        <style:tab-stops>
          <style:tab-stop style:position="-0.476cm"/>
        </style:tab-stops>
      </style:paragraph-properties>
    </style:style>
    <style:style style:name="P56" style:family="paragraph" style:parent-style-name="Standard">
      <style:text-properties fo:language="zxx" fo:country="none" style:language-asian="zxx" style:country-asian="none" style:language-complex="zxx" style:country-complex="none"/>
    </style:style>
    <style:style style:name="P57" style:family="paragraph" style:parent-style-name="Standard">
      <style:text-properties style:font-name="Arial1" fo:font-size="11pt" fo:language="zxx" fo:country="none" fo:background-color="transparent" style:language-asian="zxx" style:country-asian="none" style:language-complex="zxx" style:country-complex="none"/>
    </style:style>
    <style:style style:name="P58" style:family="paragraph" style:parent-style-name="Standard">
      <style:paragraph-properties fo:text-align="justify" style:justify-single-word="false"/>
      <style:text-properties style:font-name="Arial1" fo:font-size="11pt" fo:language="zxx" fo:country="none" fo:background-color="transparent" style:language-asian="zxx" style:country-asian="none" style:language-complex="zxx" style:country-complex="none"/>
    </style:style>
    <style:style style:name="P59" style:family="paragraph" style:parent-style-name="Standard">
      <style:paragraph-properties fo:text-align="justify" style:justify-single-word="false"/>
    </style:style>
    <style:style style:name="P60" style:family="paragraph" style:parent-style-name="Standard">
      <style:paragraph-properties fo:text-align="justify" style:justify-single-word="false"/>
      <style:text-properties fo:font-size="12pt" fo:language="en" fo:country="US" style:font-size-asian="12pt" style:font-size-complex="12pt"/>
    </style:style>
    <style:style style:name="P61" style:family="paragraph" style:parent-style-name="Standard">
      <style:paragraph-properties fo:text-align="end" style:justify-single-word="false"/>
    </style:style>
    <style:style style:name="P62"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63" style:family="paragraph" style:parent-style-name="Standard">
      <style:text-properties fo:font-size="10pt" style:font-size-asian="10pt" style:font-size-complex="10pt"/>
    </style:style>
    <style:style style:name="P64" style:family="paragraph" style:parent-style-name="Standard">
      <style:text-properties fo:color="#0000ff" style:font-name="Arial1" fo:font-size="11pt" fo:language="zxx" fo:country="none" fo:background-color="transparent" style:language-asian="zxx" style:country-asian="none" style:language-complex="zxx" style:country-complex="none"/>
    </style:style>
    <style:style style:name="P65"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66"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67" style:family="paragraph" style:parent-style-name="Text_20_body">
      <style:paragraph-properties fo:break-before="page"/>
    </style:style>
    <style:style style:name="P68" style:family="paragraph" style:parent-style-name="Standard">
      <style:paragraph-properties fo:margin-left="1.27cm" fo:margin-right="0cm" fo:text-align="justify" style:justify-single-word="false" fo:text-indent="0cm" style:auto-text-indent="false"/>
      <style:text-properties fo:language="ca" fo:country="ES" style:language-asian="zxx" style:country-asian="none" style:language-complex="zxx" style:country-complex="none"/>
    </style:style>
    <style:style style:name="P69" style:family="paragraph" style:parent-style-name="Standard">
      <style:paragraph-properties fo:margin-left="1.27cm" fo:margin-right="0cm" fo:text-align="justify" style:justify-single-word="false" fo:text-indent="0cm" style:auto-text-indent="false"/>
    </style:style>
    <style:style style:name="P70" style:family="paragraph" style:parent-style-name="Standard">
      <style:paragraph-properties fo:margin-left="2.469cm" fo:margin-right="-0.018cm" fo:text-indent="0cm" style:auto-text-indent="false">
        <style:tab-stops>
          <style:tab-stop style:position="-0.476cm"/>
        </style:tab-stops>
      </style:paragraph-properties>
    </style:style>
    <style:style style:name="P71" style:family="paragraph" style:parent-style-name="Text_20_body">
      <style:text-properties fo:language="ca" fo:country="ES" style:language-asian="zxx" style:country-asian="none" style:language-complex="zxx" style:country-complex="none"/>
    </style:style>
    <style:style style:name="P72"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73" style:family="paragraph" style:parent-style-name="Text_20_body">
      <style:text-properties fo:language="ca" fo:country="ES" fo:background-color="transparent" style:language-asian="zxx" style:country-asian="none" style:language-complex="zxx" style:country-complex="none"/>
    </style:style>
    <style:style style:name="P74" style:family="paragraph" style:parent-style-name="Text_20_body">
      <style:text-properties fo:language="ca" fo:country="ES" fo:background-color="#ffff00" style:language-asian="zxx" style:country-asian="none" style:language-complex="zxx" style:country-complex="none"/>
    </style:style>
    <style:style style:name="P75" style:family="paragraph" style:parent-style-name="Text_20_body">
      <style:text-properties fo:language="zxx" fo:country="none" style:language-asian="zxx" style:country-asian="none" style:language-complex="zxx" style:country-complex="none"/>
    </style:style>
    <style:style style:name="P76" style:family="paragraph" style:parent-style-name="Text_20_body">
      <style:text-properties style:font-name="Courier New" fo:font-size="10pt" fo:language="zxx" fo:country="none" fo:background-color="transparent" style:font-size-asian="10pt" style:language-asian="zxx" style:country-asian="none" style:font-size-complex="10pt" style:language-complex="zxx" style:country-complex="none"/>
    </style:style>
    <style:style style:name="P77" style:family="paragraph" style:parent-style-name="Text_20_body">
      <style:text-properties style:font-name="Arial" fo:language="ca" fo:country="ES" style:language-asian="zxx" style:country-asian="none" style:language-complex="zxx" style:country-complex="none"/>
    </style:style>
    <style:style style:name="P78" style:family="paragraph" style:parent-style-name="Text_20_body">
      <style:paragraph-properties fo:text-align="justify" style:justify-single-word="false"/>
      <style:text-properties style:font-name="Arial" fo:font-size="10pt" style:font-name-asian="Courier New" style:font-size-asian="10pt" style:font-name-complex="Courier New" style:font-size-complex="10pt"/>
    </style:style>
    <style:style style:name="P79" style:family="paragraph" style:parent-style-name="Text_20_body">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0" style:family="paragraph" style:parent-style-name="Text_20_body">
      <style:paragraph-properties fo:text-align="justify" style:justify-single-word="false"/>
      <style:text-properties fo:color="#000000" fo:font-size="8pt" fo:language="ca" fo:country="ES" fo:font-style="italic" fo:font-weight="normal" fo:background-color="transparent" style:font-size-asian="8pt" style:language-asian="zxx" style:country-asian="none" style:font-style-asian="italic" style:font-weight-asian="normal" style:font-size-complex="8pt" style:language-complex="zxx" style:country-complex="none" style:font-style-complex="italic" style:font-weight-complex="normal"/>
    </style:style>
    <style:style style:name="P81" style:family="paragraph" style:parent-style-name="Text_20_body">
      <style:paragraph-properties fo:text-align="justify" style:justify-single-word="false"/>
      <style:text-properties fo:color="#000000" style:font-name="Arial"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2" style:family="paragraph" style:parent-style-name="Preformatted_20_Text">
      <style:paragraph-properties>
        <style:tab-stops/>
      </style:paragraph-properties>
      <style:text-properties fo:language="ca" fo:country="ES" style:language-asian="zxx" style:country-asian="none" style:language-complex="zxx" style:country-complex="none"/>
    </style:style>
    <style:style style:name="P83" style:family="paragraph" style:parent-style-name="Preformatted_20_Text">
      <style:paragraph-properties fo:margin-left="1.438cm" fo:margin-right="-0.018cm" fo:text-indent="0cm" style:auto-text-indent="false">
        <style:tab-stops/>
      </style:paragraph-properties>
      <style:text-properties fo:language="ca" fo:country="ES" style:language-asian="zxx" style:country-asian="none" style:language-complex="zxx" style:country-complex="none"/>
    </style:style>
    <style:style style:name="P84" style:family="paragraph" style:parent-style-name="Preformatted_20_Text">
      <style:paragraph-properties fo:margin-left="1.49cm" fo:margin-right="-0.018cm" fo:text-indent="0cm" style:auto-text-indent="false">
        <style:tab-stops/>
      </style:paragraph-properties>
      <style:text-properties fo:language="ca" fo:country="ES" style:language-asian="zxx" style:country-asian="none" style:language-complex="zxx" style:country-complex="none"/>
    </style:style>
    <style:style style:name="P85" style:family="paragraph" style:parent-style-name="Standard">
      <style:paragraph-properties fo:margin-left="0.617cm" fo:margin-right="-0.018cm" fo:text-indent="-0.635cm" style:auto-text-indent="false">
        <style:tab-stops/>
      </style:paragraph-properties>
    </style:style>
    <style:style style:name="P86" style:family="paragraph" style:parent-style-name="Standard">
      <style:paragraph-properties fo:margin-left="0.617cm" fo:margin-right="-0.018cm" fo:text-indent="-0.635cm" style:auto-text-indent="false">
        <style:tab-stops/>
      </style:paragraph-properties>
      <style:text-properties fo:font-size="9pt" style:font-size-asian="9pt" style:font-size-complex="9pt"/>
    </style:style>
    <style:style style:name="P87" style:family="paragraph" style:parent-style-name="Standard">
      <style:paragraph-properties fo:margin-left="0.617cm" fo:margin-right="-0.018cm" fo:text-align="justify" style:justify-single-word="false" fo:text-indent="-0.635cm" style:auto-text-indent="false">
        <style:tab-stops/>
      </style:paragraph-properties>
      <style:text-properties fo:font-size="9pt" style:font-size-asian="9pt" style:font-size-complex="9pt"/>
    </style:style>
    <style:style style:name="P88" style:family="paragraph" style:parent-style-name="Standard">
      <style:paragraph-properties fo:margin-left="0cm" fo:margin-right="0cm" fo:margin-top="0cm" fo:margin-bottom="0.3cm" fo:text-indent="0cm" style:auto-text-indent="false"/>
      <style:text-properties fo:language="ca" fo:country="ES" style:language-asian="zxx" style:country-asian="none" style:language-complex="zxx" style:country-complex="none"/>
    </style:style>
    <style:style style:name="P89" style:family="paragraph" style:parent-style-name="Text_20_body">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90" style:family="paragraph" style:parent-style-name="Footnote" style:master-page-name="">
      <style:paragraph-properties fo:margin-left="0cm" fo:margin-right="0cm" fo:margin-top="0cm" fo:margin-bottom="0cm" fo:text-indent="0cm" style:auto-text-indent="false" style:page-number="auto" text:number-lines="false" text:line-number="0"/>
      <style:text-properties fo:font-size="10pt" style:font-size-asian="10pt" style:font-size-complex="10pt"/>
    </style:style>
    <style:style style:name="P91" style:family="paragraph" style:parent-style-name="Standard">
      <style:paragraph-properties fo:margin-left="0cm" fo:margin-right="0cm" fo:text-align="justify" style:justify-single-word="false" fo:text-indent="0cm" style:auto-text-indent="false"/>
      <style:text-properties fo:language="ca" fo:country="ES" style:language-asian="zxx" style:country-asian="none" style:language-complex="zxx" style:country-complex="none"/>
    </style:style>
    <style:style style:name="P92" style:family="paragraph" style:parent-style-name="Standard">
      <style:paragraph-properties fo:margin-left="0.979cm" fo:margin-right="0.212cm" fo:text-indent="-0.476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3" style:family="paragraph" style:parent-style-name="Standard">
      <style:paragraph-properties fo:margin-left="0.82cm" fo:margin-right="0.185cm" fo:text-indent="-0.714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4" style:family="paragraph" style:parent-style-name="Standard">
      <style:paragraph-properties fo:margin-left="1.138cm" fo:margin-right="0.953cm" fo:text-indent="-1.005cm" style:auto-text-indent="false">
        <style:tab-stops>
          <style:tab-stop style:position="-0.053cm"/>
        </style:tab-stops>
      </style:paragraph-properties>
      <style:text-properties style:font-name="Courier New" fo:font-size="10pt" fo:language="ca" fo:country="ES" style:font-size-asian="10pt" style:language-asian="zxx" style:country-asian="none" style:font-size-complex="10pt" style:language-complex="zxx" style:country-complex="none"/>
    </style:style>
    <style:style style:name="P95" style:family="paragraph" style:parent-style-name="Standard">
      <style:paragraph-properties fo:margin-left="1.302cm" fo:margin-right="0.176cm" fo:text-indent="-1.191cm" style:auto-text-indent="false"/>
      <style:text-properties style:font-name="Courier New" fo:font-size="10pt" fo:language="ca" fo:country="ES" style:font-size-asian="10pt" style:language-asian="zxx" style:country-asian="none" style:font-size-complex="10pt" style:language-complex="zxx" style:country-complex="none"/>
    </style:style>
    <style:style style:name="P96" style:family="paragraph" style:parent-style-name="Standard">
      <style:paragraph-properties fo:margin-left="0cm" fo:margin-right="-0.018cm" fo:text-indent="0cm" style:auto-text-indent="false">
        <style:tab-stops/>
      </style:paragraph-properties>
      <style:text-properties style:font-name="Courier New" fo:language="ca" fo:country="ES" style:language-asian="zxx" style:country-asian="none" style:language-complex="zxx" style:country-complex="none"/>
    </style:style>
    <style:style style:name="P97"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style:language-asian="zxx" style:country-asian="none" style:language-complex="zxx" style:country-complex="none"/>
    </style:style>
    <style:style style:name="P98" style:family="paragraph" style:parent-style-name="Table_20_Contents">
      <style:paragraph-properties fo:margin-left="1.111cm" fo:margin-right="0.318cm" fo:text-indent="-1.005cm" style:auto-text-indent="false" text:number-lines="false" text:line-number="0"/>
      <style:text-properties style:font-name="Courier New" fo:font-size="9pt" fo:language="zxx" fo:country="none" style:font-size-asian="9pt" style:language-asian="zxx" style:country-asian="none" style:font-size-complex="9pt" style:language-complex="zxx" style:country-complex="none"/>
    </style:style>
    <style:style style:name="P99" style:family="paragraph" style:parent-style-name="Text_20_body">
      <style:paragraph-properties fo:margin-top="0cm" fo:margin-bottom="0.212cm" fo:text-align="justify" style:justify-single-word="false" style:text-autospace="none"/>
      <style:text-properties fo:language="ca" fo:country="ES"/>
    </style:style>
    <style:style style:name="P100" style:family="paragraph" style:parent-style-name="Text_20_body">
      <style:paragraph-properties fo:margin-top="0cm" fo:margin-bottom="0.212cm" fo:text-align="justify" style:justify-single-word="false" style:text-autospace="none"/>
      <style:text-properties style:font-name="Courier New" fo:language="ca" fo:country="ES"/>
    </style:style>
    <style:style style:name="P101" style:family="paragraph" style:parent-style-name="Text_20_body">
      <style:paragraph-properties fo:margin-top="0cm" fo:margin-bottom="0.212cm" fo:text-align="justify" style:justify-single-word="false" style:text-autospace="none"/>
      <style:text-properties style:font-name="Courier New" fo:font-size="8pt" fo:language="ca" fo:country="ES" style:font-size-asian="8pt" style:font-size-complex="8pt"/>
    </style:style>
    <style:style style:name="P102" style:family="paragraph" style:parent-style-name="Standard">
      <style:paragraph-properties fo:margin-left="0.026cm" fo:margin-right="0cm" fo:text-indent="0cm" style:auto-text-indent="false">
        <style:tab-stops/>
      </style:paragraph-properties>
      <style:text-properties style:font-name="Times New Roman" fo:font-size="12pt" fo:language="ca" fo:country="ES" style:font-size-asian="12pt" style:language-asian="zxx" style:country-asian="none" style:font-size-complex="12pt" style:language-complex="zxx" style:country-complex="none"/>
    </style:style>
    <style:style style:name="P103" style:family="paragraph" style:parent-style-name="Text_20_body">
      <style:paragraph-properties fo:margin-top="0cm" fo:margin-bottom="0cm" fo:text-align="center" style:justify-single-word="false"/>
      <style:text-properties fo:color="#000000" fo:font-size="10pt" fo:font-weight="bold" style:font-size-asian="10pt" style:font-weight-asian="bold" style:font-size-complex="10pt" style:font-weight-complex="bold"/>
    </style:style>
    <style:style style:name="P104" style:family="paragraph" style:parent-style-name="Quotations">
      <style:paragraph-properties fo:margin-top="0cm" fo:margin-bottom="0cm"/>
      <style:text-properties style:font-name="Courier New" fo:font-size="9pt" style:font-size-asian="9pt" style:font-size-complex="9pt"/>
    </style:style>
    <style:style style:name="P105" style:family="paragraph" style:parent-style-name="Quotations">
      <style:text-properties style:font-name="Courier New" fo:font-size="9pt" style:font-size-asian="9pt" style:font-size-complex="9pt"/>
    </style:style>
    <style:style style:name="P106" style:family="paragraph" style:parent-style-name="Standard" style:master-page-name="">
      <style:paragraph-properties fo:margin-left="-0.023cm" fo:margin-right="0cm" fo:text-indent="0cm" style:auto-text-indent="false" style:page-number="auto"/>
      <style:text-properties fo:font-size="10pt" fo:language="ca" fo:country="ES" style:font-size-asian="10pt" style:language-asian="zxx" style:country-asian="none" style:font-size-complex="10pt" style:language-complex="zxx" style:country-complex="none"/>
    </style:style>
    <style:style style:name="P107" style:family="paragraph" style:parent-style-name="Standard" style:master-page-name="First_20_Page">
      <style:paragraph-properties fo:text-align="end" style:justify-single-word="false" style:page-number="auto"/>
      <style:text-properties style:font-name="Arial"/>
    </style:style>
    <style:style style:name="P108"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09" style:family="paragraph" style:parent-style-name="Standard" style:list-style-name="L16">
      <style:paragraph-properties fo:text-align="justify" style:justify-single-word="false"/>
      <style:text-properties fo:language="ca" fo:country="ES" style:language-asian="zxx" style:country-asian="none" style:language-complex="zxx" style:country-complex="none"/>
    </style:style>
    <style:style style:name="P110" style:family="paragraph" style:parent-style-name="Standard" style:list-style-name="L4">
      <style:text-properties fo:language="ca" fo:country="ES" style:language-asian="zxx" style:country-asian="none" style:language-complex="zxx" style:country-complex="none"/>
    </style:style>
    <style:style style:name="P111" style:family="paragraph" style:parent-style-name="Standard" style:list-style-name="L11">
      <style:text-properties fo:language="ca" fo:country="ES" style:language-asian="zxx" style:country-asian="none" style:language-complex="zxx" style:country-complex="none"/>
    </style:style>
    <style:style style:name="P112" style:family="paragraph" style:parent-style-name="Standard" style:list-style-name="L13">
      <style:text-properties fo:language="ca" fo:country="ES" style:language-asian="zxx" style:country-asian="none" style:language-complex="zxx" style:country-complex="none"/>
    </style:style>
    <style:style style:name="P113" style:family="paragraph" style:parent-style-name="Standard" style:list-style-name="L3">
      <style:paragraph-properties>
        <style:tab-stops/>
      </style:paragraph-properties>
      <style:text-properties fo:language="ca" fo:country="ES" style:language-asian="zxx" style:country-asian="none" style:language-complex="zxx" style:country-complex="none"/>
    </style:style>
    <style:style style:name="P114" style:family="paragraph" style:parent-style-name="Standard" style:list-style-name="L15">
      <style:text-properties fo:language="ca" fo:country="ES" style:language-asian="zxx" style:country-asian="none" style:language-complex="zxx" style:country-complex="none"/>
    </style:style>
    <style:style style:name="P115" style:family="paragraph" style:parent-style-name="Standard" style:list-style-name="L3">
      <style:paragraph-properties fo:text-align="start" style:justify-single-word="false"/>
      <style:text-properties fo:language="ca" fo:country="ES" fo:background-color="transparent" style:language-asian="zxx" style:country-asian="none" style:language-complex="zxx" style:country-complex="none"/>
    </style:style>
    <style:style style:name="P116" style:family="paragraph" style:parent-style-name="Standard"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17" style:family="paragraph" style:parent-style-name="Standard" style:list-style-name="L3">
      <style:paragraph-properties fo:margin-left="0cm" fo:margin-right="0cm" fo:text-indent="0cm" style:auto-text-indent="false"/>
      <style:text-properties fo:language="ca" fo:country="ES" style:language-asian="zxx" style:country-asian="none" style:language-complex="zxx" style:country-complex="none"/>
    </style:style>
    <style:style style:name="P118" style:family="paragraph" style:parent-style-name="Heading_20_2">
      <style:text-properties fo:language="ca" fo:country="ES" style:language-asian="zxx" style:country-asian="none" style:language-complex="zxx" style:country-complex="none"/>
    </style:style>
    <style:style style:name="P119" style:family="paragraph" style:parent-style-name="Heading_20_2">
      <style:text-properties fo:font-style="normal" fo:font-weight="bold" style:font-style-asian="normal" style:font-weight-asian="bold" style:font-style-complex="normal" style:font-weight-complex="bold"/>
    </style:style>
    <style:style style:name="P120" style:family="paragraph" style:parent-style-name="Table_20_Contents">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1" style:family="paragraph" style:parent-style-name="Table_20_Contents" style:list-style-name="L5">
      <style:text-properties fo:color="#000000" style:font-name="Consolas" fo:font-size="10pt" fo:language="zxx" fo:country="none" style:font-name-asian="Consolas" style:font-size-asian="10pt" style:language-asian="zxx" style:country-asian="none" style:font-name-complex="Consolas" style:font-size-complex="10pt" style:language-complex="zxx" style:country-complex="none"/>
    </style:style>
    <style:style style:name="P122" style:family="paragraph" style:parent-style-name="Table_20_Contents" style:list-style-name="L6"/>
    <style:style style:name="P123" style:family="paragraph" style:parent-style-name="Table_20_Contents" style:list-style-name="L7"/>
    <style:style style:name="P124" style:family="paragraph" style:parent-style-name="Table_20_Contents" style:list-style-name="L8"/>
    <style:style style:name="P125" style:family="paragraph" style:parent-style-name="Table_20_Contents" style:list-style-name="L10"/>
    <style:style style:name="P126" style:family="paragraph" style:parent-style-name="Table_20_Contents" style:list-style-name="L12"/>
    <style:style style:name="P127" style:family="paragraph" style:parent-style-name="Contents_20_1">
      <style:paragraph-properties>
        <style:tab-stops>
          <style:tab-stop style:position="17cm" style:type="right" style:leader-style="dotted" style:leader-text="."/>
        </style:tab-stops>
      </style:paragraph-properties>
    </style:style>
    <style:style style:name="P128" style:family="paragraph" style:parent-style-name="Contents_20_2">
      <style:paragraph-properties>
        <style:tab-stops>
          <style:tab-stop style:position="16.501cm" style:type="right" style:leader-style="dotted" style:leader-text="."/>
        </style:tab-stops>
      </style:paragraph-properties>
    </style:style>
    <style:style style:name="P129" style:family="paragraph" style:parent-style-name="Contents_20_3">
      <style:paragraph-properties>
        <style:tab-stops>
          <style:tab-stop style:position="16.002cm" style:type="right" style:leader-style="dotted" style:leader-text="."/>
        </style:tab-stops>
      </style:paragraph-properties>
    </style:style>
    <style:style style:name="P130" style:family="paragraph" style:parent-style-name="Contents_20_4">
      <style:paragraph-properties>
        <style:tab-stops>
          <style:tab-stop style:position="15.503cm" style:type="right" style:leader-style="dotted" style:leader-text="."/>
        </style:tab-stops>
      </style:paragraph-properties>
    </style:style>
    <style:style style:name="P131" style:family="paragraph" style:parent-style-name="Preformatted_20_Text" style:list-style-name="L3">
      <style:paragraph-properties>
        <style:tab-stops>
          <style:tab-stop style:position="0.026cm"/>
        </style:tab-stops>
      </style:paragraph-properties>
      <style:text-properties fo:language="ca" fo:country="ES" style:language-asian="zxx" style:country-asian="none" style:language-complex="zxx" style:country-complex="none"/>
    </style:style>
    <style:style style:name="P132" style:family="paragraph" style:parent-style-name="Heading_20_3">
      <style:text-properties fo:language="ca" fo:country="ES" fo:background-color="transparent" style:language-asian="zxx" style:country-asian="none" style:language-complex="zxx" style:country-complex="none"/>
    </style:style>
    <style:style style:name="P133" style:family="paragraph" style:parent-style-name="Heading_20_3">
      <style:text-properties fo:language="ca" fo:country="ES" style:language-asian="zxx" style:country-asian="none" style:language-complex="zxx" style:country-complex="none"/>
    </style:style>
    <style:style style:name="P134" style:family="paragraph" style:parent-style-name="Heading_20_3">
      <style:text-properties fo:font-weight="bold" style:font-weight-asian="bold" style:font-weight-complex="bold"/>
    </style:style>
    <style:style style:name="P135" style:family="paragraph" style:parent-style-name="Heading_20_4">
      <style:text-properties fo:language="ca" fo:country="ES" style:language-asian="zxx" style:country-asian="none" style:language-complex="zxx" style:country-complex="none"/>
    </style:style>
    <style:style style:name="P136" style:family="paragraph" style:parent-style-name="Text_20_body" style:list-style-name="L2">
      <style:paragraph-properties fo:text-align="justify" style:justify-single-word="false"/>
      <style:text-properties fo:color="#000000" fo:font-size="10pt" fo:language="ca" fo:country="ES"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137" style:family="paragraph" style:parent-style-name="Text_20_body" style:list-style-name="L9">
      <style:text-properties fo:language="ca" fo:country="ES" style:language-asian="zxx" style:country-asian="none" style:language-complex="zxx" style:country-complex="none"/>
    </style:style>
    <style:style style:name="P138" style:family="paragraph" style:parent-style-name="Text_20_body" style:list-style-name="L14"/>
    <style:style style:name="P139" style:family="paragraph" style:parent-style-name="Text_20_body" style:list-style-name="RTF_5f_Num_20_3">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0" style:family="paragraph" style:parent-style-name="Text_20_body" style:list-style-name="RTF_5f_Num_20_4">
      <style:paragraph-properties fo:margin-left="0cm" fo:margin-right="0cm" fo:margin-top="0cm" fo:margin-bottom="0.212cm" fo:text-align="justify" style:justify-single-word="false" fo:text-indent="0cm" style:auto-text-indent="false" style:text-autospace="none">
        <style:tab-stops/>
      </style:paragraph-properties>
      <style:text-properties fo:language="ca" fo:country="ES"/>
    </style:style>
    <style:style style:name="P141" style:family="paragraph" style:parent-style-name="Text_20_body">
      <style:paragraph-properties fo:margin-top="0cm" fo:margin-bottom="0cm" fo:line-height="0.45cm" fo:text-align="justify" style:justify-single-word="false"/>
      <style:text-properties style:font-name="Courier New" fo:font-size="12pt" style:font-size-asian="12pt" style:font-size-complex="12pt"/>
    </style:style>
    <style:style style:name="P142" style:family="paragraph" style:parent-style-name="Text_20_body">
      <style:paragraph-properties fo:margin-top="0cm" fo:margin-bottom="0cm" fo:line-height="0.45cm" fo:text-align="justify" style:justify-single-word="false"/>
      <style:text-properties fo:color="#000000" style:font-name="Courier New" fo:font-size="12pt" fo:language="ca" fo:country="ES" fo:font-style="italic" fo:font-weight="normal" fo:background-color="transparent"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3" style:family="paragraph">
      <style:paragraph-properties fo:text-align="center"/>
    </style:style>
    <style:style style:name="T1" style:family="text">
      <style:text-properties fo:language="ca" fo:country="ES"/>
    </style:style>
    <style:style style:name="T2" style:family="text">
      <style:text-properties fo:language="ca" fo:country="ES" style:language-asian="zxx" style:country-asian="none" style:language-complex="zxx" style:country-complex="none"/>
    </style:style>
    <style:style style:name="T3" style:family="text">
      <style:text-properties fo:language="ca" fo:country="ES" fo:background-color="transparent" style:language-asian="zxx" style:country-asian="none" style:language-complex="zxx" style:country-complex="none"/>
    </style:style>
    <style:style style:name="T4" style:family="text">
      <style:text-properties style:font-name="Courier New" fo:font-size="10pt" fo:language="ca" fo:country="ES" style:font-size-asian="10pt" style:language-asian="zxx" style:country-asian="none" style:font-size-complex="10pt" style:language-complex="zxx" style:country-complex="none"/>
    </style:style>
    <style:style style:name="T5" style:family="text">
      <style:text-properties style:font-name="Courier New"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6" style:family="text">
      <style:text-properties style:font-name="Courier New" fo:font-size="10pt" fo:language="ca" fo:country="ES" fo:font-weight="normal" style:font-size-asian="10pt" style:language-asian="zxx" style:country-asian="none" style:font-weight-asian="normal" style:font-size-complex="10pt" style:language-complex="zxx" style:country-complex="none"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language="zxx" fo:country="none" fo:font-weight="normal" style:font-weight-asian="normal" style:font-weight-complex="normal"/>
    </style:style>
    <style:style style:name="T9" style:family="text">
      <style:text-properties style:font-name="Courier New" fo:language="ca" fo:country="ES" style:language-asian="zxx" style:country-asian="none" style:language-complex="zxx" style:country-complex="none"/>
    </style:style>
    <style:style style:name="T10" style:family="text">
      <style:text-properties style:font-name="Courier New" fo:language="ca" fo:country="ES" fo:font-weight="bold" style:language-asian="zxx" style:country-asian="none" style:font-weight-asian="bold" style:language-complex="zxx" style:country-complex="none" style:font-weight-complex="bold"/>
    </style:style>
    <style:style style:name="T11" style:family="text">
      <style:text-properties style:font-name="Courier New" fo:language="ca" fo:country="ES" fo:font-weight="normal" style:language-asian="zxx" style:country-asian="none" style:font-weight-asian="normal" style:language-complex="zxx" style:country-complex="none" style:font-weight-complex="normal"/>
    </style:style>
    <style:style style:name="T12" style:family="text">
      <style:text-properties style:font-name="Courier New" style:font-name-asian="Courier New" style:font-name-complex="Courier New"/>
    </style:style>
    <style:style style:name="T13" style:family="text">
      <style:text-properties fo:language="zxx" fo:country="none"/>
    </style:style>
    <style:style style:name="T14" style:family="text">
      <style:text-properties fo:language="zxx" fo:country="none" style:language-asian="zxx" style:country-asian="none" style:language-complex="zxx" style:country-complex="none"/>
    </style:style>
    <style:style style:name="T15" style:family="text">
      <style:text-properties fo:language="zxx" fo:country="none" fo:background-color="transparent"/>
    </style:style>
    <style:style style:name="T16" style:family="text">
      <style:text-properties fo:font-weight="bold" style:font-weight-asian="bold" style:font-weight-complex="bold"/>
    </style:style>
    <style:style style:name="T17" style:family="text">
      <style:text-properties style:font-name="Times New Roman" fo:language="ca" fo:country="ES" style:language-asian="zxx" style:country-asian="none" style:language-complex="zxx" style:country-complex="none"/>
    </style:style>
    <style:style style:name="T18" style:family="text">
      <style:text-properties fo:background-color="#ffff00"/>
    </style:style>
    <style:style style:name="T19" style:family="text">
      <style:text-properties style:font-name="Arial1" fo:font-size="11pt" fo:background-color="transparent"/>
    </style:style>
    <style:style style:name="T20" style:family="text">
      <style:text-properties style:font-name="Arial1" fo:font-size="11pt" fo:language="zxx" fo:country="none" fo:background-color="transparent" style:language-asian="zxx" style:country-asian="none" style:language-complex="zxx" style:country-complex="none"/>
    </style:style>
    <style:style style:name="T21" style:family="text">
      <style:text-properties style:font-name="Arial" fo:language="ca" fo:country="ES" style:language-asian="zxx" style:country-asian="none" style:language-complex="zxx" style:country-complex="none"/>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weight="normal" style:font-weight-asian="normal" style:font-weight-complex="normal"/>
    </style:style>
    <style:style style:name="T25" style:family="text">
      <style:text-properties fo:background-color="transparent"/>
    </style:style>
    <style:style style:name="T26" style:family="text">
      <style:text-properties fo:color="#000000" fo:language="ca" fo:country="ES" fo:font-style="italic" fo:font-weight="normal" fo:background-color="transparent" style:language-asian="zxx" style:country-asian="none" style:font-style-asian="italic" style:font-weight-asian="normal" style:language-complex="zxx" style:country-complex="none" style:font-style-complex="italic" style:font-weight-complex="normal"/>
    </style:style>
    <style:style style:name="T27" style:family="text">
      <style:text-properties fo:color="#000000"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T28" style:family="text">
      <style:text-properties fo:color="#000000" style:font-name="Courier New" fo:language="ca" fo:country="ES" fo:font-style="italic" fo:font-weight="normal" fo:background-color="transparent" style:font-name-asian="Courier New" style:language-asian="zxx" style:country-asian="none" style:font-style-asian="italic" style:font-weight-asian="normal" style:font-name-complex="Courier New" style:language-complex="zxx" style:country-complex="none" style:font-style-complex="italic" style:font-weight-complex="norm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7cm" fo:text-indent="-1.08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prefix="("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
      <text:p text:style-name="P37"/>
      <text:p text:style-name="P37"/>
      <text:p text:style-name="P37"/>
      <text:p text:style-name="P37"/>
      <text:p text:style-name="P37"/>
      <text:p text:style-name="P37"/>
      <text:p text:style-name="P37"/>
      <text:p text:style-name="P37"/>
      <text:p text:style-name="P39"><draw:frame draw:style-name="fr2" draw:name="gráficos2" text:anchor-type="paragraph" svg:width="6.391cm" svg:height="3.346cm" draw:z-index="68"><draw:image xlink:href="Pictures/10000201000000E90000007A22269BDC.png" xlink:type="simple" xlink:show="embed" xlink:actuate="onLoad"/></draw:frame></text:p>
      <text:p text:style-name="P37"/>
      <text:p text:style-name="P37"/>
      <text:p text:style-name="Title">Instal·lació de PortaFIB</text:p>
      <text:p text:style-name="Subtitle">Guia Ràpida d'Instal·lació de PortaFIB</text:p>
      <text:p text:style-name="P38"/>
      <text:p text:style-name="P38"/>
      <text:p text:style-name="P38"/>
      <text:p text:style-name="P38"/>
      <text:p text:style-name="P38"/>
      <text:p text:style-name="P38"/>
      <text:p text:style-name="P38"/>
      <text:p text:style-name="P38"/>
      <text:p text:style-name="P38"/>
      <text:p text:style-name="P38"/>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áficos3" text:anchor-type="paragraph" svg:width="7.721cm" svg:height="3.99cm" draw:z-index="70"><draw:image xlink:href="Pictures/100000000000010900000089E8E8E92B.jp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3" draw:name="gráficos4" text:anchor-type="paragraph" svg:width="7.569cm" svg:height="2.639cm" draw:z-index="6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1">Informació general del document.</text:p>
            <text:p text:style-name="P11"/>
          </table:table-cell>
          <table:covered-table-cell/>
          <table:covered-table-cell/>
          <table:covered-table-cell/>
        </table:table-row>
        <table:table-row>
          <table:table-cell table:style-name="Tabla3.A2" table:number-columns-spanned="4" office:value-type="string" table:protected="true">
            <text:p text:style-name="P12">Descripció.</text:p>
          </table:table-cell>
          <table:covered-table-cell/>
          <table:covered-table-cell/>
          <table:covered-table-cell/>
        </table:table-row>
        <table:table-row table:style-name="Tabla3.3">
          <table:table-cell table:style-name="Tabla3.A3" table:number-columns-spanned="4" office:value-type="string">
            <text:p text:style-name="P13"/>
          </table:table-cell>
          <table:covered-table-cell/>
          <table:covered-table-cell/>
          <table:covered-table-cell/>
        </table:table-row>
        <table:table-row table:style-name="Tabla3.4">
          <table:table-cell table:style-name="Tabla3.A3" office:value-type="string" table:protected="true">
            <text:p text:style-name="P10">Títol:</text:p>
          </table:table-cell>
          <table:table-cell table:style-name="Tabla3.B4" table:number-columns-spanned="3" office:value-type="string">
            <text:p text:style-name="P4">Guia Ràpida d'Instal·lació de PortaFIB</text:p>
          </table:table-cell>
          <table:covered-table-cell/>
          <table:covered-table-cell/>
        </table:table-row>
        <table:table-row table:style-name="Tabla3.4">
          <table:table-cell table:style-name="Tabla3.A3" office:value-type="string" table:protected="true">
            <text:p text:style-name="P15">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5">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5">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5">Creat:</text:p>
          </table:table-cell>
          <table:table-cell table:style-name="Tabla3.B4" table:number-columns-spanned="3" office:value-type="string">
            <text:p text:style-name="P4">13/01/2014</text:p>
          </table:table-cell>
          <table:covered-table-cell/>
          <table:covered-table-cell/>
        </table:table-row>
        <table:table-row table:style-name="Tabla3.4">
          <table:table-cell table:style-name="Tabla3.A3" office:value-type="string" table:protected="true">
            <text:p text:style-name="P15">Modificat</text:p>
          </table:table-cell>
          <table:table-cell table:style-name="Tabla3.B4" table:number-columns-spanned="3" office:value-type="string">
            <text:p text:style-name="P4">24/04/2014</text:p>
          </table:table-cell>
          <table:covered-table-cell/>
          <table:covered-table-cell/>
        </table:table-row>
        <table:table-row table:style-name="Tabla3.4">
          <table:table-cell table:style-name="Tabla3.A3" office:value-type="string" table:protected="true">
            <text:p text:style-name="P15">Fitxer:</text:p>
          </table:table-cell>
          <table:table-cell table:style-name="Tabla3.B4" table:number-columns-spanned="3" office:value-type="string">
            <text:p text:style-name="P4"><text:file-name text:display="name-and-extension">Manual_de_Instalacio_de_PortaFIB.odt</text:file-name></text:p>
          </table:table-cell>
          <table:covered-table-cell/>
          <table:covered-table-cell/>
        </table:table-row>
        <table:table-row table:style-name="Tabla3.11">
          <table:table-cell table:style-name="Tabla3.A3" table:number-columns-spanned="4" office:value-type="string">
            <text:p text:style-name="P65"/>
          </table:table-cell>
          <table:covered-table-cell/>
          <table:covered-table-cell/>
          <table:covered-table-cell/>
        </table:table-row>
        <table:table-row>
          <table:table-cell table:style-name="Tabla3.A2" table:number-columns-spanned="4" office:value-type="string">
            <text:p text:style-name="P12">Històric de modificacions.</text:p>
          </table:table-cell>
          <table:covered-table-cell/>
          <table:covered-table-cell/>
          <table:covered-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3" table:number-columns-spanned="2" office:value-type="string" table:protected="true">
            <text:p text:style-name="P16">Comentari:</text:p>
          </table:table-cell>
          <table:covered-table-cell/>
          <table:table-cell table:style-name="Tabla3.A3" office:value-type="string" table:protected="true">
            <text:p text:style-name="P16">Autor/s:</text:p>
          </table:table-cell>
          <table:table-cell table:style-name="Tabla3.A3" office:value-type="string" table:protected="true">
            <text:p text:style-name="P16">Data:</text:p>
          </table:table-cell>
        </table:table-row>
        <table:table-row table:style-name="Tabla3.4">
          <table:table-cell table:style-name="Tabla3.B4" table:number-columns-spanned="2" office:value-type="string">
            <text:p text:style-name="P7">Explicació detallada de propietats del fitxer portafib-properties-service.xml</text:p>
          </table:table-cell>
          <table:covered-table-cell/>
          <table:table-cell table:style-name="Tabla3.B4" office:value-type="string">
            <text:p text:style-name="P7">A. Nadal</text:p>
          </table:table-cell>
          <table:table-cell table:style-name="Tabla3.B4" office:value-type="string">
            <text:p text:style-name="P7">24/04/2014</text:p>
          </table:table-cell>
        </table:table-row>
        <table:table-row table:style-name="Tabla3.4">
          <table:table-cell table:style-name="Tabla3.B4" table:number-columns-spanned="2" office:value-type="string">
            <text:p text:style-name="P7">Refactor dels noms de les propietats i plugin de custodia de CAIB</text:p>
          </table:table-cell>
          <table:covered-table-cell/>
          <table:table-cell table:style-name="Tabla3.B4" office:value-type="string">
            <text:p text:style-name="P7">A. Nadal</text:p>
          </table:table-cell>
          <table:table-cell table:style-name="Tabla3.B4" office:value-type="string">
            <text:p text:style-name="P7">25/06/2014</text:p>
          </table:table-cell>
        </table:table-row>
        <table:table-row table:style-name="Tabla3.4">
          <table:table-cell table:style-name="Tabla3.B4" table:number-columns-spanned="2" office:value-type="string">
            <text:p text:style-name="P7">Noves propietats de plugins i errors en callback.</text:p>
          </table:table-cell>
          <table:covered-table-cell/>
          <table:table-cell table:style-name="Tabla3.B4" office:value-type="string">
            <text:p text:style-name="P7">A. Nadal</text:p>
          </table:table-cell>
          <table:table-cell table:style-name="Tabla3.B4" office:value-type="string">
            <text:p text:style-name="P7">08/09/2014</text:p>
          </table:table-cell>
        </table:table-row>
        <table:table-row table:style-name="Tabla3.4">
          <table:table-cell table:style-name="Tabla3.B4" table:number-columns-spanned="2" office:value-type="string">
            <text:p text:style-name="P7">Adaptar Instal·lació a JBoss 5.1</text:p>
          </table:table-cell>
          <table:covered-table-cell/>
          <table:table-cell table:style-name="Tabla3.B4" office:value-type="string">
            <text:p text:style-name="P7">A. Nadal</text:p>
          </table:table-cell>
          <table:table-cell table:style-name="Tabla3.D18" office:value-type="date" office:date-value="2015-02-04">
            <text:p text:style-name="P7">04/02/2015</text:p>
          </table:table-cell>
        </table:table-row>
        <table:table-row table:style-name="Tabla3.4">
          <table:table-cell table:style-name="Tabla3.B4" table:number-columns-spanned="2" office:value-type="string">
            <text:p text:style-name="P7">Eliminar flag -Dcaib</text:p>
          </table:table-cell>
          <table:covered-table-cell/>
          <table:table-cell table:style-name="Tabla3.B4" office:value-type="string">
            <text:p text:style-name="P7">A. Nadal</text:p>
          </table:table-cell>
          <table:table-cell table:style-name="Tabla3.D18" office:value-type="date" office:date-value="2015-03-05">
            <text:p text:style-name="P7">05/03/2015</text:p>
          </table:table-cell>
        </table:table-row>
        <table:table-row table:style-name="Tabla3.4">
          <table:table-cell table:style-name="Tabla3.B4" table:number-columns-spanned="2" office:value-type="string">
            <text:p text:style-name="P7">Afegides propietats de hash al Plugins de Custodia-Fitxers</text:p>
          </table:table-cell>
          <table:covered-table-cell/>
          <table:table-cell table:style-name="Tabla3.B4" office:value-type="string">
            <text:p text:style-name="P7">A. Nadal</text:p>
          </table:table-cell>
          <table:table-cell table:style-name="Tabla3.D18" office:value-type="date" office:date-value="2015-04-07">
            <text:p text:style-name="P7">07/04/2015</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4"/>
          </table:table-cell>
          <table:covered-table-cell/>
          <table:covered-table-cell/>
          <table:covered-table-cell/>
        </table:table-row>
        <table:table-row>
          <table:table-cell table:style-name="Tabla3.A2" table:number-columns-spanned="4" office:value-type="string" table:protected="true">
            <text:p text:style-name="P12">Font documental.</text:p>
          </table:table-cell>
          <table:covered-table-cell/>
          <table:covered-table-cell/>
          <table:covered-table-cell/>
        </table:table-row>
        <table:table-row>
          <table:table-cell table:style-name="Tabla3.A1" table:number-columns-spanned="4" office:value-type="string">
            <text:p text:style-name="P9"/>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66"/>
      <text:p text:style-name="P38"/>
      <text:p text:style-name="P61"/>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27">1.-Introducció<text:tab/>5</text:p>
          <text:p text:style-name="P127">2.-Configurar JBOSS<text:tab/>5</text:p>
          <text:p text:style-name="P128">2.1.-Instal·lació de JBoss<text:tab/>5</text:p>
          <text:p text:style-name="P128">2.2.-Configurar Servidor JBoss<text:tab/>6</text:p>
          <text:p text:style-name="P129">2.2.1.-Directori de PortaFIB<text:tab/>6</text:p>
          <text:p text:style-name="P129">2.2.2.-Port Segur HTTPS<text:tab/>7</text:p>
          <text:p text:style-name="P129">2.2.3.-Publicar Ports a peticions externes<text:tab/>8</text:p>
          <text:p text:style-name="P129">2.2.4.-Requeriments de memòria<text:tab/>8</text:p>
          <text:p text:style-name="P129">2.2.5.-Permetre consultes sobre múltiples Datasources<text:tab/>8</text:p>
          <text:p text:style-name="P129">2.2.6.-Autenticador WSBASIC<text:tab/>8</text:p>
          <text:p text:style-name="P128">2.3.-Fitxers de Configuració<text:tab/>9</text:p>
          <text:p text:style-name="P129">2.3.1.-Fitxer JDBC d'accés a BBDD<text:tab/>9</text:p>
          <text:p text:style-name="P130">2.3.1.1.-Oracle<text:tab/>9</text:p>
          <text:p text:style-name="P130">2.3.1.2.-PostgreSQL<text:tab/>9</text:p>
          <text:p text:style-name="P129">2.3.2.-Fitxer de Propietats<text:tab/>9</text:p>
          <text:p text:style-name="P130">2.3.2.1.-Propietats Generals PortaFIB<text:tab/>10</text:p>
          <text:p text:style-name="P130">2.3.2.2.-Plugins<text:tab/>13</text:p>
          <text:p text:style-name="P129">2.3.3.-Configurar Coes<text:tab/>13</text:p>
          <text:p text:style-name="P129">2.3.4.-Configurar Servidor de Correu<text:tab/>13</text:p>
          <text:p text:style-name="P129">2.3.5.-Autenticació i Autorització per Usuaris Persona<text:tab/>13</text:p>
          <text:p text:style-name="P129">2.3.6.-Autenticació i Autorització per Usuaris Aplicació<text:tab/>14</text:p>
          <text:p text:style-name="P128">2.4.-Copia de binaris<text:tab/>15</text:p>
          <text:p text:style-name="P128">2.5.-DataSources<text:tab/>16</text:p>
          <text:p text:style-name="P127">3.-Plugins<text:tab/>16</text:p>
          <text:p text:style-name="P128">3.1.-Plugin de Conversió de Documents<text:tab/>16</text:p>
          <text:p text:style-name="P128">3.2.-Plugin de Certificat<text:tab/>17</text:p>
          <text:p text:style-name="P129">3.2.1.-Plugin Fake<text:tab/>17</text:p>
          <text:p text:style-name="P129">3.2.2.-Plugin @firma CXF<text:tab/>17</text:p>
          <text:p text:style-name="P129">3.2.3.-Plugin @firma<text:tab/>17</text:p>
          <text:p text:style-name="P128">3.3.-Plugin de Informació d'Usuari<text:tab/>18</text:p>
          <text:p text:style-name="P129">3.3.1.-Plugin de UserInformation via DataBase<text:tab/>19</text:p>
          <text:p text:style-name="P129">3.3.2.-Plugin de UserInformation via LDAP<text:tab/>20</text:p>
          <text:p text:style-name="P128">3.4.-Plugin de Custòdia Documental<text:tab/>22</text:p>
          <text:p text:style-name="P129">3.4.1.-Plugin de Custòdia emprant el Sistema de Fitxers<text:tab/>22</text:p>
          <text:p text:style-name="P130">3.4.1.1.-Com instal·lar un servidor de validació pel plugin de custòdia emprant el <text:s/>sistema de fitxers<text:tab/>23</text:p>
          <text:p text:style-name="P129">3.4.2.-Plugin de Custòdia emprant Alfresco<text:tab/>23</text:p>
          <text:p text:style-name="P129">3.4.3.-Plugin de Custòdia emprant Custodia de la CAIB<text:tab/>23</text:p>
          <text:p text:style-name="P127">4.-Gestió de BBDD<text:tab/>24</text:p>
          <text:p text:style-name="P128">4.1.-Crear usuari i BBDD per PortaFIB<text:tab/>24</text:p>
          <text:p text:style-name="P129">4.1.1.-Connectar-se a la BBDD<text:tab/>24</text:p>
          <text:p text:style-name="P129">4.1.2.-Crearem l'usuari portafib:<text:tab/>25</text:p>
          <text:p text:style-name="P129">4.1.3.-Crear la BBDD<text:tab/>25</text:p>
          <text:p text:style-name="P128">4.2.-Crear esquema de taules i inserir dades<text:tab/>25</text:p>
          <text:p text:style-name="P129"><text:soft-page-break/>4.2.1.-Connectar-se al servidor de BBDD amb l'usuari portafib:<text:tab/>25</text:p>
          <text:p text:style-name="P129">4.2.2.-Donam permisos al usuari:<text:tab/>25</text:p>
          <text:p text:style-name="P129">4.2.3.-Importam l'estructura de taules i dades dins la BBDD<text:tab/>25</text:p>
          <text:p text:style-name="P129">4.2.4.-Sortir<text:tab/>26</text:p>
          <text:p text:style-name="P128">4.3.-Crear usuari i BBDD per la gestió d'usuaris PortaFIB.<text:tab/>26</text:p>
          <text:p text:style-name="P127">5.-Annexes<text:tab/>27</text:p>
          <text:p text:style-name="P128">5.1.-ANNEX I: Compilar PortaFIB des de subversion de sourceforge<text:tab/>27</text:p>
          <text:p text:style-name="P129">5.1.1.-SVN CheckOut<text:tab/>27</text:p>
          <text:p text:style-name="P129">5.1.2.-Llibreries sense repositori a Internet<text:tab/>27</text:p>
          <text:p text:style-name="P129">5.1.3.-Firma del jar l'Applet o Applet firmat per defecte<text:tab/>28</text:p>
          <text:p text:style-name="P130">5.1.3.1.-Utilitzar Applet ja Firmat<text:tab/>28</text:p>
          <text:p text:style-name="P130">5.1.3.2.-Compilar i Firmar l'Applet <text:tab/>28</text:p>
          <text:p text:style-name="P129">5.1.4.-Compilació<text:tab/>28</text:p>
          <text:p text:style-name="P128">5.2.-Annex II: Creació de Keystore i Truststore per JBoss<text:tab/>30</text:p>
          <text:p text:style-name="P129">5.2.1.-Introducció<text:tab/>30</text:p>
          <text:p text:style-name="P129">5.2.2.-Afegir certificats a keystore:<text:tab/>30</text:p>
          <text:p text:style-name="P129">5.2.3.-Llistar certificats de keystore<text:tab/>30</text:p>
          <text:p text:style-name="P129">5.2.4.-Configurar Navegadors amb Certificats de Client<text:tab/>31</text:p>
          <text:p text:style-name="P128">5.3.-Annex III Configurar OpenOffice com a servei en Linux<text:tab/>31</text:p>
          <text:p text:style-name="P129">5.3.1.-Instal·lar OpenOffice<text:tab/>31</text:p>
          <text:p text:style-name="P129">5.3.2.-Arrancar OpenOffice com a Servei<text:tab/>31</text:p>
          <text:p text:style-name="P129">5.3.3.-Script per Arrancar OpenOffice com a Servei<text:tab/>32</text:p>
        </text:index-body>
      </text:table-of-content>
      <text:p text:style-name="Text_20_body"/>
      <text:p text:style-name="P67"/>
      <text:p text:style-name="Text_20_body"/>
      <text:p text:style-name="Text_20_body"/>
      <text:p text:style-name="Text_20_body"/>
      <text:h text:style-name="Heading_20_1" text:outline-level="1">Introducció</text:h>
      <text:p text:style-name="P40"/>
      <text:p text:style-name="P40"/>
      <text:p text:style-name="P43"><text:tab/>Aquest document exposa les passes per posar en marxa una instancia del producte PortaFIB tant si és a partir d'un binari (ear) o una compilació del codi sobre un servidor jboss i un sistema gestor de BBDD. A continuació descriurem amb més detall les característiques de la instal·lació:</text:p>
      <text:list xml:id="list8664929356304373107" text:style-name="L1">
        <text:list-item>
          <text:p text:style-name="P108">Com a SO emprarem un Linux (Ubuntu) i les comandes que es mostren són per aquest sistema, encara que són fàcilment exportable a altres SO com Windows.</text:p>
        </text:list-item>
        <text:list-item>
          <text:p text:style-name="P108">El sgbd serà PostgreSQL , encara que es poden fer algunes referències a altres com oracle. </text:p>
        </text:list-item>
        <text:list-item>
          <text:p text:style-name="P108">L'autenticació i autorització es realitzarà a traves de BBDD. En JBoss <text:s/>configurarem un mòdul de login de base de dades i per PortaFIB definirem un plugin de UserInformation per base de dades (aquest darrer servirà per obtenir informació dels usuaris: nom, nif, telefon, email, ..). Disponible també via LDAP.</text:p>
        </text:list-item>
        <text:list-item>
          <text:p text:style-name="P108">PortaFIB en mode JAAS, permet el login autenticant-se de forma BASIC i/o CLIENT-CERT (aquests modes depenen del tipus de compilació realitzada sobre el codi font)</text:p>
        </text:list-item>
      </text:list>
      <text:p text:style-name="P43"/>
      <text:p text:style-name="P43"><text:tab/>Com a primera tasca, hem d'aconseguir un binari del producte PortaFIB. Per això hi ha dues alternatives.</text:p>
      <text:p text:style-name="P68">(A) COMPILAR CODI FONT: S'han de seguir les instruccions del punt “<text:bookmark-ref text:reference-format="number-all-superior" text:ref-name="__RefNumPara__1225_1457230152">5.1.-</text:bookmark-ref><text:bookmark-ref text:reference-format="text" text:ref-name="__RefNumPara__1225_1457230152">ANNEX I: Compilar PortaFIB des de subversion de sourceforge</text:bookmark-ref>“ d'aquest document per generar el binari a partir del codi font</text:p>
      <text:p text:style-name="P69"><text:span text:style-name="T2">(B) DESCARREGAR BINARI: Accedint al projecte portafib de sourceforge, podem descarregar el binaris corresponents. A</text:span><text:span text:style-name="T3">ccedir via web a la següent adreça </text:span><text:a xlink:type="simple" xlink:href="https://sourceforge.net/projects/portafib/files/portafib-x.y/portafib-x.y.z/bin/" text:style-name="Internet_20_link" text:visited-style-name="Visited_20_Internet_20_Link"><text:span text:style-name="T3">https://sourceforge.net/projects/portafib/files/portafib-x.y/portafib-x.y.z/bin/</text:span></text:a><text:span text:style-name="T3"> i descarregar el fitxer portafib-x.y.z.zip. Després descomprimir el zip en l'arrel del nostre home.</text:span></text:p>
      <text:p text:style-name="P91"/>
      <text:p text:style-name="P43"><text:tab/>Una vegada seguides les passes del punt (A) o (B) obtindrem en el nostre “home” un directori <text:s/>$HOME/portafib amb tots els fitxers necessaris per a la instal·lació.</text:p>
      <text:p text:style-name="P43"/>
      <text:h text:style-name="Heading_20_1" text:outline-level="1">Configurar JBOSS</text:h>
      <text:p text:style-name="P40"/>
      <text:h text:style-name="P118" text:outline-level="2">Instal·lació de JBoss</text:h>
      <text:p text:style-name="P40"/>
      <text:p text:style-name="P43"><text:tab/>Es requereix un JBoss 5.1 amb el parxe de CXF per poder córrer l'aplicació, i per això <text:soft-page-break/>necessitarem un JDK 1.6<text:note text:id="ftn1" text:note-class="footnote"><text:note-citation>1</text:note-citation><text:note-body><text:p text:style-name="P106"><text:s text:c="3"/>En el nostre cas empram 1.6.0_33-b05</text:p></text:note-body></text:note> per fer-ho funcionar. No s'ha provat si aquest producte funciona correctament en versions superiors tant de JBoss com de Màquina Virtual Java. </text:p>
      <text:p text:style-name="P40"/>
      <text:p text:style-name="P43"><text:tab/>Concretament emprarem un JBoss 5.1.0 GA que podem descarregar de <text:a xlink:type="simple" xlink:href="http://sourceforge.net/projects/jboss/files/JBoss/JBoss-5.1.0.GA/" text:style-name="Internet_20_link" text:visited-style-name="Visited_20_Internet_20_Link">http://sourceforge.net/projects/jboss/files/JBoss/JBoss-5.1.0.GA/</text:a>. D'aquesta adreça descarregarem el següent fitxer jboss-5.1.0.GA-jdk6.zip i el descomprimirem dins un directori /usr/local/jboss-as. Aquesta versió de JBoss conté un petit bug<text:note text:id="ftn2" text:note-class="footnote"><text:note-citation>2</text:note-citation><text:note-body><text:p text:style-name="P90"><text:s text:c="3"/>El bug en qüestió es descriu en la següent pàgina web https://issues.jboss.org/browse/JBMETA-207</text:p></text:note-body></text:note> que es soluciona descarregant una versió més moderna del jar jboss-metadata.jar (<text:a xlink:type="simple" xlink:href="https://repository.jboss.org/nexus/content/repositories/root_repository/jboss/metadata/1.0.6.GA-brew/lib/" text:style-name="Internet_20_link" text:visited-style-name="Visited_20_Internet_20_Link">https://repository.jboss.org/nexus/content/repositories/root_repository/jboss/metadata/1.0.6.GA-brew/lib/</text:a>) i copiant-ho als directoris de [JBOSS]/common/lib i [JBOSS]/client.</text:p>
      <text:p text:style-name="P43"><text:tab/>El patch CXF el podem descarregar de <text:s/><text:a xlink:type="simple" xlink:href="http://download.jboss.org/jbossws/jbossws-cxf-3.4.1.GA.zip" text:style-name="Internet_20_link" text:visited-style-name="Visited_20_Internet_20_Link">http://download.jboss.org/jbossws/jbossws-cxf-3.4.1.GA.zip</text:a>. L'hem de descomprimir dins la carpeta arrel del JBoss i seguir les instruccions detallades dins la subcarpeta doc.</text:p>
      <text:p text:style-name="P40"><text:tab/>Tots aquests fitxers també els podem trobar dins el directori Files del projecte KitAnibal de Sourceforge (<text:a xlink:type="simple" xlink:href="https://sourceforge.net/projects/kitanibal/files/jboss/jboss-5.1.0-GA/" text:style-name="Internet_20_link" text:visited-style-name="Visited_20_Internet_20_Link">https://sourceforge.net/projects/kitanibal/files/jboss/jboss-5.1.0-GA/</text:a>)</text:p>
      <text:p text:style-name="P40"><text:tab/>Per millorar els scripts farem ús d'una variable d'entorn per apuntar al nostre servidor JBoss:</text:p>
      <text:p text:style-name="P40"/>
      <table:table table:name="Taula3" table:style-name="Taula3">
        <table:table-column table:style-name="Taula3.A"/>
        <table:table-row>
          <table:table-cell table:style-name="Taula3.A1" office:value-type="string">
            <text:p text:style-name="P19">$ <text:s/>export JBOSS=<text:span text:style-name="T2">/usr/local/jboss-as</text:span></text:p>
          </table:table-cell>
        </table:table-row>
      </table:table>
      <text:p text:style-name="P40"/>
      <text:p text:style-name="P40"/>
      <text:p text:style-name="P40"><text:tab/>Es deixa en mans de l'administrador de sistemes la instal·lació del JDK i la configuració del JBoss com a servei.</text:p>
      <text:p text:style-name="P40"/>
      <table:table table:name="Taula4" table:style-name="Taula4">
        <table:table-column table:style-name="Taula4.A"/>
        <table:table-column table:style-name="Taula4.B"/>
        <table:table-row>
          <table:table-cell table:style-name="Taula4.A1" office:value-type="string">
            <text:p text:style-name="P103"><text:s/><draw:frame draw:style-name="fr4" draw:name="gràfics1" text:anchor-type="as-char" svg:width="1.339cm" svg:height="1.339cm" draw:z-index="66"><draw:image xlink:href="Pictures/10000201000000330000003367444CDA.png" xlink:type="simple" xlink:show="embed" xlink:actuate="onLoad"/></draw:frame></text:p>
          </table:table-cell>
          <table:table-cell table:style-name="Taula4.B1" office:value-type="string">
            <text:p text:style-name="P79">En l'entorn de la CAIB (Govern Balear) <text:s/>es requereixen els següents productes:</text:p>
            <text:list xml:id="list625510439581493978" text:style-name="L2">
              <text:list-item>
                <text:p text:style-name="P136">JBoss 5.2.0 AS</text:p>
              </text:list-item>
              <text:list-item>
                <text:p text:style-name="P136">Llibreries de Serveis Web Apache CXF específiques per JBoss 5.2.0 AS (jboss-ep-ws-cxf-5.2.0-installer.zip)</text:p>
              </text:list-item>
              <text:list-item>
                <text:p text:style-name="P136">Aplicar el <text:s/>paquet d'adequació de l'entorn JBoss per a la CAIB (versió 1.6.2): jboss-patch-1.6.2</text:p>
              </text:list-item>
            </text:list>
          </table:table-cell>
        </table:table-row>
      </table:table>
      <text:p text:style-name="P43"/>
      <text:p text:style-name="P40"/>
      <text:p text:style-name="P40"/>
      <text:h text:style-name="Heading_20_2" text:outline-level="2">Configurar Servidor JBoss</text:h>
      <text:h text:style-name="Heading_20_3" text:outline-level="3">Directori de PortaFIB</text:h>
      <text:p text:style-name="P43"><text:tab/>En JBoss el directori on es guarden per defecte les aplicacions (ears) és el directori de DEPLOY ($JBOSS/server/defualt/deploy). En el nostre cas el que farem serà crear un altra directori de deploy per simplificar la instal·lació. </text:p>
      <text:p text:style-name="P40"/>
      <text:p text:style-name="Standard"><text:span text:style-name="T2"><text:tab/>Editarem el fitxer $JBOSS/</text:span>server/default/conf/bootstrap/profile.xml i afegirem una nova línia <text:s/>tal i com és mostra a continuació:</text:p>
      <text:p text:style-name="P40"><text:soft-page-break/></text:p>
      <text:p text:style-name="P40"/>
      <table:table table:name="Tabla4" table:style-name="Tabla4">
        <table:table-column table:style-name="Tabla4.A"/>
        <table:table-row table:style-name="Tabla4.1">
          <table:table-cell table:style-name="Tabla4.A1" office:value-type="string">
            <text:p text:style-name="P53">...</text:p>
            <text:p text:style-name="P53">property name="applicationURIs"&gt;</text:p>
            <text:p text:style-name="P53"><text:tab/>&lt;list elementClass="java.net.URI"&gt;</text:p>
            <text:p text:style-name="P53"><text:tab/><text:tab/>&lt;value&gt;${jboss.server.home.url}deploy&lt;/value&gt;</text:p>
            <text:p text:style-name="P53"><text:tab/><text:tab/><text:span text:style-name="T16">&lt;value&gt;${jboss.server.home.url}deployportafib&lt;/value&gt;</text:span></text:p>
            <text:p text:style-name="P53"><text:tab/>&lt;/list&gt;</text:p>
            <text:p text:style-name="P53">&lt;/property&gt;</text:p>
            <text:p text:style-name="P53">...</text:p>
          </table:table-cell>
        </table:table-row>
      </table:table>
      <text:p text:style-name="P40"/>
      <text:p text:style-name="P40"/>
      <text:p text:style-name="P40">I final ment crearem el nou directori deployportafib:</text:p>
      <text:p text:style-name="P40"/>
      <table:table table:name="Tabla18" table:style-name="Tabla18">
        <table:table-column table:style-name="Tabla18.A"/>
        <table:table-row>
          <table:table-cell table:style-name="Tabla18.A1" office:value-type="string">
            <text:p text:style-name="P53">$ sudo mkdir -p $JBOSS/server/default/deployportafib</text:p>
          </table:table-cell>
        </table:table-row>
      </table:table>
      <text:p text:style-name="P56"/>
      <text:p text:style-name="P40"/>
      <text:h text:style-name="Heading_20_3" text:outline-level="3">Port Segur HTTPS</text:h>
      <text:p text:style-name="P40"><text:tab/>Per l'autenticació bàsica opcionalment potser volem connectar-nos al servidor emprant una connexió segura (https). Per autenticació <text:s/>Client-Cert forçosament necessitam obrir un port especial https.</text:p>
      <text:p text:style-name="P40"><text:tab/>Podem afegir aquest port al JBoss editant el fitxer $JBOSS/server/default/deploy/jbossweb.sar/server.xml i descomentant el bloc xml titulat “SSL/TLS Connector...” i modificant-ho amb el següent text:</text:p>
      <text:p text:style-name="P40"/>
      <table:table table:name="Tabla5" table:style-name="Tabla5">
        <table:table-column table:style-name="Tabla5.A"/>
        <table:table-row>
          <table:table-cell table:style-name="Tabla5.A1" office:value-type="string">
            <text:p text:style-name="P18">&lt;Connector protocol="HTTP/1.1" SSLEnabled="true" allowUnsafeLegacyRenegotiation="true" <text:s/></text:p>
            <text:p text:style-name="P18"><text:s text:c="5"/>port="8443" address="${jboss.bind.address}" <text:s/></text:p>
            <text:p text:style-name="P18"><text:s text:c="5"/>scheme="https" secure="true" clientAuth="false" </text:p>
            <text:p text:style-name="P18"><text:s text:c="5"/>keystoreFile="${jboss.server.home.dir}/conf/jboss.keystore" <text:s/></text:p>
            <text:p text:style-name="P18"><text:s text:c="5"/>keystorePass="fundaciobit" sslProtocol = "TLS" <text:s text:c="2"/></text:p>
            <text:p text:style-name="P18"><text:s text:c="5"/>truststoreFile="${jboss.server.home.dir}/conf/jboss.truststore" truststorePass="fundaciobit"/&gt; </text:p>
          </table:table-cell>
        </table:table-row>
      </table:table>
      <text:p text:style-name="P40"/>
      <text:p text:style-name="P40"/>
      <text:p text:style-name="P72"><text:tab/>S'han de copiar els arxius jboss.keystore i jboss.truststore dins el directori <text:s/>$JBOSS\server\default\conf. Podeu trobar exemples d'aquests dos fitxers dins el directori $HOME/portafib/scripts/certificats. Aquest dos fitxers contenen els certificat arrel del DNIe, Camerfirma i el certificat de proves de FundacioBit, per la qual cosa amb aquest arxius només es podrà autenticar via CLIENT-CERT amb certificats de DNIe, de Camerfirma o de FundacioBit.</text:p>
      <text:p text:style-name="P47"/>
      <text:p text:style-name="P45"><text:tab/>La generació d'altres arxius jboss.keystore i jboss.truststore, amb certificats específics, es descriu al punt “<text:bookmark-ref text:reference-format="chapter" text:ref-name="__RefNumPara__1672_1584979607">5.2</text:bookmark-ref>.-<text:bookmark-ref text:reference-format="text" text:ref-name="__RefNumPara__1672_1584979607">Annex II: Creació de Keystore i Truststore per JBoss</text:bookmark-ref>”.</text:p>
      <text:p text:style-name="P57"/>
      <text:p text:style-name="P57"/>
      <text:h text:style-name="Heading_20_3" text:outline-level="3"><text:soft-page-break/>Publicar Ports a peticions externes</text:h>
      <text:p text:style-name="Text_20_body"><text:tab/>Si volem que el nostres jboss sigui accessible des de forà del nostre propi ordinador llavors heu d'ediar el fitxer <text:span text:style-name="T20">run.conf (o run.conf.bat si estam amb Windows) de $JBOSS/bin i afegir la </text:span><text:span text:style-name="T20">següent línia:</text:span></text:p>
      <text:p text:style-name="P57"/>
      <table:table table:name="Tabla14" table:style-name="Tabla14">
        <table:table-column table:style-name="Tabla14.A"/>
        <table:table-row>
          <table:table-cell table:style-name="Tabla14.A1" office:value-type="string">
            <text:p text:style-name="P18">set "JAVA_OPTS=%JAVA_OPTS% -Djboss.bind.address=0.0.0.0"</text:p>
          </table:table-cell>
        </table:table-row>
      </table:table>
      <text:p text:style-name="P57"/>
      <text:p text:style-name="Text_20_body"/>
      <text:h text:style-name="Heading_20_3" text:outline-level="3">Requeriments de memòria</text:h>
      <text:p text:style-name="P58"><text:tab/>Es recomada donar la major memòria possible al JBoss ja que Portafib és una aplicació web bastant pesada. Obrir run.conf (o run.conf.bat si estam amb Windows) de $JBOSS/bin i editar els parametres -Xms i Xmx i posar-lis valors majors a 800m (es recomanen 1024m).</text:p>
      <text:p text:style-name="P57"/>
      <table:table table:name="Tabla12" table:style-name="Tabla12">
        <table:table-column table:style-name="Tabla12.A"/>
        <table:table-row>
          <table:table-cell table:style-name="Tabla12.A1" office:value-type="string">
            <text:p text:style-name="P18">-Xms512m -Xmx1024m -XX:MaxPermSize=256m</text:p>
          </table:table-cell>
        </table:table-row>
      </table:table>
      <text:p text:style-name="P57"/>
      <text:p text:style-name="P57"/>
      <text:h text:style-name="Heading_20_3" text:outline-level="3">Permetre consultes sobre múltiples Datasources</text:h>
      <text:p text:style-name="P57"/>
      <text:p text:style-name="P57"><text:tab/>S'ha d'editar el fitxer $JBOSS\server\default\conf\jbossts-properties.xml i cercar l'entrada &lt;properties depends="arjuna" name="jta"&gt; i just després afegir la següent línia:</text:p>
      <text:p text:style-name="P57"/>
      <table:table table:name="Tabla37" table:style-name="Tabla37">
        <table:table-column table:style-name="Tabla37.A"/>
        <table:table-row>
          <table:table-cell table:style-name="Tabla37.A1" office:value-type="string">
            <text:p text:style-name="P17">&lt;property name="com.arjuna.ats.jta.allowMultipleLastResources" value="true" /&gt;</text:p>
          </table:table-cell>
        </table:table-row>
      </table:table>
      <text:p text:style-name="P57"/>
      <text:p text:style-name="P57">NOTA: Revisar que l'entrada anterior no estigui donada d'alta. Si hi fos canviar el valor a "true"</text:p>
      <text:p text:style-name="P57"/>
      <text:h text:style-name="Heading_20_3" text:outline-level="3">Autenticador WSBASIC</text:h>
      <text:p text:style-name="P64"/>
      <table:table table:name="Taula5" table:style-name="Taula5">
        <table:table-column table:style-name="Taula5.A"/>
        <table:table-column table:style-name="Taula5.B"/>
        <table:table-row>
          <table:table-cell table:style-name="Taula5.A1" office:value-type="string">
            <text:p text:style-name="P103"><text:s/><draw:frame draw:style-name="fr4" draw:name="gràfics2" text:anchor-type="as-char" svg:width="1.339cm" svg:height="1.339cm" draw:z-index="61"><draw:image xlink:href="Pictures/10000201000000330000003367444CDA.png" xlink:type="simple" xlink:show="embed" xlink:actuate="onLoad"/></draw:frame></text:p>
          </table:table-cell>
          <table:table-cell table:style-name="Taula5.B1" office:value-type="string">
            <text:p text:style-name="P79">En l'entorn de la CAIB (Govern Balear) <text:s/>aquest punt s'ha d'ometre ja que el patch de la CAIB ja configura els autenticadors.</text:p>
          </table:table-cell>
        </table:table-row>
      </table:table>
      <text:p text:style-name="P57"/>
      <text:p text:style-name="P57"><text:tab/>S'ha d'obrir el fitxer $JBOSS]/server/default/deployers/jbossweb.deployer/META-INF/war-deployers-jboss-beans.xml. S'ha de cercar un bloc xml <text:s/>"&lt;property name="authenticators"&gt;" i dins aquest bloc s'ha d'inserir un nou autenticador:</text:p>
      <text:p text:style-name="P57"/>
      <table:table table:name="Taula6" table:style-name="Taula6">
        <table:table-column table:style-name="Taula6.A"/>
        <table:table-row>
          <table:table-cell table:style-name="Taula6.A1" office:value-type="string">
            <text:p text:style-name="P18"><text:tab/>&lt;entry&gt;</text:p>
            <text:p text:style-name="P18"><text:s text:c="10"/>&lt;key&gt;WSBASIC&lt;/key&gt;</text:p>
            <text:p text:style-name="P18"><text:s text:c="10"/>&lt;value&gt;org.apache.catalina.authenticator.BasicAuthenticator&lt;/value&gt;</text:p>
            <text:p text:style-name="P18"><text:s text:c="6"/>&lt;/entry&gt; </text:p>
          </table:table-cell>
        </table:table-row>
      </table:table>
      <text:p text:style-name="P57"/>
      <text:p text:style-name="P57"/>
      <text:h text:style-name="Heading_20_2" text:outline-level="2"><text:soft-page-break/>Fitxers de Configuració</text:h>
      <text:p text:style-name="P56"/>
      <text:h text:style-name="Heading_20_3" text:outline-level="3">Fitxer JDBC d'accés a BBDD</text:h>
      <text:h text:style-name="Heading_20_4" text:outline-level="4">Oracle</text:h>
      <text:p text:style-name="Standard"><text:span text:style-name="T2"><text:tab/>Accedir a </text:span><text:a xlink:type="simple" xlink:href="http://www.oracle.com/technetwork/database/features/jdbc/index.html" text:style-name="Internet_20_link" text:visited-style-name="Visited_20_Internet_20_Link">http://www.oracle.com/technetwork/database/features/jdbc/index.html</text:a> <text:span text:style-name="T2">i </text:span><text:span text:style-name="T2">descarregar el driver (fitxer jar) corresponent a la nostre versió d'oracle i copiar-ho dins</text:span><text:span text:style-name="T14"> $JBOSS/server/default/lib/.</text:span></text:p>
      <text:p text:style-name="P56"/>
      <text:h text:style-name="Heading_20_4" text:outline-level="4">PostgreSQL</text:h>
      <text:p text:style-name="P75"><text:span text:style-name="T19"><text:tab/>Si estem emprant com a SGBD PostgreSQL llavors descarregar el fitxer de la següent adreça </text:span><text:a xlink:type="simple" xlink:href="http://jdbc.postgresql.org/download/postgresql-8.4-703.jdbc3.jar" text:style-name="Internet_20_link" text:visited-style-name="Visited_20_Internet_20_Link"><text:span text:style-name="T19">http://jdbc.postgresql.org/download/postgresql-8.4-703.jdbc3.jar</text:span></text:a><text:span text:style-name="T19"> i copiar-ho dins el directori </text:span><text:span text:style-name="T19">de llibreries del JBOSS: <text:s/>$JBOSS/server/default/lib/.</text:span></text:p>
      <text:p text:style-name="P56"/>
      <text:h text:style-name="Heading_20_3" text:outline-level="3"><text:bookmark-start text:name="__RefNumPara__2194_394026072"/>Fitxer de Propietats<text:bookmark-end text:name="__RefNumPara__2194_394026072"/></text:h>
      <text:p text:style-name="P56"/>
      <text:list xml:id="list2716318551949112488" text:style-name="L3">
        <text:list-header>
          <text:p text:style-name="P117">Aquest fitxer serveix per definir la configuració del PortaFIB. Podem trobar una plantilla d'aquest fitxer a $HOME/portafib/scripts/config/portafib-properties-service.xml. Aquest fitxer el copiarem a $JBOSS/server/default/deployportafib:</text:p>
        </text:list-header>
      </text:list>
      <text:p text:style-name="P40"/>
      <table:table table:name="Tabla17" table:style-name="Tabla17">
        <table:table-column table:style-name="Tabla17.A"/>
        <table:table-row table:style-name="Tabla17.1">
          <table:table-cell table:style-name="Tabla17.A1" office:value-type="string">
            <text:p text:style-name="P17">$ sudo cp <text:span text:style-name="T1">$HOME/portafib/scripts/config/portafib-properties-service.xml <text:s/>$JBOSS/server/default/deployportafib</text:span></text:p>
          </table:table-cell>
        </table:table-row>
      </table:table>
      <text:p text:style-name="P40"/>
      <table:table table:name="Taula8" table:style-name="Taula8">
        <table:table-column table:style-name="Taula8.A"/>
        <table:table-column table:style-name="Taula8.B"/>
        <table:table-row>
          <table:table-cell table:style-name="Taula8.A1" office:value-type="string">
            <text:p text:style-name="P103"><text:s/><draw:frame draw:style-name="fr4" draw:name="gràfics3" text:anchor-type="as-char" svg:width="1.339cm" svg:height="1.339cm" draw:z-index="58"><draw:image xlink:href="Pictures/10000201000000330000003367444CDA.png" xlink:type="simple" xlink:show="embed" xlink:actuate="onLoad"/></draw:frame></text:p>
          </table:table-cell>
          <table:table-cell table:style-name="Taula8.B1" office:value-type="string">
            <text:p text:style-name="P79">En l'entorn de la CAIB (Govern Balear) <text:s/>aquest fitxer ha d'anar encapsulat dins un fitxer portafib.sar seguit la següent <text:s/>estructura:</text:p>
            <text:p text:style-name="P142"><text:s text:c="7"/>portafib.sar</text:p>
            <text:p text:style-name="P141"><text:span text:style-name="T26"><text:s text:c="7"/></text:span><text:span text:style-name="T26"><text:s text:c="2"/></text:span><text:span text:style-name="T27">└- META-INF</text:span></text:p>
            <text:p text:style-name="P141"><text:span text:style-name="T28"><text:s text:c="10"/></text:span><text:span text:style-name="T12">├- jboss-service.xml</text:span></text:p>
            <text:p text:style-name="P141"><text:span text:style-name="T12"><text:s text:c="10"/></text:span><text:span text:style-name="T28">└</text:span><text:span text:style-name="T27">-</text:span><text:span text:style-name="T28"> MANIFEST.MF</text:span></text:p>
            <text:p text:style-name="P78"/>
            <text:p text:style-name="P81">on jboss-service.xml és el fitxer portafib-properties-service.xml renombrat i MANIFEST.MF és un fitxer que conté les dades bàsiquest d'un MANIFIEST:</text:p>
            <table:table table:name="Taula9" table:style-name="Taula9">
              <table:table-column table:style-name="Taula9.A"/>
              <table:table-row>
                <table:table-cell table:style-name="Taula9.A1" office:value-type="string">
                  <text:p text:style-name="P34">Manifest-Version: 1.0</text:p>
                  <text:p text:style-name="P34">Archiver-Version: Plexus Archiver</text:p>
                  <text:p text:style-name="P34">Created-By: Apache Maven</text:p>
                  <text:p text:style-name="P34">Built-By: &lt;&lt;author&gt;&gt;</text:p>
                  <text:p text:style-name="P34">Build-Jdk: 1.6.0_31</text:p>
                </table:table-cell>
              </table:table-row>
            </table:table>
            <text:p text:style-name="P81"/>
          </table:table-cell>
        </table:table-row>
      </table:table>
      <text:p text:style-name="P40"/>
      <text:p text:style-name="P40"/>
      <text:h text:style-name="Heading_20_4" text:outline-level="4"><text:soft-page-break/>Propietats Generals PortaFIB</text:h>
      <text:p text:style-name="P40">En aquest fitxer hi ha algunes propietats que requereixen de la intervenció de l'administrador:</text:p>
      <text:p text:style-name="P40"/>
      <table:table table:name="Tabla38" table:style-name="Tabla38">
        <table:table-column table:style-name="Tabla38.A"/>
        <table:table-column table:style-name="Tabla38.B"/>
        <table:table-row table:style-name="Tabla38.1">
          <table:table-cell table:style-name="Tabla38.A1" office:value-type="string">
            <text:p text:style-name="P29">Nom</text:p>
          </table:table-cell>
          <table:table-cell table:style-name="Tabla38.B1" office:value-type="string">
            <text:p text:style-name="P29">Descripció</text:p>
          </table:table-cell>
        </table:table-row>
        <table:table-row table:style-name="Tabla38.1">
          <table:table-cell table:style-name="Tabla38.A2" office:value-type="string">
            <text:p text:style-name="P40">es.caib.portafib.iscaib</text:p>
          </table:table-cell>
          <table:table-cell table:style-name="Tabla38.B2" office:value-type="string">
            <text:p text:style-name="P40"><text:s/>Propietat que indica als projectes que activin les característiques especials requerides en l'entorn de la CAIB (Govern Balear) si val true. Si no estam dins l'entorn CAIB llavors ha de valer “false”.</text:p>
          </table:table-cell>
        </table:table-row>
        <table:table-row table:style-name="Tabla38.1">
          <table:table-cell table:style-name="Tabla38.A2" office:value-type="string">
            <text:p text:style-name="P31">es.caib.portafib.hibernate.*</text:p>
          </table:table-cell>
          <table:table-cell table:style-name="Tabla38.B2" office:value-type="string">
            <text:p text:style-name="P40"><text:span text:style-name="T22">Propietats de Configuració Hibernate</text:span>: Estableix les propietats de configuració de Hibernate. Les dues propietats més importants són:</text:p>
            <text:list xml:id="list1015727399018339467" text:style-name="L4">
              <text:list-item>
                <text:p text:style-name="P110"><text:s text:c="3"/>es.caib.portafib.hibernate.dialect</text:p>
              </text:list-item>
              <text:list-item>
                <text:p text:style-name="P110"><text:s text:c="3"/>es.caib.portafib.hibernate.query.substitutions</text:p>
              </text:list-item>
            </text:list>
            <text:p text:style-name="P40"><text:s text:c="4"/>En PostgreSQL la propietats de substitutions no es definirà però en Oracle aquesta ha de valer “true 1, false 0” ja que s'ha de realitzar el mapeig de booleans a sencers ja que aquest SGBD no suporta booleans.</text:p>
          </table:table-cell>
        </table:table-row>
        <table:table-row table:style-name="Tabla38.1">
          <table:table-cell table:style-name="Tabla38.A2" office:value-type="string">
            <text:p text:style-name="P31">es.caib.portafib.filesdirectory</text:p>
          </table:table-cell>
          <table:table-cell table:style-name="Tabla38.B2" office:value-type="string">
            <text:p text:style-name="P40"><text:span text:style-name="T16">Directori d'emmagatzemament de Fitxers</text:span>: PortaFIB necessita un directori on guardar tots els fitxers ja que aquests no es guarden en base de dades. Per això s'ha de definir la propietat<text:span text:style-name="T25"> </text:span><text:span text:style-name="T15">es.caib.portafib.filesdirectory</text:span><text:span text:style-name="T25"> que apunti a un directori existent i amb espai suficient per guardar tots els fitxers. Crearem un directori /portafibfiles i inicialitzarem aquesta propietat a </text:span><text:span text:style-name="T15">es.caib.portafib.filesdirectory</text:span><text:span text:style-name="T25">=/portafibfiles. Un exemple de ruta windows podria ser la següent: </text:span><text:span text:style-name="T15">es.caib.portafib.filesdirectory</text:span><text:span text:style-name="T25">=c:\\tmp\\portafibfiles. Si estam carregant la BBDD de demo, llavors és el lloc on ficarem els fitxers associats amb les dades de prova, per això executarem la següent comanda $unzip $HOME/portafib/portafibfiles.zip -d /portafibfiles.</text:span></text:p>
          </table:table-cell>
        </table:table-row>
        <table:table-row table:style-name="Tabla38.1">
          <table:table-cell table:style-name="Tabla38.A2" office:value-type="string">
            <text:p text:style-name="P31">es.caib.portafib.url</text:p>
            <text:p text:style-name="P31"><text:tab/><text:tab/></text:p>
          </table:table-cell>
          <table:table-cell table:style-name="Tabla38.B2" office:value-type="string">
            <text:p text:style-name="Table_20_Contents">És l'adreça pública d'accés al portafirmes:</text:p>
            <text:p text:style-name="P30"><text:span text:style-name="T14">es.caib.</text:span>portafib.url=http://localhost:8080/portafib</text:p>
          </table:table-cell>
        </table:table-row>
        <table:table-row table:style-name="Tabla38.1">
          <table:table-cell table:style-name="Tabla38.A2" office:value-type="string">
            <text:p text:style-name="P56">es.caib.portafib.email.from</text:p>
          </table:table-cell>
          <table:table-cell table:style-name="Tabla38.B2" office:value-type="string">
            <text:p text:style-name="Table_20_Contents">És l'adreça d'email des d'on s'enviaran les notificacions per correu als usuaris:</text:p>
            <text:p text:style-name="P36"><text:span text:style-name="T14">es.caib.</text:span>portafib.email.from=portafib@portafib.org</text:p>
          </table:table-cell>
        </table:table-row>
        <table:table-row table:style-name="Tabla38.1">
          <table:table-cell table:style-name="Tabla38.A2" office:value-type="string">
            <text:p text:style-name="P31">es.caib.portafib.defaultlanguage</text:p>
          </table:table-cell>
          <table:table-cell table:style-name="Tabla38.B2" office:value-type="string">
            <text:p text:style-name="Table_20_Contents">Idioma per defecte. Valors possibles poden ser “ca” per català i “es” per castellà.</text:p>
            <text:p text:style-name="P30"><text:span text:style-name="T14">es.caib.</text:span>portafib.defaultlanguage=ca</text:p>
          </table:table-cell>
        </table:table-row>
        <text:soft-page-break/>
        <table:table-row table:style-name="Tabla38.1">
          <table:table-cell table:style-name="Tabla38.A2" office:value-type="string">
            <text:p text:style-name="P31">es.caib.portafib.defaultentity</text:p>
          </table:table-cell>
          <table:table-cell table:style-name="Tabla38.B2" office:value-type="string">
            <text:p text:style-name="Table_20_Contents">Si val null indicam que l'Administrador d'Entitat ha de donar d'alta la persona i l'usuari-entitat. Si aquest valor conté l'identificador d'una entitat, llavors els usuaris autenticats, automàticament seran registrats com a persones i associats a aquesta entitat.</text:p>
            <text:p text:style-name="Table_20_Contents"/>
            <table:table table:name="Taula10" table:style-name="Taula10">
              <table:table-column table:style-name="Taula10.A"/>
              <table:table-column table:style-name="Taula10.B"/>
              <table:table-row>
                <table:table-cell table:style-name="Taula10.A1" office:value-type="string">
                  <text:p text:style-name="P103"><text:s/><draw:frame draw:style-name="fr4" draw:name="gràfics4" text:anchor-type="as-char" svg:width="1.339cm" svg:height="1.339cm" draw:z-index="71"><draw:image xlink:href="Pictures/10000201000000330000003367444CDA.png" xlink:type="simple" xlink:show="embed" xlink:actuate="onLoad"/></draw:frame></text:p>
                </table:table-cell>
                <table:table-cell table:style-name="Taula10.B1" office:value-type="string">
                  <text:p text:style-name="P79">En l'entorn de la CAIB (Govern Balear) quan la propietat es.caib.portafib.iscaib=true, llavors sempre l'usuari es dóna d'alta automàticament en l'entitat “caib” independentment del valor d'aquesta propietat.</text:p>
                </table:table-cell>
              </table:table-row>
            </table:table>
            <text:p text:style-name="Table_20_Contents"/>
          </table:table-cell>
        </table:table-row>
        <table:table-row table:style-name="Tabla38.1">
          <table:table-cell table:style-name="Tabla38.A2" office:value-type="string">
            <text:p text:style-name="P31">es.caib.portafib.defaultrolesincreation</text:p>
          </table:table-cell>
          <table:table-cell table:style-name="Tabla38.B2" office:value-type="string">
            <text:p text:style-name="Table_20_Contents">S'utilitza conjuntament amb la propietat <text:span text:style-name="T14">"es.caib.portafib.defaultentity". Indica els roles virtuals a asssignar per defecte a l'usuari-entitat quan aquest es crea automàticament. Es tracta d'una llista de roles separats per comes. Els valors possibles són:</text:span></text:p>
            <text:list xml:id="list6048252697195827313" text:style-name="L5">
              <text:list-item>
                <text:p text:style-name="P116">Sol·licitant: ROLE_SOLI</text:p>
              </text:list-item>
              <text:list-item>
                <text:p text:style-name="P121">Destinatari: ROLE_DEST</text:p>
              </text:list-item>
              <text:list-item>
                <text:p text:style-name="P121">Delegat: ROLE_DELE</text:p>
              </text:list-item>
              <text:list-item>
                <text:p text:style-name="P121">Col·laborador: ROLE_COLA</text:p>
              </text:list-item>
            </text:list>
            <text:p text:style-name="P120"/>
            <table:table table:name="Taula11" table:style-name="Taula11">
              <table:table-column table:style-name="Taula11.A"/>
              <table:table-column table:style-name="Taula11.B"/>
              <table:table-row>
                <table:table-cell table:style-name="Taula11.A1" office:value-type="string">
                  <text:p text:style-name="P103"><text:s/><draw:frame draw:style-name="fr4" draw:name="gràfics5" text:anchor-type="as-char" svg:width="1.339cm" svg:height="1.339cm" draw:z-index="72"><draw:image xlink:href="Pictures/10000201000000330000003367444CDA.png" xlink:type="simple" xlink:show="embed" xlink:actuate="onLoad"/></draw:frame></text:p>
                </table:table-cell>
                <table:table-cell table:style-name="Taula11.B1" office:value-type="string">
                  <text:p text:style-name="P79">En l'entorn de la CAIB (Govern Balear) quan la propietat es.caib.portafib.iscaib=true, llavors a l'usuari-entitat sempre se li assigna el rol Destinatari (ROLE_DEST) independentment del valor d'aquesta propietat.</text:p>
                </table:table-cell>
              </table:table-row>
            </table:table>
            <text:p text:style-name="P120"/>
          </table:table-cell>
        </table:table-row>
        <table:table-row table:style-name="Tabla38.1">
          <table:table-cell table:style-name="Tabla38.A2" office:value-type="string">
            <text:p text:style-name="P31">es.caib.portafib.development</text:p>
          </table:table-cell>
          <table:table-cell table:style-name="Tabla38.B2" office:value-type="string">
            <text:p text:style-name="Table_20_Contents">Propietat que fa que es mostrin per pantalla i per log més informació de la requerida. Aquest valor es carrega en calent, per la qual cosa en qualsevol moment sense haver d'aturar el servidor es pot activar o desactivar per fer una depuració ràpida.</text:p>
            <text:p text:style-name="Table_20_Contents">Valors possibles són true o false:</text:p>
            <text:p text:style-name="P30"><text:span text:style-name="T14">es.caib.</text:span>portafib.development=false</text:p>
          </table:table-cell>
        </table:table-row>
        <table:table-row table:style-name="Tabla38.1">
          <table:table-cell table:style-name="Tabla38.A2" office:value-type="string">
            <text:p text:style-name="P31">es.caib.portafib.checknifcertificate</text:p>
          </table:table-cell>
          <table:table-cell table:style-name="Tabla38.B2" office:value-type="string">
            <text:p text:style-name="Table_20_Contents">Si val true quan es firma un document comprova que el DNI de la persona que ha firma (DNI del certificat digital) s'ajusta al DNI de la persona que realment ha de firmar. S'assigna a false en mode desenvolupament per poder fer tests amb certificats i usuaris de <text:s/>proves.</text:p>
            <text:p text:style-name="P30"><text:span text:style-name="T14">es.caib.</text:span>portafib.checknifcertificate=true</text:p>
          </table:table-cell>
        </table:table-row>
        <text:soft-page-break/>
        <table:table-row table:style-name="Tabla38.1">
          <table:table-cell table:style-name="Tabla38.A2" office:value-type="string">
            <text:p text:style-name="P31">es.caib.portafib.maxuploadsizeinbytes</text:p>
          </table:table-cell>
          <table:table-cell table:style-name="Tabla38.B2" office:value-type="string">
            <text:p text:style-name="Table_20_Contents">Tamany màxim de pujada de fitxers en bytes. No definit o amb valors buit significa sense límit ( <text:span text:style-name="T14">es.caib.</text:span>portafib.maxuploadsizeinbytes=)</text:p>
          </table:table-cell>
        </table:table-row>
        <table:table-row table:style-name="Tabla38.1">
          <table:table-cell table:style-name="Tabla38.A2" office:value-type="string">
            <text:p text:style-name="P31">es.caib.portafib.maxfitxeradaptatsizeinbytes</text:p>
          </table:table-cell>
          <table:table-cell table:style-name="Tabla38.B2" office:value-type="string">
            <text:p text:style-name="Table_20_Contents">Tamany màxim del fitxer PDF una vegada se li han afegit els annexes i taula de firmes. No definit significa sense límit (<text:span text:style-name="T14">es.caib.</text:span>portafib.maxfitxeradaptatsizeinbytes=)</text:p>
          </table:table-cell>
        </table:table-row>
        <table:table-row table:style-name="Tabla38.1">
          <table:table-cell table:style-name="Tabla38.A2" office:value-type="string">
            <text:p text:style-name="P31">es.caib.portafib.encryptkey</text:p>
          </table:table-cell>
          <table:table-cell table:style-name="Tabla38.B2" office:value-type="string">
            <text:p text:style-name="Table_20_Contents">Clau per encriptar l'identificador del fitxers a descarregar (IMPORTANT tamany de 16 caràcters):</text:p>
            <text:p text:style-name="P30"><text:span text:style-name="T14">es.caib.</text:span>portafib.encryptkey=portafibportafib</text:p>
          </table:table-cell>
        </table:table-row>
        <table:table-row table:style-name="Tabla38.1">
          <table:table-cell table:style-name="Tabla38.A2" office:value-type="string">
            <text:p text:style-name="P31">es.caib.portafib.name</text:p>
          </table:table-cell>
          <table:table-cell table:style-name="Tabla38.B2" office:value-type="string">
            <text:p text:style-name="Table_20_Contents">Nom de l'aplicació PortaFIB:</text:p>
            <text:p text:style-name="P30"><text:span text:style-name="T14">es.caib.</text:span>portafib.name=PortaFIB</text:p>
          </table:table-cell>
        </table:table-row>
        <table:table-row table:style-name="Tabla38.1">
          <table:table-cell table:style-name="Tabla38.A2" office:value-type="string">
            <text:p text:style-name="P31">es.caib.portafib.editableuser</text:p>
          </table:table-cell>
          <table:table-cell table:style-name="Tabla38.B2" office:value-type="string">
            <text:p text:style-name="Table_20_Contents">Si està a true permet als usuaris editar l'email <text:s/>dels usuari-persona i usuaris-entitats, així com el logo dels usuaris-entitat. En cas contrari, únicament és l'administrador d'entitat que pot fer canvis en aquest camps</text:p>
            <text:p text:style-name="P30"><text:span text:style-name="T14">es.caib.</text:span>portafib.editableuser=false</text:p>
          </table:table-cell>
        </table:table-row>
        <table:table-row table:style-name="Tabla38.1">
          <table:table-cell table:style-name="Tabla38.A2" office:value-type="string">
            <text:p text:style-name="P31">es.caib.portafib.defaultsignalgorithmid</text:p>
          </table:table-cell>
          <table:table-cell table:style-name="Tabla38.B2" office:value-type="string">
            <text:p text:style-name="Table_20_Contents">Camp opcional. Defineix l'identificador de l'algorisme a utilitzar per defecte durant la firma de documents o fitxers. Fa referencia al camp ID de la taula pfi_algorismedefirma. Els valors possibles d'una instal·lació per defecte són:</text:p>
            <text:list xml:id="list4125313949958233201" text:style-name="L6">
              <text:list-item>
                <text:p text:style-name="P122">0 = SHA1withRSA</text:p>
              </text:list-item>
              <text:list-item>
                <text:p text:style-name="P122">1 = SHA256withRSA</text:p>
              </text:list-item>
              <text:list-item>
                <text:p text:style-name="P122">2 = SHA384withRSA</text:p>
              </text:list-item>
              <text:list-item>
                <text:p text:style-name="P122">3 = SHA512withRSA</text:p>
              </text:list-item>
            </text:list>
          </table:table-cell>
        </table:table-row>
        <table:table-row table:style-name="Tabla38.1">
          <table:table-cell table:style-name="Tabla38.A2" office:value-type="string">
            <text:p text:style-name="P31">es.caib.portafib.exportdataplugins</text:p>
          </table:table-cell>
          <table:table-cell table:style-name="Tabla38.B2" office:value-type="string">
            <text:p text:style-name="Table_20_Contents">Llistat de Plugins pel l'exportació de dades en els llistats (excel, ods, csv, ...). Exemple:</text:p>
            <text:p text:style-name="Table_20_Contents">es.caib.portafib.exportdataplugins=org.fundaciobit.plugins.exportdata.cvs.CSVPlugin,org.fundaciobit.plugins.exportdata.ods.ODSPlugin,org.fundaciobit.plugins.exportdata.excel.ExcelPlugin</text:p>
          </table:table-cell>
        </table:table-row>
        <table:table-row table:style-name="Tabla38.1">
          <table:table-cell table:style-name="Tabla38.A2" office:value-type="string">
            <text:p text:style-name="P31">es.caib.portafib.numberoferrorsinnotificationtosendmail</text:p>
          </table:table-cell>
          <table:table-cell table:style-name="Tabla38.B2" office:value-type="string">
            <text:p text:style-name="Table_20_Contents">Indica <text:s/>a partir de quants d'errors en una notificació callback s'enviarà un correu al responsable de l'usuari aplicació. Si no es defineix llavors no s'envia cap correu.</text:p>
          </table:table-cell>
        </table:table-row>
        <table:table-row table:style-name="Tabla38.1">
          <table:table-cell table:style-name="Tabla38.A2" office:value-type="string">
            <text:p text:style-name="P31">es.caib.portafib.numberoferrorstopausenotification</text:p>
          </table:table-cell>
          <table:table-cell table:style-name="Tabla38.B2" office:value-type="string">
            <text:p text:style-name="Table_20_Contents">Indica a partir de quants d'errors en una notificació callback aquesta automàticament es pausarà. Si no es defineix llavors no es pausarà automàticament.</text:p>
          </table:table-cell>
        </table:table-row>
        <text:soft-page-break/>
        <table:table-row table:style-name="Tabla38.1">
          <table:table-cell table:style-name="Tabla38.A2" office:value-type="string">
            <text:p text:style-name="P31">es.caib.portafib.applet.signerClass</text:p>
          </table:table-cell>
          <table:table-cell table:style-name="Tabla38.B2" office:value-type="string">
            <text:p text:style-name="Table_20_Contents">Indica al PortaFIB quina API emprarem per firmar els documents. Valors possibles són:</text:p>
            <text:list xml:id="list2460436537992152075" text:style-name="L7">
              <text:list-item>
                <text:p text:style-name="P123">Firma de documents emprant @firma:</text:p>
              </text:list-item>
            </text:list>
            <text:p text:style-name="P36">es.caib.portafib.applet.signers.AfirmaSigner</text:p>
            <text:list xml:id="list1104601504393449776" text:style-name="L8">
              <text:list-item>
                <text:p text:style-name="P124">Firma emprant IB-KEY:</text:p>
              </text:list-item>
            </text:list>
            <text:p text:style-name="P30">es.caib.portafib.applet.signers.IBKeySigner</text:p>
          </table:table-cell>
        </table:table-row>
      </table:table>
      <text:p text:style-name="P40"/>
      <text:p text:style-name="P40"><text:tab/>En aquest fitxer s'han de definir els plugins necessaris pel bon funcionament de PortaFIB. A continuació es descriuen aquests plugins: </text:p>
      <text:p text:style-name="P40"/>
      <text:p text:style-name="P40"/>
      <text:h text:style-name="P135" text:outline-level="4">Plugins</text:h>
      <text:p text:style-name="P40"/>
      <text:p text:style-name="P40"><text:tab/>La informació des plugins es defineix dins del fitxer $HOME/portafib/scripts/config/portafib-properties-service.xml, però per la seva extensió i varietat s'explica en el punt “<text:bookmark-ref text:reference-format="number-all-superior" text:ref-name="__RefNumPara__2191_394026072">3.-</text:bookmark-ref><text:bookmark-ref text:reference-format="text" text:ref-name="__RefNumPara__2191_394026072">Plugins</text:bookmark-ref>”.</text:p>
      <text:p text:style-name="P40"/>
      <text:p text:style-name="P40"/>
      <text:h text:style-name="Heading_20_3" text:outline-level="3">Configurar Coes</text:h>
      <text:p text:style-name="P40"><text:tab/>Per l'enviament massiu de correu i notificacions webservice, requerim de la definició de coes en el servidor jboss. Aquest pas és relativament senzill ja que únicament hem de copiar dos fitxers dins el directori deployportafib:</text:p>
      <text:p text:style-name="P40"/>
      <table:table table:name="Tabla22" table:style-name="Tabla22">
        <table:table-column table:style-name="Tabla22.A"/>
        <table:table-row>
          <table:table-cell table:style-name="Tabla22.A1" office:value-type="string">
            <text:p text:style-name="P94">$sudo cp $HOME/portafib/scripts/config/portafib-mailsqueue-service.xml $JBOSS/server/default/deployportafib</text:p>
            <text:p text:style-name="P92"/>
            <text:p text:style-name="P93">$sudo cp $HOME/portafib/scripts/config/portafib-notificacionsqueue-service.xml $JBOSS/server/default/deployportafib</text:p>
            <text:p text:style-name="P50"/>
          </table:table-cell>
        </table:table-row>
      </table:table>
      <text:p text:style-name="P40"/>
      <text:h text:style-name="Heading_20_3" text:outline-level="3">Configurar Servidor de Correu</text:h>
      <text:p text:style-name="P40"/>
      <text:p text:style-name="P40"><text:tab/>Per l'enviament de correus necessitau un servidor de correu i en aquest fitxer és on s'ha de configurar. Trobareu una plantilla dins $HOME/portafib/scripts/config/portafib-mail-service.xml, que copiarem dins $JBOSS/server/default/deployportafib i després editarem per establir les dades del nostre servidor de correu:</text:p>
      <text:p text:style-name="P40"/>
      <table:table table:name="Tabla6" table:style-name="Tabla6">
        <table:table-column table:style-name="Tabla6.A"/>
        <table:table-row table:style-name="Tabla6.1">
          <table:table-cell table:style-name="Tabla6.A1" office:value-type="string">
            <text:p text:style-name="P93">$sudo cp $HOME/portafib/scripts/config/portafib-mail-service.xml $JBOSS/server/default/deployportafib</text:p>
          </table:table-cell>
        </table:table-row>
      </table:table>
      <text:p text:style-name="P40"/>
      <text:p text:style-name="P40"/>
      <text:h text:style-name="Heading_20_3" text:outline-level="3">Autenticació i Autorització per Usuaris Persona</text:h>
      <text:p text:style-name="P45"/>
      <table:table table:name="Tabla48" table:style-name="Tabla48">
        <table:table-column table:style-name="Tabla48.A"/>
        <table:table-column table:style-name="Tabla48.B"/>
        <text:soft-page-break/>
        <table:table-row>
          <table:table-cell table:style-name="Tabla48.A1" office:value-type="string">
            <text:p text:style-name="P103"><text:s/><draw:frame draw:style-name="fr4" draw:name="gráficos5" text:anchor-type="as-char" svg:width="1.339cm" svg:height="1.339cm" draw:z-index="54"><draw:image xlink:href="Pictures/10000201000000330000003367444CDA.png" xlink:type="simple" xlink:show="embed" xlink:actuate="onLoad"/></draw:frame></text:p>
          </table:table-cell>
          <table:table-cell table:style-name="Tabla48.B1" office:value-type="string">
            <text:p text:style-name="P79">En l'entorn de la CAIB (Govern Balear) hem de saltar aquest punt ja que l'autenticació dels usuaris-persona ja es realitza automàticament al aplicar el patch de la CAIb sobre un servidor JBOSS.</text:p>
          </table:table-cell>
        </table:table-row>
      </table:table>
      <text:p text:style-name="P45"/>
      <text:p text:style-name="P40"/>
      <text:p text:style-name="P43"><text:tab/>Com hem dit al principi, tindrem els nostres usuaris i roles guardats dins una base de dades, per això a continuació configurarem el JBoss per accedir a aquestes dades.</text:p>
      <text:p text:style-name="P40"/>
      <text:p text:style-name="P40"><text:tab/>Obrirem el fitxer $JBOSS/server/default/conf/login-config.xml i abans del tag "&lt;/policy&gt;" del final del fitxer, afegirem la següent entrada:</text:p>
      <text:p text:style-name="P40"/>
      <table:table table:name="Tabla8" table:style-name="Tabla8">
        <table:table-column table:style-name="Tabla8.A"/>
        <table:table-row>
          <table:table-cell table:style-name="Tabla8.A1" office:value-type="string">
            <text:p text:style-name="P21">&lt;application-policy name = "seycon"&gt;</text:p>
            <text:p text:style-name="P21"><text:s text:c="2"/>&lt;authentication&gt;</text:p>
            <text:p text:style-name="P21"><text:s text:c="4"/>&lt;!-- CLIENT_CERT --&gt;</text:p>
            <text:p text:style-name="P21"><text:s text:c="4"/>&lt;login-module code="es.caib.portafib.back.security.BaseCertLoginModule" <text:s/>flag="sufficient"&gt;<text:tab/><text:tab/> <text:s text:c="5"/></text:p>
            <text:p text:style-name="P21"><text:s text:c="4"/>&lt;/login-module&gt;</text:p>
            <text:p text:style-name="P21"><text:s text:c="4"/>&lt;!-- DATABASE --&gt;</text:p>
            <text:p text:style-name="P21"><text:s text:c="4"/>&lt;login-module code="org.jboss.security.auth.spi.DatabaseServerLoginModule" flag="sufficient"&gt; </text:p>
            <text:p text:style-name="P21"><text:s text:c="12"/>&lt;module-option name="dsJndiName"&gt;java:/es.caib.seycon.db.wl&lt;/module-option&gt; </text:p>
            <text:p text:style-name="P21"><text:s text:c="12"/>&lt;module-option name="principalsQuery"&gt;</text:p>
            <text:p text:style-name="P21"><text:tab/><text:tab/> <text:s/>select USU_PASS from SC_WL_USUARI where USU_CODI = ?</text:p>
            <text:p text:style-name="P21"><text:s text:c="12"/>&lt;/module-option&gt; </text:p>
            <text:p text:style-name="P21"><text:s text:c="12"/>&lt;module-option name="rolesQuery"&gt;</text:p>
            <text:p text:style-name="P21"><text:tab/><text:tab/> <text:s/>select UGR_CODGRU,'Roles' from SC_WL_USUGRU where UGR_CODUSU = ?</text:p>
            <text:p text:style-name="P21"><text:s text:c="12"/>&lt;/module-option&gt; </text:p>
            <text:p text:style-name="P21"><text:s text:c="4"/>&lt;/login-module&gt;</text:p>
            <text:p text:style-name="P21"><text:s text:c="2"/>&lt;/authentication&gt;</text:p>
            <text:p text:style-name="P21"><text:s/>&lt;/application-policy&gt;</text:p>
          </table:table-cell>
        </table:table-row>
      </table:table>
      <text:p text:style-name="P45"/>
      <text:p text:style-name="P45">(a) El bloc CLIENT-CERT només serveix si ens autenticam emprant https i CLIENT-CERT emprant un mecanisme JAAS. En la resta de casos podem comentar-ho. <text:span text:style-name="T18">EXPLICAR Més <text:s/>EN DETALL.</text:span></text:p>
      <text:p text:style-name="P45">(b) Es poden consultar per internet altres mòdul d'autenticació JBoss com per exemple per LDAP, Fitxers de Propietats, ... Dins el fitxer $HOME/portafib/scripts/config/login-config.xml trobarà l'exemple anterior de BBDD i altres exemple per LDAP i específics de la CAIB.</text:p>
      <text:p text:style-name="P45"/>
      <text:p text:style-name="P45"><text:tab/>El fitxer associat a la connexió de bases de dades definida amb el nom d'atribut “dsJndiName” es troba en els propis fitxers d'scripts. Només hem de copiar-ho al JBoss:</text:p>
      <text:list xml:id="list33632678" text:continue-list="list2716318551949112488" text:style-name="L3">
        <text:list-header>
          <text:p text:style-name="P115"/>
        </text:list-header>
      </text:list>
      <table:table table:name="Tabla7" table:style-name="Tabla7">
        <table:table-column table:style-name="Tabla7.A"/>
        <table:table-row>
          <table:table-cell table:style-name="Tabla7.A1" office:value-type="string">
            <text:p text:style-name="P76">$sudo cp <text:span text:style-name="T1">$HOME/portafib/scripts/development/seycon-ds.xml </text:span><text:span text:style-name="T1">$JBOSS/server/default/deployportafib</text:span></text:p>
          </table:table-cell>
        </table:table-row>
      </table:table>
      <text:p text:style-name="P73"/>
      <text:p text:style-name="P45"><text:tab/>La base de dades definida en aquest fitxer es crearà en l'apartat de “<text:bookmark-ref text:reference-format="chapter" text:ref-name="__RefNumPara__1245_1584979607">4</text:bookmark-ref>.-<text:bookmark-ref text:reference-format="text" text:ref-name="__RefNumPara__1245_1584979607">Gestió de BBDD</text:bookmark-ref>“.</text:p>
      <text:p text:style-name="P45"/>
      <text:p text:style-name="P45"/>
      <text:h text:style-name="P132" text:outline-level="3">Autenticació i Autorització per Usuaris Aplicació</text:h>
      <text:p text:style-name="P45"/>
      <text:p text:style-name="P45"/>
      <table:table table:name="Tabla59" table:style-name="Tabla59">
        <table:table-column table:style-name="Tabla59.A"/>
        <table:table-column table:style-name="Tabla59.B"/>
        <text:soft-page-break/>
        <table:table-row>
          <table:table-cell table:style-name="Tabla59.A1" office:value-type="string">
            <text:p text:style-name="P103"><text:s/><draw:frame draw:style-name="fr4" draw:name="gráficos224" text:anchor-type="as-char" svg:width="1.339cm" svg:height="1.339cm" draw:z-index="51"><draw:image xlink:href="Pictures/10000201000000330000003367444CDA.png" xlink:type="simple" xlink:show="embed" xlink:actuate="onLoad"/></draw:frame></text:p>
          </table:table-cell>
          <table:table-cell table:style-name="Tabla59.B1" office:value-type="string">
            <text:p text:style-name="P79">En l'entorn de la CAIB (Govern Balear) hem de saltar aquest punt ja que l'autenticació dels usuaris-aplicació ja està integrada amb el sistema de login CAS.</text:p>
          </table:table-cell>
        </table:table-row>
      </table:table>
      <text:p text:style-name="P45"/>
      <text:p text:style-name="P45"><text:tab/>Aquesta entrada s'utilitza per a que el usuaris aplicació en entorn no-CAIB, puguin validar la contrasenya i poder accedir als WebServices del PortaFIB (als WS propis de PortaFIB, el WS de Portafirmes antic de CAIB empren un altre mecanisme). En aquest cas, <text:s/>s'ha d'afegir una nova entrada al fitxer login-config.xml.</text:p>
      <text:p text:style-name="P40"><text:tab/>Obrirem el fitxer $JBOSS/server/default/conf/login-config.xml i al final del bloc &lt;application-policy&gt; de seycon, afegirem la següent entrada:</text:p>
      <text:p text:style-name="P40"/>
      <table:table table:name="Tabla34" table:style-name="Tabla34">
        <table:table-column table:style-name="Tabla34.A"/>
        <table:table-row>
          <table:table-cell table:style-name="Tabla34.A1" office:value-type="string">
            <text:p text:style-name="P22">&lt;application-policy name = "seycon"&gt;</text:p>
            <text:p text:style-name="P22"><text:s/>&lt;authentication&gt;</text:p>
            <text:p text:style-name="P22"/>
            <text:p text:style-name="P22"><text:s text:c="3"/>...</text:p>
            <text:p text:style-name="P21"/>
            <text:p text:style-name="P21"><text:s text:c="2"/>&lt;!-- DATABASE --&gt;</text:p>
            <text:p text:style-name="P21"><text:s text:c="2"/>&lt;login-module code="org.jboss.security.auth.spi.DatabaseServerLoginModule" flag="sufficient"&gt; </text:p>
            <text:p text:style-name="P21"><text:s text:c="4"/>&lt;module-option name="dsJndiName"&gt;java:/es.caib.portafib.db&lt;/module-option&gt; </text:p>
            <text:p text:style-name="P21"><text:s text:c="4"/>&lt;module-option name="principalsQuery"&gt;</text:p>
            <text:p text:style-name="P21"><text:s text:c="7"/>SELECT contrasenya FROM pfi_usuariaplicacio WHERE usuariaplicacioid = ?</text:p>
            <text:p text:style-name="P21"><text:s text:c="4"/>&lt;/module-option&gt; </text:p>
            <text:p text:style-name="P21"><text:s text:c="4"/>&lt;module-option name="rolesQuery"&gt;</text:p>
            <text:p text:style-name="P21"><text:s text:c="7"/>SELECT roleid, 'Roles' FROM pfi_roleusuariaplicacio where usuariaplicacioid = ?</text:p>
            <text:p text:style-name="P21"><text:s text:c="4"/>&lt;/module-option&gt; </text:p>
            <text:p text:style-name="P21"><text:s text:c="2"/>&lt;/login-module&gt; </text:p>
            <text:p text:style-name="P21"/>
            <text:p text:style-name="P21"/>
            <text:p text:style-name="P22"><text:s/>&lt;/authentication&gt;</text:p>
            <text:p text:style-name="P22">&lt;/application-policy&gt;</text:p>
          </table:table-cell>
        </table:table-row>
      </table:table>
      <text:p text:style-name="P45"/>
      <text:p text:style-name="P45"/>
      <text:h text:style-name="Heading_20_2" text:outline-level="2">Copia de binaris</text:h>
      <text:p text:style-name="P71"/>
      <text:p text:style-name="P46"><text:tab/>Els possibles binaris que existeixen es poden generar combinant dues variables amb dos valors possibles:</text:p>
      <text:list xml:id="list33629880" text:continue-numbering="true" text:style-name="L3">
        <text:list-header>
          <text:p text:style-name="P115"/>
        </text:list-header>
      </text:list>
      <text:list xml:id="list592177933266499571" text:style-name="L9">
        <text:list-item>
          <text:p text:style-name="P137"><text:span text:style-name="T16">Mode desenvolupament o producció</text:span>: en el mode desenvolupament, las diferents implementacions dels plugins (tant de informació d'usuari com de validació de certificat) es guarden dins de l'ear generat. En producció, s'han de definir els plugins requerit dins del pom del directori earplugins.</text:p>
        </text:list-item>
        <text:list-item>
          <text:p text:style-name="P137"><text:span text:style-name="T16">Sistema d'autenticació Basic o Basic&amp;ClientCert</text:span>: Sempre hi haurà un context web /portafib amb autenticació bàsica. Opcionalment, a més és podrà definir autenticació CLIENT-CERT dins un context /portafibs</text:p>
        </text:list-item>
      </text:list>
      <text:p text:style-name="P71"/>
      <text:p text:style-name="P71">Amb qualsevol combinació necessitam l'ear portafib:</text:p>
      <table:table table:name="Tabla9" table:style-name="Tabla9">
        <table:table-column table:style-name="Tabla9.A"/>
        <text:soft-page-break/>
        <table:table-row>
          <table:table-cell table:style-name="Tabla9.A1" office:value-type="string">
            <text:p text:style-name="P21">$ sudo cp $HOME<text:span text:style-name="T1">/portafib/ear/target/portafib.ear</text:span> $JBOSS/server/default/deployportafib</text:p>
          </table:table-cell>
        </table:table-row>
      </table:table>
      <text:p text:style-name="P40"/>
      <text:p text:style-name="P88">Si esta activat el mode Producció, significa que els plugins estan dins l'ear de portafib-plugins.ear, per la qual cosa també haurem de copiar aquest fitxers:</text:p>
      <table:table table:name="Tabla20" table:style-name="Tabla20">
        <table:table-column table:style-name="Tabla20.A"/>
        <table:table-row>
          <table:table-cell table:style-name="Tabla20.A1" office:value-type="string">
            <text:p text:style-name="P98">$ sudo cp $HOME<text:span text:style-name="T1">/portafib/earplugins/target/portafib_plugins.ear</text:span> $JBOSS/server/default/deployportafib</text:p>
          </table:table-cell>
        </table:table-row>
      </table:table>
      <text:p text:style-name="P40"/>
      <text:p text:style-name="P40"/>
      <text:h text:style-name="Heading_20_2" text:outline-level="2">DataSources</text:h>
      <text:p text:style-name="P40"/>
      <text:p text:style-name="P77"><text:tab/>Els datasources defineixen l'origen de les dades. Podem trobar una plantilla a $HOME/portafib/scripts/datasources/portafib-ds.xml per PostgreSQL:</text:p>
      <text:p text:style-name="P77"/>
      <text:p text:style-name="P77"/>
      <text:p text:style-name="P77"><text:tab/>Aquest script es connecta a una BBDD anomenada portafib en un postgresql que es troba en el mateix servidor (localhost) emprant un usuari portafib (contrasenya portafib) . Si les dades d'accés a la BBDD difereixen, llavors s'ha d'editar aquest fitxer i modificar el que calgui.</text:p>
      <text:p text:style-name="P71"/>
      <table:table table:name="Tabla10" table:style-name="Tabla10">
        <table:table-column table:style-name="Tabla10.A"/>
        <table:table-row>
          <table:table-cell table:style-name="Tabla10.A1" office:value-type="string">
            <text:p text:style-name="P95">$sudo cp $HOME/portafib/scripts/datasources/portafib-ds.xml $JBOSS/server/default/deployportafib</text:p>
          </table:table-cell>
        </table:table-row>
      </table:table>
      <text:p text:style-name="P40"/>
      <text:p text:style-name="P40">Nota: Dins el datasource $HOME/portafib/scripts/development/seycon-ds.xml podeu trobar un exemple comentat de datasource per Oracle.</text:p>
      <text:p text:style-name="P40"/>
      <text:p text:style-name="P40"/>
      <text:p text:style-name="P40"/>
      <text:h text:style-name="Heading_20_1" text:outline-level="1"><text:bookmark-start text:name="__RefNumPara__2191_394026072"/>Plugins<text:bookmark-end text:name="__RefNumPara__2191_394026072"/></text:h>
      <text:p text:style-name="P40"/>
      <text:p text:style-name="P43"><text:tab/>Les propietats que es descriuen a continuacio han d'anar dins del fitxer <text:s/>$HOME/portafib/scripts/config/portafib-properties-service.xml juntament amb les propietats generals descrites en el punt “<text:bookmark-ref text:reference-format="number-all-superior" text:ref-name="__RefNumPara__2194_394026072">2.3.2.-</text:bookmark-ref><text:bookmark-ref text:reference-format="text" text:ref-name="__RefNumPara__2194_394026072">Fitxer de Propietats</text:bookmark-ref>”.</text:p>
      <text:h text:style-name="Heading_20_2" text:outline-level="2">Plugin de Conversió de Documents</text:h>
      <text:p text:style-name="P40"/>
      <text:p text:style-name="P40"><text:tab/>Actualment només hi ha disponible una implementació que és la d'OpenOffice. Aquí el que es pot modificar és on es troba escoltant el servidor d'OpenOffice.</text:p>
      <text:p text:style-name="P40"/>
      <table:table table:name="Tabla39" table:style-name="Tabla39">
        <table:table-column table:style-name="Tabla39.A"/>
        <text:soft-page-break/>
        <table:table-row table:style-name="Tabla39.1">
          <table:table-cell table:style-name="Tabla39.A1" office:value-type="string">
            <text:p text:style-name="P23"><text:span text:style-name="T14">es.caib.</text:span>portafib.documentconverterplugin=</text:p>
            <text:p text:style-name="P24">org.fundaciobit.plugins.documentconverter.openoffice.OpenOfficeDocumentConverterPlugin</text:p>
            <text:p text:style-name="P23"/>
            <text:p text:style-name="P23"><text:span text:style-name="T14">es.caib.portafib.</text:span>plugins.documentconverter.openoffice.host=localhost</text:p>
            <text:p text:style-name="P23"><text:span text:style-name="T14">es.caib.portafib.</text:span>plugins.documentconverter.openoffice.port=8100</text:p>
          </table:table-cell>
        </table:table-row>
      </table:table>
      <text:p text:style-name="P40"/>
      <text:p text:style-name="P43"><text:tab/>En el punt “<text:bookmark-ref text:reference-format="number-no-superior" text:ref-name="__RefNumPara__2878_1796491976">5.3.-</text:bookmark-ref><text:bookmark-ref text:reference-format="text" text:ref-name="__RefNumPara__2878_1796491976">Annex III Configurar OpenOffice com a servei en Linux</text:bookmark-ref>” es mostra com posar un OpenOffice em mode servei en Linux.</text:p>
      <text:p text:style-name="P40"/>
      <text:p text:style-name="P40"/>
      <text:h text:style-name="P119" text:outline-level="2">Plugin de Certificat</text:h>
      <text:p text:style-name="P40"/>
      <text:p text:style-name="P40"><text:tab/>Serveix per verificar si els certificats són correctes. Actualment esta activat una verificació bàsica (plugin Fake). La propietat és <text:s/>portafib.certificateplugin. Per les administracions que tenguin configurada @firma és pot emprar la classe AfirmaCertificatePlugin (només s'ha de comentar el plugin Fake, descomentar el plugin de <text:s/>AfirmaCertificatePlugin i definir les propietats de connexió a @firma). Nota: Com és lògic no es compatible la comunicació BASIC i la de CERTIFICAT, se n'ha de triar una de les dues. La propietat que defineix aquest certificat és la següent:</text:p>
      <text:p text:style-name="P40"/>
      <table:table table:name="Tabla53" table:style-name="Tabla53">
        <table:table-column table:style-name="Tabla53.A"/>
        <table:table-row>
          <table:table-cell table:style-name="Tabla53.A1" office:value-type="string">
            <text:p text:style-name="P17">es.caib.portafib.certificateplugin=[NOM DE LA CLASSE DEL PLUGIN DE CERTIFICAT]</text:p>
          </table:table-cell>
        </table:table-row>
      </table:table>
      <text:p text:style-name="P40"/>
      <text:p text:style-name="P40"/>
      <text:h text:style-name="P134" text:outline-level="3">Plugin Fake</text:h>
      <text:p text:style-name="P40"><text:tab/>Aquest plugin només verifica de forma bàsica el certificat (data inici i final). Si es vol emprar s'ha de definir la següent propietat:</text:p>
      <text:p text:style-name="P40"/>
      <table:table table:name="Tabla43" table:style-name="Tabla43">
        <table:table-column table:style-name="Tabla43.A"/>
        <table:table-row>
          <table:table-cell table:style-name="Tabla43.A1" office:value-type="string">
            <text:p text:style-name="P31">es.caib.portafib.certificateplugin=org.fundaciobit.plugins.certificate.fake.FakeCertificatePlugin</text:p>
          </table:table-cell>
        </table:table-row>
      </table:table>
      <text:p text:style-name="P40"/>
      <text:p text:style-name="P40"/>
      <text:h text:style-name="P134" text:outline-level="3">Plugin @firma CXF</text:h>
      <text:p text:style-name="P40"><text:span text:style-name="T16"><text:tab/></text:span><text:span text:style-name="T24">És idèntic al plugin @firma (</text:span><text:span text:style-name="T24"><text:bookmark-ref text:reference-format="number-all-superior" text:ref-name="__RefNumPara__2197_394026072">3.2.3.-</text:bookmark-ref></text:span><text:span text:style-name="T24"><text:bookmark-ref text:reference-format="text" text:ref-name="__RefNumPara__2197_394026072">Plugin @firma</text:bookmark-ref></text:span><text:span text:style-name="T24">) i té les mateixes propietats però realitza la comunicació WebServices emprant les classes CXF enlloc de la llibreria AXIS. Si es vol emprar s'ha de definir la següent propietat:</text:span></text:p>
      <text:p text:style-name="P49"/>
      <table:table table:name="Tabla44" table:style-name="Tabla44">
        <table:table-column table:style-name="Tabla44.A"/>
        <table:table-row table:style-name="Tabla44.1">
          <table:table-cell table:style-name="Tabla44.A1" office:value-type="string">
            <text:p text:style-name="P32"><text:span text:style-name="T14">es.caib.portafib.certificateplugin=</text:span>org.fundaciobit.plugins.certificate.afirmacxf.AfirmaCxfCertificatePlugin</text:p>
          </table:table-cell>
        </table:table-row>
      </table:table>
      <text:p text:style-name="P49"/>
      <text:h text:style-name="P134" text:outline-level="3"><text:bookmark-start text:name="__RefNumPara__2197_394026072"/>Plugin @firma<text:bookmark-end text:name="__RefNumPara__2197_394026072"/></text:h>
      <text:p text:style-name="P40"><text:tab/>Aquest plugin es connecta amb @firma per validar el certificat d'una firma. Les propietats es classifiquen en tres: propietats generals, propietats per comunicació BASIC i propietats per comunicació via Certificat. <text:span text:style-name="T24">Si es vol emprar s'ha de definir la següent propietat:</text:span></text:p>
      <text:p text:style-name="P49"><text:soft-page-break/></text:p>
      <table:table table:name="Tabla54" table:style-name="Tabla54">
        <table:table-column table:style-name="Tabla54.A"/>
        <table:table-row table:style-name="Tabla54.1">
          <table:table-cell table:style-name="Tabla54.A1" office:value-type="string">
            <text:p text:style-name="P33">es.caib.portafib.certificateplugin=org.fundaciobit.plugins.certificate.afirma.AfirmaCertificatePlugin</text:p>
          </table:table-cell>
        </table:table-row>
      </table:table>
      <text:p text:style-name="P49"/>
      <text:p text:style-name="P40"><text:tab/>Les propietats necessàries per configurar aquest plugin es descriuen a continuació:</text:p>
      <table:table table:name="Tabla47" table:style-name="Tabla47">
        <table:table-column table:style-name="Tabla47.A"/>
        <table:table-column table:style-name="Tabla47.B"/>
        <table:table-row table:style-name="Tabla47.1">
          <table:table-cell table:style-name="Tabla47.A1" office:value-type="string">
            <text:p text:style-name="P62">es.caib.portafib.plugins.certificate.afirma.endpoint</text:p>
          </table:table-cell>
          <table:table-cell table:style-name="Tabla47.B1" office:value-type="string">
            <text:p text:style-name="Table_20_Contents">Adreça dels serveis d'@firma. El valor normalment és:</text:p>
            <text:p text:style-name="P30">http://des-afirma.redsara.es/afirmaws/services/</text:p>
          </table:table-cell>
        </table:table-row>
        <table:table-row table:style-name="Tabla47.1">
          <table:table-cell table:style-name="Tabla47.A2" office:value-type="string">
            <text:p text:style-name="P27">es.caib.portafib.plugins.certificate.afirma.applicationid</text:p>
          </table:table-cell>
          <table:table-cell table:style-name="Tabla47.B2" office:value-type="string">
            <text:p text:style-name="Table_20_Contents">Identificador @firma associat a la nostra entitat</text:p>
          </table:table-cell>
        </table:table-row>
        <table:table-row table:style-name="Tabla47.1">
          <table:table-cell table:style-name="Tabla47.A2" office:value-type="string">
            <text:p text:style-name="P27">es.caib.portafib.plugins.certificate.afirma.validationmode</text:p>
          </table:table-cell>
          <table:table-cell table:style-name="Tabla47.B2" office:value-type="string">
            <text:p text:style-name="Table_20_Contents">Sencer que indica el mode de validació:</text:p>
            <text:list xml:id="list3387781455480971331" text:style-name="L10">
              <text:list-item>
                <text:p text:style-name="P125">MODE_VALIDACIO_SIMPLE = 0</text:p>
              </text:list-item>
              <text:list-item>
                <text:p text:style-name="P125">MODE_VALIDACIO_AMB_REVOCACIO = 1</text:p>
              </text:list-item>
              <text:list-item>
                <text:p text:style-name="P125">MODE_VALIDACIO_CADENA = 2</text:p>
              </text:list-item>
            </text:list>
          </table:table-cell>
        </table:table-row>
        <table:table-row table:style-name="Tabla47.1">
          <table:table-cell table:style-name="Tabla47.B1" table:number-columns-spanned="2" office:value-type="string">
            <text:p text:style-name="P30">COMUNICACIO VIA USUARI-CONTRASENYA<text:note text:id="ftn3" text:note-class="footnote"><text:note-citation>3</text:note-citation><text:note-body><text:p text:style-name="Footnote">Aquest tipus d'establiment de connexió ja no és vàlid quan s'ataca a la web de producció de @firma</text:p></text:note-body></text:note></text:p>
          </table:table-cell>
          <table:covered-table-cell/>
        </table:table-row>
        <table:table-row table:style-name="Tabla47.1">
          <table:table-cell table:style-name="Tabla47.A2" office:value-type="string">
            <text:p text:style-name="P27">es.caib.portafib.plugins.certificate.afirma.authorization.username</text:p>
          </table:table-cell>
          <table:table-cell table:style-name="Tabla47.B2" office:value-type="string">
            <text:p text:style-name="Table_20_Contents">Nom d'usuari assignat a la comunicació BASIC</text:p>
          </table:table-cell>
        </table:table-row>
        <table:table-row table:style-name="Tabla47.1">
          <table:table-cell table:style-name="Tabla47.A2" office:value-type="string">
            <text:p text:style-name="P27">es.caib.portafib.plugins.certificate.afirma.authorization.password</text:p>
          </table:table-cell>
          <table:table-cell table:style-name="Tabla47.B2" office:value-type="string">
            <text:p text:style-name="Table_20_Contents">Contrasenya associada a l'usuari anterior.</text:p>
          </table:table-cell>
        </table:table-row>
        <table:table-row table:style-name="Tabla47.1">
          <table:table-cell table:style-name="Tabla47.B2" table:number-columns-spanned="2" office:value-type="string">
            <text:p text:style-name="P30">COMUNICACIO VIA CERTIFICAT</text:p>
          </table:table-cell>
          <table:covered-table-cell/>
        </table:table-row>
        <table:table-row table:style-name="Tabla47.1">
          <table:table-cell table:style-name="Tabla47.A2" office:value-type="string">
            <text:p text:style-name="P27">es.caib.portafib.plugins.certificate.afirma.authorization.ks.path</text:p>
          </table:table-cell>
          <table:table-cell table:style-name="Tabla47.B2" office:value-type="string">
            <text:p text:style-name="Table_20_Contents">Ruta al KeyStore que conté el certificat per l'establiment de connexió amb @firma. En windows les barres s'han d'escriure com / :</text:p>
            <text:p text:style-name="Table_20_Contents">D:/plugins-certificate/afirma/proves-dgidt.jks</text:p>
          </table:table-cell>
        </table:table-row>
        <table:table-row table:style-name="Tabla47.1">
          <table:table-cell table:style-name="Tabla47.A2" office:value-type="string">
            <text:p text:style-name="P27">es.caib.portafib.plugins.certificate.afirma.authorization.ks.type</text:p>
          </table:table-cell>
          <table:table-cell table:style-name="Tabla47.B2" office:value-type="string">
            <text:p text:style-name="Table_20_Contents">És el tipus de KeyStore: JKS (de java) o PKCS12 (PKCS 12). </text:p>
            <text:p text:style-name="Table_20_Contents">Nota: Les proves amb P12 funcionen en el primer establiment i despres es desconfiguren.</text:p>
          </table:table-cell>
        </table:table-row>
        <table:table-row table:style-name="Tabla47.1">
          <table:table-cell table:style-name="Tabla47.A2" office:value-type="string">
            <text:p text:style-name="P27">es.caib.portafib.plugins.certificate.afirma.authorization.ks.password</text:p>
          </table:table-cell>
          <table:table-cell table:style-name="Tabla47.B2" office:value-type="string">
            <text:p text:style-name="Table_20_Contents">Contrasenya d'accés al KeyStore. Aquesta contrasenya s'utitlitza per accedir al keystore c</text:p>
          </table:table-cell>
        </table:table-row>
        <table:table-row table:style-name="Tabla47.1">
          <table:table-cell table:style-name="Tabla47.A2" office:value-type="string">
            <text:p text:style-name="P27">es.caib.portafib.plugins.certificate.afirma.authorization.ks.cert.alias</text:p>
          </table:table-cell>
          <table:table-cell table:style-name="Tabla47.B2" office:value-type="string">
            <text:p text:style-name="Table_20_Contents">Defineix l'àlies del certificat que volem utilitzar (serveix per quan dins el keystore hi ha varis certificats)</text:p>
          </table:table-cell>
        </table:table-row>
        <table:table-row table:style-name="Tabla47.1">
          <table:table-cell table:style-name="Tabla47.A2" office:value-type="string">
            <text:p text:style-name="P27">es.caib.portafib.plugins.certificate.afirma.authorization.ks.cert.password</text:p>
          </table:table-cell>
          <table:table-cell table:style-name="Tabla47.B2" office:value-type="string">
            <text:p text:style-name="Table_20_Contents">Contrasenya d'accés al certificat.</text:p>
          </table:table-cell>
        </table:table-row>
      </table:table>
      <text:p text:style-name="P40"/>
      <text:h text:style-name="Heading_20_2" text:outline-level="2">Plugin de Informació d'Usuari</text:h>
      <text:p text:style-name="P40"/>
      <text:p text:style-name="P43"><text:tab/>S'utilitza per obtenir informació dels usuaris a partir del seu username o a partir de l'identificador de l'administració (nif). Aquest plugin està molt relacionat amb el mòdul de login de JBoss ja que normalment, els dos accediran a la mateixa font d'usuaris. Actualment hi ha dues implementacions: </text:p>
      <text:list xml:id="list6010668592916782130" text:style-name="L11">
        <text:list-item>
          <text:p text:style-name="P111">Accés a Base de Dades: Veure punt <text:bookmark-ref text:reference-format="number-all-superior" text:ref-name="__RefNumPara__1915_364891226">3.3.1.-</text:bookmark-ref><text:bookmark-ref text:reference-format="text" text:ref-name="__RefNumPara__1915_364891226">Plugin de UserInformation via DataBase</text:bookmark-ref></text:p>
        </text:list-item>
        <text:list-item>
          <text:p text:style-name="P111">Accés a LDAP: Veure punt <text:bookmark-ref text:reference-format="number-all-superior" text:ref-name="__RefNumPara__2250_394026072">3.3.2.-</text:bookmark-ref><text:bookmark-ref text:reference-format="text" text:ref-name="__RefNumPara__2250_394026072">Plugin de UserInformation via LDAP</text:bookmark-ref></text:p>
        </text:list-item>
      </text:list>
      <text:p text:style-name="P40"><text:soft-page-break/></text:p>
      <text:p text:style-name="P40"><text:tab/>La propietat que defineix el Plugin de de UserInformation és:</text:p>
      <table:table table:name="Tabla55" table:style-name="Tabla55">
        <table:table-column table:style-name="Tabla55.A"/>
        <table:table-row>
          <table:table-cell table:style-name="Tabla55.A1" office:value-type="string">
            <text:p text:style-name="P50"><text:span text:style-name="T13">es.caib.</text:span>portafib.userinformationplugin=<text:span text:style-name="T13">[NOM DE LA CLASSE DEL PLUGIN DE USERINFORMATION]</text:span></text:p>
          </table:table-cell>
        </table:table-row>
      </table:table>
      <text:p text:style-name="P40"><text:s/></text:p>
      <text:h text:style-name="P133" text:outline-level="3"><text:bookmark-start text:name="__RefNumPara__1915_364891226"/>Plugin de UserInformation via DataBase<text:bookmark-end text:name="__RefNumPara__1915_364891226"/></text:h>
      <text:p text:style-name="P40">Si volem utilitzar aquest plugin llavors s'ha de definir la següent entrada:</text:p>
      <text:p text:style-name="P40"/>
      <table:table table:name="Tabla49" table:style-name="Tabla49">
        <table:table-column table:style-name="Tabla49.A"/>
        <table:table-row>
          <table:table-cell table:style-name="Tabla49.A1" office:value-type="string">
            <text:p text:style-name="P17">es.caib.portafib.userinformationplugin=org.fundaciobit.plugins.userinformation.database.DataBaseUserInformationPlugin</text:p>
          </table:table-cell>
        </table:table-row>
      </table:table>
      <text:p text:style-name="P40"/>
      <text:p text:style-name="P40"/>
      <text:p text:style-name="P40">I a més definir les següents propietats:</text:p>
      <text:p text:style-name="P40"/>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29">Nom</text:p>
          </table:table-cell>
          <table:table-cell table:style-name="Tabla50.A1" office:value-type="string">
            <text:p text:style-name="P29">R/O<text:note text:id="ftn4" text:note-class="footnote"><text:note-citation>4</text:note-citation><text:note-body><text:p text:style-name="Footnote">R = Requerit | <text:s/>O = Opcional</text:p></text:note-body></text:note></text:p>
          </table:table-cell>
          <table:table-cell table:style-name="Tabla50.C1" office:value-type="string">
            <text:p text:style-name="P29">Descripció</text:p>
          </table:table-cell>
        </table:table-row>
        <table:table-row table:style-name="Tabla50.1">
          <table:table-cell table:style-name="Tabla50.A2" office:value-type="string">
            <text:p text:style-name="P28"><text:span text:style-name="T14">es.caib.portafib.</text:span>plugins.userinformation.database.jndi</text:p>
          </table:table-cell>
          <table:table-cell table:style-name="Tabla50.A2" office:value-type="string">
            <text:p text:style-name="Table_20_Contents">R</text:p>
          </table:table-cell>
          <table:table-cell table:style-name="Tabla50.C2" office:value-type="string">
            <text:p text:style-name="Table_20_Contents">Nom jndi que defineix la connexió amb la BBDD. Exemple:</text:p>
            <text:p text:style-name="P30">es.caib.portafib.plugins.userinformation.database.jndi=java:/es.caib.seycon.db.wl</text:p>
          </table:table-cell>
        </table:table-row>
        <table:table-row table:style-name="Tabla50.1">
          <table:table-cell table:style-name="Tabla50.A2" office:value-type="string">
            <text:p text:style-name="P28"><text:span text:style-name="T14">es.caib.portafib.</text:span>plugins.userinformation.database.users_table</text:p>
          </table:table-cell>
          <table:table-cell table:style-name="Tabla50.A2" office:value-type="string">
            <text:p text:style-name="Table_20_Contents">R</text:p>
          </table:table-cell>
          <table:table-cell table:style-name="Tabla50.C2" office:value-type="string">
            <text:p text:style-name="Table_20_Contents">Nom de la taula d'usuaris. Exemple:</text:p>
            <text:p text:style-name="P30">es.caib.portafib.plugins.userinformation.database.users_table=SC_WL_USUARI</text:p>
          </table:table-cell>
        </table:table-row>
        <table:table-row table:style-name="Tabla50.1">
          <table:table-cell table:style-name="Tabla50.A2" office:value-type="string">
            <text:p text:style-name="P28"><text:span text:style-name="T14">es.caib.portafib.</text:span>plugins.userinformation.database.username_column</text:p>
          </table:table-cell>
          <table:table-cell table:style-name="Tabla50.A2" office:value-type="string">
            <text:p text:style-name="Table_20_Contents">R</text:p>
          </table:table-cell>
          <table:table-cell table:style-name="Tabla50.C2" office:value-type="string">
            <text:p text:style-name="Table_20_Contents">Nom d'usuari. Exemple:</text:p>
            <text:p text:style-name="Table_20_Contents">es.caib.portafib.plugins.userinformation.database.username_column=USU_CODI</text:p>
          </table:table-cell>
        </table:table-row>
        <table:table-row table:style-name="Tabla50.1">
          <table:table-cell table:style-name="Tabla50.A2" office:value-type="string">
            <text:p text:style-name="P63"><text:span text:style-name="T14">es.caib.portafib.</text:span>plugins.userinformation.database.administrationid_column</text:p>
          </table:table-cell>
          <table:table-cell table:style-name="Tabla50.A2" office:value-type="string">
            <text:p text:style-name="Table_20_Contents">R</text:p>
          </table:table-cell>
          <table:table-cell table:style-name="Tabla50.C2" office:value-type="string">
            <text:p text:style-name="Standard">Nom de la columna que conté el NIF o l'identificador de l'administració.</text:p>
            <text:p text:style-name="Standard">es.caib.portafib.plugins.userinformation.database.administrationid_column=USU_NIF</text:p>
          </table:table-cell>
        </table:table-row>
        <table:table-row table:style-name="Tabla50.1">
          <table:table-cell table:style-name="Tabla50.A2" office:value-type="string">
            <text:p text:style-name="P28"><text:span text:style-name="T14">es.caib.portafib.</text:span>plugins.userinformation.database.name_column</text:p>
          </table:table-cell>
          <table:table-cell table:style-name="Tabla50.A2" office:value-type="string">
            <text:p text:style-name="Table_20_Contents">R</text:p>
          </table:table-cell>
          <table:table-cell table:style-name="Tabla50.C2" office:value-type="string">
            <text:p text:style-name="Table_20_Contents">Nom de la columna que conté el nom de la persona (amb o sense llinatges) es.caib.portafib.plugins.userinformation.database.name_column=USU_NOM</text:p>
          </table:table-cell>
        </table:table-row>
        <table:table-row table:style-name="Tabla50.1">
          <table:table-cell table:style-name="Tabla50.A2" office:value-type="string">
            <text:p text:style-name="P28"><text:span text:style-name="T14">es.caib.portafib.</text:span>plugins.userinformation.database.surname_column<text:tab/><text:tab/></text:p>
            <text:p text:style-name="P28"><text:tab/></text:p>
          </table:table-cell>
          <table:table-cell table:style-name="Tabla50.A2" office:value-type="string">
            <text:p text:style-name="Table_20_Contents">O</text:p>
          </table:table-cell>
          <table:table-cell table:style-name="Tabla50.C2" office:value-type="string">
            <text:p text:style-name="Table_20_Contents">Nom de la columna que conté els llinatges de la persona</text:p>
            <text:p text:style-name="Table_20_Contents"><text:tab/></text:p>
          </table:table-cell>
        </table:table-row>
        <table:table-row table:style-name="Tabla50.1">
          <table:table-cell table:style-name="Tabla50.A2" office:value-type="string">
            <text:p text:style-name="P28"><text:span text:style-name="T14">es.caib.portafib.</text:span>plugins.userinformation.database.language_column</text:p>
          </table:table-cell>
          <table:table-cell table:style-name="Tabla50.A2" office:value-type="string">
            <text:p text:style-name="Table_20_Contents">O</text:p>
          </table:table-cell>
          <table:table-cell table:style-name="Tabla50.C2" office:value-type="string">
            <text:p text:style-name="Table_20_Contents">Nom de la columna que conté l'idioma de la persona (ca, es, en, ...)</text:p>
          </table:table-cell>
        </table:table-row>
        <table:table-row table:style-name="Tabla50.1">
          <table:table-cell table:style-name="Tabla50.A2" office:value-type="string">
            <text:p text:style-name="P28"><text:span text:style-name="T14">es.caib.portafib.</text:span>plugins.userinformation.database.telephone_column</text:p>
          </table:table-cell>
          <table:table-cell table:style-name="Tabla50.A2" office:value-type="string">
            <text:p text:style-name="Table_20_Contents">O</text:p>
          </table:table-cell>
          <table:table-cell table:style-name="Tabla50.C2" office:value-type="string">
            <text:p text:style-name="Table_20_Contents">Nom de la columna que conté el telefon de la persona</text:p>
          </table:table-cell>
        </table:table-row>
        <text:soft-page-break/>
        <table:table-row table:style-name="Tabla50.1">
          <table:table-cell table:style-name="Tabla50.A2" office:value-type="string">
            <text:p text:style-name="P28"><text:span text:style-name="T14">es.caib.portafib.</text:span>plugins.userinformation.database.email_column</text:p>
          </table:table-cell>
          <table:table-cell table:style-name="Tabla50.A2" office:value-type="string">
            <text:p text:style-name="Table_20_Contents">O</text:p>
          </table:table-cell>
          <table:table-cell table:style-name="Tabla50.C2" office:value-type="string">
            <text:p text:style-name="Table_20_Contents">Nom de la columna que conté l'email de la persona</text:p>
          </table:table-cell>
        </table:table-row>
        <table:table-row table:style-name="Tabla50.1">
          <table:table-cell table:style-name="Tabla50.A2" office:value-type="string">
            <text:p text:style-name="P28"/>
          </table:table-cell>
          <table:table-cell table:style-name="Tabla50.A2" office:value-type="string">
            <text:p text:style-name="Table_20_Contents"/>
          </table:table-cell>
          <table:table-cell table:style-name="Tabla50.C2" office:value-type="string">
            <text:p text:style-name="Table_20_Contents"/>
          </table:table-cell>
        </table:table-row>
        <table:table-row table:style-name="Tabla50.1">
          <table:table-cell table:style-name="Tabla50.A2" office:value-type="string">
            <text:p text:style-name="P28"><text:span text:style-name="T14">es.caib.portafib.</text:span>plugins.userinformation.database.roles_table</text:p>
          </table:table-cell>
          <table:table-cell table:style-name="Tabla50.A2" office:value-type="string">
            <text:p text:style-name="Table_20_Contents">R(*)</text:p>
          </table:table-cell>
          <table:table-cell table:style-name="Tabla50.C2" office:value-type="string">
            <text:p text:style-name="Table_20_Contents">Taula que conte els Roles associats a la persona. Exemple:</text:p>
            <text:p text:style-name="P30">es.caib.portafib.plugins.userinformation.database.roles_table=SC_WL_USUGRU</text:p>
          </table:table-cell>
        </table:table-row>
        <table:table-row table:style-name="Tabla50.1">
          <table:table-cell table:style-name="Tabla50.A2" office:value-type="string">
            <text:p text:style-name="P28"><text:span text:style-name="T14">es.caib.portafib.</text:span>plugins.userinformation.database.username_column_in_roles_table</text:p>
          </table:table-cell>
          <table:table-cell table:style-name="Tabla50.A2" office:value-type="string">
            <text:p text:style-name="Table_20_Contents">R(*)</text:p>
          </table:table-cell>
          <table:table-cell table:style-name="Tabla50.C2" office:value-type="string">
            <text:p text:style-name="Table_20_Contents">Columna de la taula de roles que conté l'username de la persona. Exemple:</text:p>
            <text:p text:style-name="Table_20_Contents">es.caib.portafib.plugins.userinformation.database.username_column_in_roles_table=UGR_CODUSU</text:p>
          </table:table-cell>
        </table:table-row>
        <table:table-row table:style-name="Tabla50.1">
          <table:table-cell table:style-name="Tabla50.A2" office:value-type="string">
            <text:p text:style-name="P28"><text:span text:style-name="T14">es.caib.portafib.</text:span>plugins.userinformation.database.rolename_column</text:p>
          </table:table-cell>
          <table:table-cell table:style-name="Tabla50.A2" office:value-type="string">
            <text:p text:style-name="Table_20_Contents">R(*)</text:p>
          </table:table-cell>
          <table:table-cell table:style-name="Tabla50.C2" office:value-type="string">
            <text:p text:style-name="Table_20_Contents">Columna de la taula de roles que conté el nom del role. Exemple:</text:p>
            <text:p text:style-name="Table_20_Contents">es.caib.portafib.plugins.userinformation.database.rolename_column=UGR_CODGRU</text:p>
          </table:table-cell>
        </table:table-row>
      </table:table>
      <text:p text:style-name="P40"/>
      <text:p text:style-name="P40">(*) Aquests camps són opcionals sí des de l'aplicació que empri el plugin no realitzi consultes per conèixer els roles de cert usuari.</text:p>
      <text:p text:style-name="P40"/>
      <text:h text:style-name="P133" text:outline-level="3"><text:bookmark-start text:name="__RefNumPara__2250_394026072"/>Plugin de UserInformation via LDAP<text:bookmark-end text:name="__RefNumPara__2250_394026072"/></text:h>
      <text:p text:style-name="P40">Si volem utilitzar aquest plugin llavors s'ha de definir la següent entrada:</text:p>
      <text:p text:style-name="P40"/>
      <table:table table:name="Tabla51" table:style-name="Tabla51">
        <table:table-column table:style-name="Tabla51.A"/>
        <table:table-row>
          <table:table-cell table:style-name="Tabla51.A1" office:value-type="string">
            <text:p text:style-name="P17">es.caib.portafib.userinformationplugin=org.fundaciobit.plugins.userinformation.ldap.LdapUserInformationPlugin</text:p>
          </table:table-cell>
        </table:table-row>
      </table:table>
      <text:p text:style-name="P40"/>
      <text:p text:style-name="P40"/>
      <text:p text:style-name="P40">I a més definir les següents propietats:</text:p>
      <text:p text:style-name="P40"/>
      <table:table table:name="Tabla52" table:style-name="Tabla52">
        <table:table-column table:style-name="Tabla52.A"/>
        <table:table-column table:style-name="Tabla52.B"/>
        <table:table-column table:style-name="Tabla52.C"/>
        <table:table-row table:style-name="Tabla52.1">
          <table:table-cell table:style-name="Tabla52.A1" office:value-type="string">
            <text:p text:style-name="P29">Nom</text:p>
          </table:table-cell>
          <table:table-cell table:style-name="Tabla52.A1" office:value-type="string">
            <text:p text:style-name="P29">R/O<text:note text:id="ftn5" text:note-class="footnote"><text:note-citation>5</text:note-citation><text:note-body><text:p text:style-name="Footnote">R = Requerit | <text:s/>O = Opcional</text:p></text:note-body></text:note></text:p>
          </table:table-cell>
          <table:table-cell table:style-name="Tabla52.C1" office:value-type="string">
            <text:p text:style-name="P29">Descripció</text:p>
          </table:table-cell>
        </table:table-row>
        <table:table-row table:style-name="Tabla52.1">
          <table:table-cell table:style-name="Tabla52.A2" office:value-type="string">
            <text:p text:style-name="P27">es.caib.portafib.plugins.userinformation.ldap.host_url</text:p>
          </table:table-cell>
          <table:table-cell table:style-name="Tabla52.A2" office:value-type="string">
            <text:p text:style-name="Table_20_Contents">R</text:p>
          </table:table-cell>
          <table:table-cell table:style-name="Tabla52.C2" office:value-type="string">
            <text:p text:style-name="P8">Servidor de LDAP.Exemple:</text:p>
            <text:p text:style-name="P8">es.caib.portafib.plugins.userinformation.ldap.host_url=ldap://ldap.fundaciobit.org:389</text:p>
          </table:table-cell>
        </table:table-row>
        <table:table-row table:style-name="Tabla52.1">
          <table:table-cell table:style-name="Tabla52.A2" office:value-type="string">
            <text:p text:style-name="P27">es.caib.portafib.plugins.userinformation.ldap.security_principal</text:p>
          </table:table-cell>
          <table:table-cell table:style-name="Tabla52.A2" office:value-type="string">
            <text:p text:style-name="Table_20_Contents">R</text:p>
          </table:table-cell>
          <table:table-cell table:style-name="Tabla52.C2" office:value-type="string">
            <text:p text:style-name="P8">Usuari de amb permisos de lectura de LDAP</text:p>
          </table:table-cell>
        </table:table-row>
        <table:table-row table:style-name="Tabla52.1">
          <table:table-cell table:style-name="Tabla52.A2" office:value-type="string">
            <text:p text:style-name="P27">es.caib.portafib.plugins.userinformation.ldap.security_credentials</text:p>
          </table:table-cell>
          <table:table-cell table:style-name="Tabla52.A2" office:value-type="string">
            <text:p text:style-name="Table_20_Contents">R</text:p>
          </table:table-cell>
          <table:table-cell table:style-name="Tabla52.C2" office:value-type="string">
            <text:p text:style-name="P8">Contrasenya de l'usuari anterior</text:p>
          </table:table-cell>
        </table:table-row>
        <table:table-row table:style-name="Tabla52.1">
          <table:table-cell table:style-name="Tabla52.A2" office:value-type="string">
            <text:p text:style-name="P27">es.caib.portafib.plugins.userinformation.ldap.security_authentication</text:p>
          </table:table-cell>
          <table:table-cell table:style-name="Tabla52.A2" office:value-type="string">
            <text:p text:style-name="Table_20_Contents">R</text:p>
          </table:table-cell>
          <table:table-cell table:style-name="Tabla52.C2" office:value-type="string">
            <text:p text:style-name="P8">Tipus d'autenticació</text:p>
            <text:p text:style-name="P8">es.caib.portafib.plugins.userinformation.ldap.security_authentication=simple</text:p>
          </table:table-cell>
        </table:table-row>
        <text:soft-page-break/>
        <table:table-row table:style-name="Tabla52.1">
          <table:table-cell table:style-name="Tabla52.A2" office:value-type="string">
            <text:p text:style-name="P27">es.caib.portafib.plugins.userinformation.ldap.users_context_dn</text:p>
          </table:table-cell>
          <table:table-cell table:style-name="Tabla52.A2" office:value-type="string">
            <text:p text:style-name="Table_20_Contents">R</text:p>
          </table:table-cell>
          <table:table-cell table:style-name="Tabla52.C2" office:value-type="string">
            <text:p text:style-name="P8">Context on es troben els usuris. </text:p>
            <text:p text:style-name="P8">es.caib.portafib.plugins.userinformation.ldap.users_context_dn=cn=Users,dc=ibitnet,dc=lan</text:p>
          </table:table-cell>
        </table:table-row>
        <table:table-row table:style-name="Tabla52.1">
          <table:table-cell table:style-name="Tabla52.A2" office:value-type="string">
            <text:p text:style-name="P27">es.caib.portafib.plugins.userinformation.ldap.search_scope</text:p>
          </table:table-cell>
          <table:table-cell table:style-name="Tabla52.A2" office:value-type="string">
            <text:p text:style-name="Table_20_Contents">R</text:p>
          </table:table-cell>
          <table:table-cell table:style-name="Tabla52.C2" office:value-type="string">
            <text:p text:style-name="P8">Nivell de cerca.</text:p>
            <text:p text:style-name="P8">es.caib.portafib.plugins.userinformation.ldap.search_scope=onelevel</text:p>
          </table:table-cell>
        </table:table-row>
        <table:table-row table:style-name="Tabla52.1">
          <table:table-cell table:style-name="Tabla52.A2" office:value-type="string">
            <text:p text:style-name="P27">es.caib.portafib.plugins.userinformation.ldap.search_filter</text:p>
          </table:table-cell>
          <table:table-cell table:style-name="Tabla52.A2" office:value-type="string">
            <text:p text:style-name="Table_20_Contents">R</text:p>
          </table:table-cell>
          <table:table-cell table:style-name="Tabla52.C2" office:value-type="string">
            <text:p text:style-name="P8">Filtre de cerca. Exemple:</text:p>
            <text:p text:style-name="P8">es.caib.portafib.plugins.userinformation.ldap.search_filter=(|(memberOf=CN=@PFI_ADMIN,CN=Users,DC=ibitnet,DC=lan)(memberOf=CN=@PFI_USER,CN=Users,DC=ibitnet,DC=lan))</text:p>
          </table:table-cell>
        </table:table-row>
        <table:table-row table:style-name="Tabla52.1">
          <table:table-cell table:style-name="Tabla52.A2" office:value-type="string">
            <text:p text:style-name="P27">es.caib.portafib.plugins.userinformation.ldap.attribute.username</text:p>
          </table:table-cell>
          <table:table-cell table:style-name="Tabla52.A2" office:value-type="string">
            <text:p text:style-name="Table_20_Contents">R</text:p>
          </table:table-cell>
          <table:table-cell table:style-name="Tabla52.C2" office:value-type="string">
            <text:p text:style-name="P8">Nomde l'usuari.Exemple:</text:p>
            <text:p text:style-name="P8">es.caib.portafib.plugins.userinformation.ldap.attribute.username=sAMAccountName</text:p>
          </table:table-cell>
        </table:table-row>
        <table:table-row table:style-name="Tabla52.1">
          <table:table-cell table:style-name="Tabla52.A2" office:value-type="string">
            <text:p text:style-name="P27">es.caib.portafib.plugins.userinformation.ldap.attribute.mail</text:p>
          </table:table-cell>
          <table:table-cell table:style-name="Tabla52.A2" office:value-type="string">
            <text:p text:style-name="Table_20_Contents">R</text:p>
          </table:table-cell>
          <table:table-cell table:style-name="Tabla52.C2" office:value-type="string">
            <text:p text:style-name="P8">Correu de l'usuari.Exemple:</text:p>
            <text:p text:style-name="P8">es.caib.portafib.plugins.userinformation.ldap.attribute.mail=mail</text:p>
          </table:table-cell>
        </table:table-row>
        <table:table-row table:style-name="Tabla52.1">
          <table:table-cell table:style-name="Tabla52.A2" office:value-type="string">
            <text:p text:style-name="P27">es.caib.portafib.plugins.userinformation.ldap.attribute.administration_id</text:p>
          </table:table-cell>
          <table:table-cell table:style-name="Tabla52.A2" office:value-type="string">
            <text:p text:style-name="Table_20_Contents">R</text:p>
          </table:table-cell>
          <table:table-cell table:style-name="Tabla52.C2" office:value-type="string">
            <text:p text:style-name="P8">Nif o AdministrationID de l'usuari. Exemple:</text:p>
            <text:p text:style-name="P8">es.caib.portafib.plugins.userinformation.ldap.attribute.administration_id=postOfficeBox</text:p>
          </table:table-cell>
        </table:table-row>
        <table:table-row table:style-name="Tabla52.1">
          <table:table-cell table:style-name="Tabla52.A2" office:value-type="string">
            <text:p text:style-name="P27">es.caib.portafib.plugins.userinformation.ldap.attribute.name</text:p>
          </table:table-cell>
          <table:table-cell table:style-name="Tabla52.A2" office:value-type="string">
            <text:p text:style-name="Table_20_Contents">R</text:p>
          </table:table-cell>
          <table:table-cell table:style-name="Tabla52.C2" office:value-type="string">
            <text:p text:style-name="P8">Nom de l'usuari. Exemple:</text:p>
            <text:p text:style-name="P8">es.caib.portafib.plugins.userinformation.ldap.attribute.name=givenName</text:p>
          </table:table-cell>
        </table:table-row>
        <table:table-row table:style-name="Tabla52.1">
          <table:table-cell table:style-name="Tabla52.A2" office:value-type="string">
            <text:p text:style-name="P27">es.caib.portafib.plugins.userinformation.ldap.attribute.surname</text:p>
          </table:table-cell>
          <table:table-cell table:style-name="Tabla52.A2" office:value-type="string">
            <text:p text:style-name="Table_20_Contents">O</text:p>
          </table:table-cell>
          <table:table-cell table:style-name="Tabla52.C2" office:value-type="string">
            <text:p text:style-name="P8">Llinatges de l'usuari. Exemple:</text:p>
            <text:p text:style-name="P8">es.caib.portafib.plugins.userinformation.ldap.attribute.surname=sn</text:p>
          </table:table-cell>
        </table:table-row>
        <table:table-row table:style-name="Tabla52.1">
          <table:table-cell table:style-name="Tabla52.A2" office:value-type="string">
            <text:p text:style-name="P27">es.caib.portafib.plugins.userinformation.ldap.attribute.telephone</text:p>
          </table:table-cell>
          <table:table-cell table:style-name="Tabla52.A2" office:value-type="string">
            <text:p text:style-name="Table_20_Contents">O</text:p>
          </table:table-cell>
          <table:table-cell table:style-name="Tabla52.C2" office:value-type="string">
            <text:p text:style-name="P8">Telefon de l'usuari. Exemple:</text:p>
            <text:p text:style-name="P8">es.caib.portafib.plugins.userinformation.ldap.attribute.telephone=telephoneNumber</text:p>
          </table:table-cell>
        </table:table-row>
        <table:table-row table:style-name="Tabla52.1">
          <table:table-cell table:style-name="Tabla52.A2" office:value-type="string">
            <text:p text:style-name="P27">es.caib.portafib.plugins.userinformation.ldap.attribute.memberof</text:p>
          </table:table-cell>
          <table:table-cell table:style-name="Tabla52.A2" office:value-type="string">
            <text:p text:style-name="Table_20_Contents">R(*)</text:p>
          </table:table-cell>
          <table:table-cell table:style-name="Tabla52.C2" office:value-type="string">
            <text:p text:style-name="P8">Atribut que conté els roles. Exemple:</text:p>
            <text:p text:style-name="P8">es.caib.portafib.plugins.userinformation.ldap.attribute.memberof=memberOf</text:p>
          </table:table-cell>
        </table:table-row>
        <table:table-row table:style-name="Tabla52.1">
          <table:table-cell table:style-name="Tabla52.A2" office:value-type="string">
            <text:p text:style-name="P27">es.caib.portafib.plugins.userinformation.ldap.prefix_role_match_memberof</text:p>
          </table:table-cell>
          <table:table-cell table:style-name="Tabla52.A2" office:value-type="string">
            <text:p text:style-name="Table_20_Contents">R(*)</text:p>
          </table:table-cell>
          <table:table-cell table:style-name="Tabla52.C2" office:value-type="string">
            <text:p text:style-name="P8">Prefix per obtenir el role de l'atribut:</text:p>
            <text:p text:style-name="P8">es.caib.portafib.plugins.userinformation.ldap.prefix_role_match_memberof=CN=@</text:p>
          </table:table-cell>
        </table:table-row>
        <table:table-row table:style-name="Tabla52.1">
          <table:table-cell table:style-name="Tabla52.A2" office:value-type="string">
            <text:p text:style-name="P27">es.caib.portafib.plugins.userinformation.ldap.suffix_role_match_memberof</text:p>
          </table:table-cell>
          <table:table-cell table:style-name="Tabla52.A2" office:value-type="string">
            <text:p text:style-name="Table_20_Contents">R(*)</text:p>
          </table:table-cell>
          <table:table-cell table:style-name="Tabla52.C2" office:value-type="string">
            <text:p text:style-name="P8">Sufix per obtenir el role de l'atribut:</text:p>
            <text:p text:style-name="P32">es.caib.portafib.plugins.userinformation.ldap.suffix_role_match_memberof=,CN=Users,DC=ibitnet,DC=lan</text:p>
          </table:table-cell>
        </table:table-row>
      </table:table>
      <text:p text:style-name="P40"/>
      <text:p text:style-name="P40">(*) Aquests camps són opcionals sí des de l'aplicació que empri el plugin no realitzi consultes per conèixer els roles de cert usuari.</text:p>
      <text:p text:style-name="P40"><text:soft-page-break/></text:p>
      <text:h text:style-name="Heading_20_2" text:outline-level="2">Plugin de Custòdia Documental</text:h>
      <text:p text:style-name="P40"><text:tab/>Aquest plugins serveix per fer persistents, independentment de PortaFIB, els documents signats. La propietat que defineix el Plugin de Custòdia Documental és:</text:p>
      <text:p text:style-name="P40"/>
      <table:table table:name="Tabla56" table:style-name="Tabla56">
        <table:table-column table:style-name="Tabla56.A"/>
        <table:table-row>
          <table:table-cell table:style-name="Tabla56.A1" office:value-type="string">
            <text:p text:style-name="P50">es.caib.portafib.documentcustodyplugin=<text:span text:style-name="T13">[NOM DE LA CLASSE DEL PLUGIN DE CUSTODIA]</text:span></text:p>
          </table:table-cell>
        </table:table-row>
      </table:table>
      <text:p text:style-name="P40"><text:s/></text:p>
      <text:p text:style-name="P40"/>
      <text:h text:style-name="Heading_20_3" text:outline-level="3">Plugin de Custòdia emprant el Sistema de Fitxers</text:h>
      <text:p text:style-name="P40"><text:tab/>Aquesta implementació guarda els fitxers en un directori del sistema de fitxers. <text:span text:style-name="T24">Si es vol emprar s'ha de definir la següent propietat:</text:span></text:p>
      <text:p text:style-name="P49"/>
      <table:table table:name="Tabla58" table:style-name="Tabla58">
        <table:table-column table:style-name="Tabla58.A"/>
        <table:table-row table:style-name="Tabla58.1">
          <table:table-cell table:style-name="Tabla58.A1" office:value-type="string">
            <text:p text:style-name="P17">es.caib.portafib.documentcustodyplugin=org.fundaciobit.plugins.documentcustody.filesystem.FileSystemDocumentCustodyPlugin</text:p>
          </table:table-cell>
        </table:table-row>
      </table:table>
      <text:p text:style-name="P49"/>
      <text:p text:style-name="P40"><text:tab/>Les propietats necessàries per configurar aquest plugin es descriuen a continuació:</text:p>
      <text:p text:style-name="P40"/>
      <table:table table:name="Tabla57" table:style-name="Tabla57">
        <table:table-column table:style-name="Tabla57.A"/>
        <table:table-column table:style-name="Tabla57.B"/>
        <table:table-row table:style-name="Tabla57.1">
          <table:table-cell table:style-name="Tabla57.A1" office:value-type="string">
            <text:p text:style-name="P28"><text:s text:c="7"/></text:p>
            <text:p text:style-name="P28"><text:s text:c="8"/>es.caib.portafib.plugins.documentcustody.filesystem.prefix</text:p>
            <text:p text:style-name="P28"><text:s text:c="7"/></text:p>
          </table:table-cell>
          <table:table-cell table:style-name="Tabla57.B1" office:value-type="string">
            <text:p text:style-name="Table_20_Contents">Defineix un prefix pels fitxers guardats. Es per si s'utilitza un directori on hi ha altres fitxers i es vol diferenciar fàcilment quins són els fitxers custodiats. Exemple:</text:p>
            <text:p text:style-name="Table_20_Contents">es.caib.portafib.plugins.documentcustody.filesystem.prefix=CUST_</text:p>
          </table:table-cell>
        </table:table-row>
        <table:table-row table:style-name="Tabla57.1">
          <table:table-cell table:style-name="Tabla57.A2" office:value-type="string">
            <text:p text:style-name="P63">es.caib.portafib.plugins.documentcustody.filesystem.basedir</text:p>
          </table:table-cell>
          <table:table-cell table:style-name="Tabla57.B2" office:value-type="string">
            <text:p text:style-name="Standard">Defineix el directori dels sistema de fitxers on es guardaràn els fitxers. Exemple:</text:p>
            <text:p text:style-name="Standard">es.caib.portafib.plugins.documentcustody.filesystem.basedir=D:\\dades\\dades\\CarpetesPersonals\\Programacio\\PortaFIB-jboss-as\\server\\default\\deployportafib\\custodia.war</text:p>
          </table:table-cell>
        </table:table-row>
        <table:table-row table:style-name="Tabla57.1">
          <table:table-cell table:style-name="Tabla57.A2" office:value-type="string">
            <text:p text:style-name="P28">es.caib.portafib.plugins.documentcustody.filesystem.baseurl</text:p>
          </table:table-cell>
          <table:table-cell table:style-name="Tabla57.B2" office:value-type="string">
            <text:p text:style-name="Table_20_Contents">Si s'ha enllaçat el directori definit anteriorment amb un servidor web, llavors indicarem la URL per descarregar/validar cer document. Els valors reemplaçables en el misstatge són els següents:</text:p>
            <text:list xml:id="list8479226359947136604" text:style-name="L12">
              <text:list-item>
                <text:p text:style-name="P126">{0} = custodiaID</text:p>
              </text:list-item>
              <text:list-item>
                <text:p text:style-name="P126">{1} = URLEncoded(custodiaID)</text:p>
              </text:list-item>
              <text:list-item>
                <text:p text:style-name="P126">{2} = Hash</text:p>
              </text:list-item>
            </text:list>
            <text:p text:style-name="Table_20_Contents">Exemples:</text:p>
            <text:p text:style-name="Table_20_Contents">es.caib.portafib.plugins.documentcustody.filesystem.baseurl=<text:a xlink:type="simple" xlink:href="http://localhost:8080/custodia/index.jsp?custodyID" text:style-name="Internet_20_link" text:visited-style-name="Visited_20_Internet_20_Link">http://localhost:8080/custodia/index.jsp?custodyID</text:a>={0}</text:p>
            <text:p text:style-name="Table_20_Contents">es.caib.portafib.plugins.documentcustody.filesystem.baseurl=<text:a xlink:type="simple" xlink:href="http://localhost:8080/custodia/index.jsp?custodyID" text:style-name="Internet_20_link" text:visited-style-name="Visited_20_Internet_20_Link">http://localhost:8080/custodia/index.jsp?</text:a>hash={2}</text:p>
          </table:table-cell>
        </table:table-row>
        <text:soft-page-break/>
        <table:table-row table:style-name="Tabla57.1">
          <table:table-cell table:style-name="Tabla57.A2" office:value-type="string">
            <text:p text:style-name="P28">es.caib.portafib.plugins.documentcustody.filesystem.hash.algorithm</text:p>
            <text:p text:style-name="P28"/>
          </table:table-cell>
          <table:table-cell table:style-name="Tabla57.B2" office:value-type="string">
            <text:p text:style-name="P32">(opcional) Algorisme emprat per la generació del Hash emprat en “baseurl”. Valors posibles són MD2, MD5, SHA,SHA-256,SHA-384 i SHA-512</text:p>
          </table:table-cell>
        </table:table-row>
        <table:table-row table:style-name="Tabla57.1">
          <table:table-cell table:style-name="Tabla57.A2" office:value-type="string">
            <text:p text:style-name="P28">es.caib.portafib.plugins.documentcustody.filesystem.hash.password</text:p>
          </table:table-cell>
          <table:table-cell table:style-name="Tabla57.B2" office:value-type="string">
            <text:p text:style-name="Table_20_Contents">(opcional) En angles s'anomena “s<text:span text:style-name="T23">alt</text:span>”. És l'afegit a la cadena custodyID a partir de la qual es genera el hash. Aquest valor evita l'obtenció de valors a partir del hash.</text:p>
          </table:table-cell>
        </table:table-row>
      </table:table>
      <text:p text:style-name="P40"><text:tab/></text:p>
      <text:h text:style-name="Heading_20_4" text:outline-level="4">Com instal·lar un servidor de validació pel plugin de custòdia emprant el <text:s/>sistema de fitxers</text:h>
      <text:p text:style-name="P40"/>
      <text:list xml:id="list1144713409474043802" text:style-name="L13">
        <text:list-item>
          <text:p text:style-name="P112">Crear un directori anomenat custodia.war dins $JBOSS/server/default/deployportafib: <text:s/></text:p>
        </text:list-item>
      </text:list>
      <table:table table:name="Tabla60" table:style-name="Tabla60">
        <table:table-column table:style-name="Tabla60.A"/>
        <table:table-row>
          <table:table-cell table:style-name="Tabla60.A1" office:value-type="string">
            <text:p text:style-name="P18">$mkdir <text:s/><text:span text:style-name="T14">$JBOSS/server/default/deployportafib/custodia.war</text:span></text:p>
          </table:table-cell>
        </table:table-row>
      </table:table>
      <text:list xml:id="list33635849" text:continue-numbering="true" text:style-name="L13">
        <text:list-item>
          <text:p text:style-name="P112">Copiar dins el directori anterior el fitxer index.jsp que trobarem dins el zip de l'empaquetat o en el codi font en la següent ruta: plugins\plugins-documentcustody\filesystem\index.jsp</text:p>
        </text:list-item>
        <text:list-item>
          <text:p text:style-name="P112">Reiniciar JBoss.</text:p>
        </text:list-item>
      </text:list>
      <text:p text:style-name="P40"/>
      <text:p text:style-name="P40"/>
      <text:h text:style-name="P133" text:outline-level="3">Plugin de Custòdia emprant Alfresco</text:h>
      <text:p text:style-name="P74">&lt;&lt; FALTA - NO IMPLEMENTAT&gt;&gt;</text:p>
      <text:h text:style-name="P133" text:outline-level="3">Plugin de Custòdia emprant Custodia de la CAIB</text:h>
      <text:p text:style-name="P40"/>
      <text:p text:style-name="P40">Aquesta implementació guarda els fitxers en el sistema de Custòdia de la CAIB. <text:span text:style-name="T24">Si es vol emprar s'ha de definir la següent propietat:</text:span></text:p>
      <text:p text:style-name="P49"/>
      <table:table table:name="Tabla61" table:style-name="Tabla61">
        <table:table-column table:style-name="Tabla61.A"/>
        <table:table-row table:style-name="Tabla61.1">
          <table:table-cell table:style-name="Tabla61.A1" office:value-type="string">
            <text:p text:style-name="P17">es.caib.portafib.documentcustodyplugin=org.fundaciobit.plugins.documentcustody.custodiacaibaxis.CustodiaCaibAxisPlugin</text:p>
          </table:table-cell>
        </table:table-row>
      </table:table>
      <text:p text:style-name="P49"/>
      <text:p text:style-name="P40"><text:tab/>Les propietats necessàries per configurar aquest plugin es descriuen a continuació:</text:p>
      <text:p text:style-name="P40"/>
      <table:table table:name="Tabla62" table:style-name="Tabla62">
        <table:table-column table:style-name="Tabla62.A"/>
        <table:table-column table:style-name="Tabla62.B"/>
        <table:table-row table:style-name="Tabla62.1">
          <table:table-cell table:style-name="Tabla62.A1" office:value-type="string">
            <text:p text:style-name="P28"><text:s/>es.caib.portafib.plugins.documentcustody.custodiacaib.urlvalidation</text:p>
            <text:p text:style-name="P28"><text:s text:c="7"/></text:p>
          </table:table-cell>
          <table:table-cell table:style-name="Tabla62.B1" office:value-type="string">
            <text:p text:style-name="Standard"><text:s/>Indica la plantilla de la URL de validació. Els valors reemplaçables en el l'adreça són els següents:</text:p>
            <text:list xml:id="list33627333" text:continue-list="list8479226359947136604" text:style-name="L12">
              <text:list-item>
                <text:p text:style-name="P126">{0} = HASH</text:p>
              </text:list-item>
              <text:list-item>
                <text:p text:style-name="P126">{1} = CodiExtern</text:p>
              </text:list-item>
              <text:list-item>
                <text:p text:style-name="P126">{2} = CodiEspecial</text:p>
              </text:list-item>
            </text:list>
            <text:p text:style-name="Table_20_Contents">Exemple:</text:p>
            <text:p text:style-name="P28">es.caib.portafib.plugins.documentcustody.custodiacaib.urlvalidation=http://192.168.31.143:8080/signatura/sigpub/viewdoc?hash={0}</text:p>
          </table:table-cell>
        </table:table-row>
        <text:soft-page-break/>
        <table:table-row table:style-name="Tabla62.1">
          <table:table-cell table:style-name="Tabla62.A2" office:value-type="string">
            <text:p text:style-name="P28">es.caib.portafib.plugins.documentcustody.custodiacaib.server</text:p>
          </table:table-cell>
          <table:table-cell table:style-name="Tabla62.B2" office:value-type="string">
            <text:p text:style-name="Standard">Indica la ubicació dels Servidor de custòdia</text:p>
            <text:p text:style-name="Table_20_Contents">Exemple:</text:p>
            <text:p text:style-name="P28">es.caib.portafib.plugins.documentcustody.custodiacaib.server=http://192.168.31.143:8080/signatura/services/CustodiaDocumentos</text:p>
            <text:p text:style-name="Table_20_Contents"/>
          </table:table-cell>
        </table:table-row>
        <table:table-row table:style-name="Tabla62.1">
          <table:table-cell table:style-name="Tabla62.A2" office:value-type="string">
            <text:p text:style-name="P28">es.caib.portafib.plugins.documentcustody.custodiacaib.username</text:p>
          </table:table-cell>
          <table:table-cell table:style-name="Tabla62.B2" office:value-type="string">
            <text:p text:style-name="Table_20_Contents">Indica l'usuari amb el que autenticar-se al servidor de custòdia.</text:p>
            <text:p text:style-name="Table_20_Contents">Exemple:</text:p>
            <text:p text:style-name="P28">es.caib.portafib.plugins.documentcustody.custodiacaib.username=valcust</text:p>
          </table:table-cell>
        </table:table-row>
        <table:table-row table:style-name="Tabla62.1">
          <table:table-cell table:style-name="Tabla62.A2" office:value-type="string">
            <text:p text:style-name="P28">es.caib.portafib.plugins.documentcustody.custodiacaib.password</text:p>
          </table:table-cell>
          <table:table-cell table:style-name="Tabla62.B2" office:value-type="string">
            <text:p text:style-name="Table_20_Contents">Indica la contrasenya assicada a l'usuari amb el que autenticar-se al servidor de custòdia.</text:p>
            <text:p text:style-name="Table_20_Contents">Exemple:</text:p>
            <text:p text:style-name="P28">es.caib.portafib.plugins.documentcustody.custodiacaib.password=valcust</text:p>
          </table:table-cell>
        </table:table-row>
        <table:table-row table:style-name="Tabla62.1">
          <table:table-cell table:style-name="Tabla62.A2" office:value-type="string">
            <text:p text:style-name="P28">es.caib.portafib.plugins.documentcustody.custodiacaib.defaultdocumenttype=PDF</text:p>
          </table:table-cell>
          <table:table-cell table:style-name="Tabla62.B2" office:value-type="string">
            <text:p text:style-name="Table_20_Contents">És el tipus de document per defecte definit dins Custodia amb que es guardarà aquest document. Aquest tipus és pot modificar definint en el camp paràmetres del Plugin de Custòdia un paràmetre “documenttype=[TIPUS]" via web o via webservices. En cas contrari farà ús del tipus definit en aquesta propietat.</text:p>
            <text:p text:style-name="Table_20_Contents">Exemple:</text:p>
            <text:p text:style-name="P28">es.caib.portafib.plugins.documentcustody.custodiacaib.defaultdocumenttype=PDF</text:p>
          </table:table-cell>
        </table:table-row>
        <table:table-row table:style-name="Tabla62.1">
          <table:table-cell table:style-name="Tabla62.A2" office:value-type="string">
            <text:p text:style-name="P28">es.caib.portafib.plugins.documentcustody.custodiacaib.defaultreserveprefix</text:p>
          </table:table-cell>
          <table:table-cell table:style-name="Tabla62.B2" office:value-type="string">
            <text:p text:style-name="Table_20_Contents">Conté l'identificador per defecte que s'inclou en el Hash al fer la reserva. Aquest identificador es pot modificar definint en el camp paràmetres del Plugin de Custòdia un paràmetre “reserveprefix=[NOM]" <text:s/>via web o via webservices. En cas contrari farà ús de l'identificador definit en aquesta propietat.</text:p>
            <text:p text:style-name="Table_20_Contents">Exemple:</text:p>
            <text:p text:style-name="P28">es.caib.portafib.plugins.documentcustody.custodiacaib.defaultreserveprefix=PORTAFIB</text:p>
          </table:table-cell>
        </table:table-row>
      </table:table>
      <text:p text:style-name="P47"/>
      <text:h text:style-name="Heading_20_1" text:outline-level="1"><text:bookmark-start text:name="__RefNumPara__1245_1584979607"/>Gestió de BBDD<text:bookmark-end text:name="__RefNumPara__1245_1584979607"/></text:h>
      <text:p text:style-name="P40"/>
      <text:h text:style-name="Heading_20_2" text:outline-level="2"><text:bookmark-start text:name="__RefHeading__2265_778041785"/><text:bookmark-start text:name="__RefNumPara__1134_1584979607"/>Crear usuari i BBDD per PortaFIB<text:bookmark-end text:name="__RefHeading__2265_778041785"/><text:bookmark-end text:name="__RefNumPara__1134_1584979607"/></text:h>
      <text:list xml:id="list33634843" text:continue-list="list33629880" text:style-name="L3">
        <text:list-header>
          <text:p text:style-name="P113"/>
        </text:list-header>
      </text:list>
      <text:h text:style-name="Heading_20_3" text:outline-level="3"><text:span text:style-name="Source_20_Text"><text:span text:style-name="T21">Connectar-se a la BBDD</text:span></text:span></text:h>
      <text:p text:style-name="P55"><text:span text:style-name="Source_20_Text"><text:span text:style-name="T17"/></text:span></text:p>
      <table:table table:name="Tabla25" table:style-name="Tabla25">
        <table:table-column table:style-name="Tabla25.A"/>
        <table:table-row>
          <table:table-cell table:style-name="Tabla25.A1" office:value-type="string">
            <text:p text:style-name="P70"><text:span text:style-name="Source_20_Text"><text:span text:style-name="T2">$ sudo bash<text:line-break/></text:span></text:span><text:soft-page-break/><text:span text:style-name="Source_20_Text"><text:span text:style-name="T2">$ su postgres<text:line-break/></text:span></text:span><text:span text:style-name="Source_20_Text"><text:span text:style-name="T2">$ psql -U postgres</text:span></text:span></text:p>
          </table:table-cell>
        </table:table-row>
      </table:table>
      <text:p text:style-name="P42"/>
      <text:h text:style-name="Heading_20_3" text:outline-level="3">Crearem l'usuari portafib:</text:h>
      <text:p text:style-name="P41"/>
      <table:table table:name="Tabla24" table:style-name="Tabla24">
        <table:table-column table:style-name="Tabla24.A"/>
        <table:table-row>
          <table:table-cell table:style-name="Tabla24.A1" office:value-type="string">
            <text:p text:style-name="P82">CREATE USER "portafib" WITH <text:s/>ENCRYPTED PASSWORD 'portafib' NOCREATEUSER;</text:p>
            <text:p text:style-name="P82"/>
          </table:table-cell>
        </table:table-row>
      </table:table>
      <text:p text:style-name="P41"/>
      <text:h text:style-name="Heading_20_3" text:outline-level="3">Crear la BBDD</text:h>
      <text:p text:style-name="P41"/>
      <table:table table:name="Tabla13" table:style-name="Tabla13">
        <table:table-column table:style-name="Tabla13.A"/>
        <table:table-row>
          <table:table-cell table:style-name="Tabla13.A1" office:value-type="string">
            <text:p text:style-name="P83">CREATE DATABASE "portafib" WITH OWNER=portafib;</text:p>
          </table:table-cell>
        </table:table-row>
      </table:table>
      <text:p text:style-name="P41"/>
      <text:p text:style-name="P41">i sortirem</text:p>
      <text:p text:style-name="P41"/>
      <table:table table:name="Tabla26" table:style-name="Tabla26">
        <table:table-column table:style-name="Tabla26.A"/>
        <table:table-row>
          <table:table-cell table:style-name="Tabla26.A1" office:value-type="string">
            <text:p text:style-name="P84">\q</text:p>
          </table:table-cell>
        </table:table-row>
      </table:table>
      <text:p text:style-name="P41"/>
      <text:p text:style-name="P41"/>
      <text:h text:style-name="Heading_20_2" text:outline-level="2">Crear esquema de taules i inserir dades</text:h>
      <text:p text:style-name="P82"/>
      <text:h text:style-name="Heading_20_3" text:outline-level="3">Connectar-se al servidor de BBDD amb l'usuari portafib:</text:h>
      <text:p text:style-name="P41"/>
      <table:table table:name="Tabla33" table:style-name="Tabla33">
        <table:table-column table:style-name="Tabla33.A"/>
        <table:table-row>
          <table:table-cell table:style-name="Tabla33.A1" office:value-type="string">
            <text:list xml:id="list33619770" text:continue-numbering="true" text:style-name="L3">
              <text:list-item>
                <text:list>
                  <text:list-header>
                    <text:p text:style-name="P113"><text:span text:style-name="Source_20_Text"><text:span text:style-name="T8">$ psql -h localhost -p 5432 -U portafib -W</text:span></text:span><text:span text:style-name="T8"> -d portafib</text:span></text:p>
                  </text:list-header>
                </text:list>
              </text:list-item>
            </text:list>
          </table:table-cell>
        </table:table-row>
      </table:table>
      <text:list xml:id="list33635192" text:continue-numbering="true" text:style-name="L3">
        <text:list-item>
          <text:list>
            <text:list-header>
              <text:p text:style-name="P113"/>
            </text:list-header>
          </text:list>
        </text:list-item>
      </text:list>
      <text:p text:style-name="P41">i si està en un altra servidor llavors executar</text:p>
      <text:p text:style-name="P41"/>
      <table:table table:name="Tabla28" table:style-name="Tabla28">
        <table:table-column table:style-name="Tabla28.A"/>
        <table:table-row>
          <table:table-cell table:style-name="Tabla28.A1" office:value-type="string">
            <text:list xml:id="list33618713" text:continue-numbering="true" text:style-name="L3">
              <text:list-item>
                <text:list>
                  <text:list-header>
                    <text:p text:style-name="P113"><text:span text:style-name="Source_20_Text"><text:span text:style-name="T13">$ psql -h www.xxx.yyy.zzz -p 5432 </text:span></text:span><text:span text:style-name="Source_20_Text"><text:span text:style-name="T8">-U portafib -W -d portafib</text:span></text:span></text:p>
                  </text:list-header>
                </text:list>
              </text:list-item>
            </text:list>
          </table:table-cell>
        </table:table-row>
      </table:table>
      <text:list xml:id="list33642899" text:continue-numbering="true" text:style-name="L3">
        <text:list-item>
          <text:list>
            <text:list-header>
              <text:p text:style-name="P113"/>
              <text:list>
                <text:list-header>
                  <text:p text:style-name="P131"/>
                </text:list-header>
              </text:list>
            </text:list-header>
          </text:list>
        </text:list-item>
      </text:list>
      <text:h text:style-name="Heading_20_3" text:outline-level="3">Donam permisos al usuari:</text:h>
      <text:p text:style-name="P41"/>
      <table:table table:name="Tabla29" table:style-name="Tabla29">
        <table:table-column table:style-name="Tabla29.A"/>
        <table:table-row>
          <table:table-cell table:style-name="Tabla29.A1" office:value-type="string">
            <text:p text:style-name="P97">GRANT ALL PRIVILEGES ON DATABASE "portafib" TO portafib;</text:p>
            <text:p text:style-name="P97">GRANT ALL PRIVILEGES ON SCHEMA PUBLIC TO portafib;</text:p>
          </table:table-cell>
        </table:table-row>
      </table:table>
      <text:p text:style-name="P41"/>
      <text:h text:style-name="Heading_20_3" text:outline-level="3">Importam l'estructura de taules i dades dins la BBDD</text:h>
      <text:p text:style-name="P41"/>
      <text:p text:style-name="P41"/>
      <text:p text:style-name="P41"><text:soft-page-break/></text:p>
      <table:table table:name="Tabla31" table:style-name="Tabla31">
        <table:table-column table:style-name="Tabla31.A"/>
        <table:table-row table:style-name="Tabla31.1">
          <table:table-cell table:style-name="Tabla31.A1" office:value-type="string">
            <text:p text:style-name="P85"><text:span text:style-name="T4">\i $HOME/portafib/scripts/bbdd/</text:span><text:span text:style-name="T5">[x.y]</text:span><text:span text:style-name="T4">/</text:span><text:span text:style-name="T5">[sgbd]</text:span><text:span text:style-name="T4">/</text:span><text:span text:style-name="T6">portafib_</text:span><text:span text:style-name="T4">create_schema.sql</text:span></text:p>
            <text:p text:style-name="P85"><text:span text:style-name="T4">\i $HOME/portafib/scripts/bbdd/</text:span><text:span text:style-name="T5">[x.y]</text:span><text:span text:style-name="T4">/</text:span><text:span text:style-name="T5">[sgbd]</text:span><text:span text:style-name="T4">/portafib_create_data.sql</text:span></text:p>
          </table:table-cell>
        </table:table-row>
      </table:table>
      <text:p text:style-name="P41"/>
      <text:p text:style-name="P51"/>
      <table:table table:name="Taula1" table:style-name="Taula1">
        <table:table-column table:style-name="Taula1.A"/>
        <table:table-column table:style-name="Taula1.B"/>
        <table:table-row>
          <table:table-cell table:style-name="Taula1.A1" office:value-type="string">
            <text:p text:style-name="P103"><text:s/><draw:frame draw:style-name="fr4" draw:name="gráficos7" text:anchor-type="as-char" svg:width="1.339cm" svg:height="1.339cm" draw:z-index="38"><draw:image xlink:href="Pictures/10000201000000330000003367444CDA.png" xlink:type="simple" xlink:show="embed" xlink:actuate="onLoad"/></draw:frame></text:p>
          </table:table-cell>
          <table:table-cell table:style-name="Taula1.B1" office:value-type="string">
            <text:p text:style-name="P79">En l'entorn de la CAIB (Govern Balear) <text:s/>els scripts a carregar són els següents:</text:p>
            <table:table table:name="Taula2" table:style-name="Taula2">
              <table:table-column table:style-name="Taula2.A"/>
              <table:table-row>
                <table:table-cell table:style-name="Taula2.A1" office:value-type="string">
                  <text:p text:style-name="P86"><text:span text:style-name="T9">\i $HOME/portafib/scripts/bbdd/</text:span><text:span text:style-name="T10">[x.y]</text:span><text:span text:style-name="T9">/</text:span><text:span text:style-name="T10">[sgbd]</text:span><text:span text:style-name="T9">/</text:span><text:span text:style-name="T11">portafib_</text:span><text:span text:style-name="T9">create_schema_caib.sql</text:span></text:p>
                  <text:p text:style-name="P87"><text:span text:style-name="T9">\i $HOME/portafib/scripts/bbdd/</text:span><text:span text:style-name="T10">[x.y]</text:span><text:span text:style-name="T9">/</text:span><text:span text:style-name="T10">[sgbd]</text:span><text:span text:style-name="T9">/portafib_create_data.sql</text:span></text:p>
                  <text:p text:style-name="P87"><text:span text:style-name="T9">\i $HOME/portafib/scripts/bbdd/</text:span><text:span text:style-name="T10">[x.y]</text:span><text:span text:style-name="T9">/portafib_create_data_caib.sql</text:span><text:span text:style-name="T9"><text:note text:id="ftn6" text:note-class="footnote"><text:note-citation>6</text:note-citation><text:note-body><text:p text:style-name="P80"><text:s text:c="2"/>portafib_create_data_caib.sql: incorpora els tipus de documents del Portafirmas de la CAIB</text:p></text:note-body></text:note></text:span></text:p>
                  <text:p text:style-name="P87"><text:span text:style-name="T9">\i $HOME/portafib/scripts/bbdd/</text:span><text:span text:style-name="T10">[x.y]</text:span><text:span text:style-name="T9">/oracle/portafib_carrecs_caib.sql</text:span><text:span text:style-name="T9"><text:note text:id="ftn7" text:note-class="footnote"><text:note-citation>7</text:note-citation><text:note-body><text:p text:style-name="Footnote">portafib_carrecs_caib.sql: Conté una taula adicional on els agents de seycon actualitzaran les dades dels càrrecs i disparadors que cridaran a certes URL per actualitzar els corresponents càrrecs dins PortaFIB.</text:p></text:note-body></text:note></text:span></text:p>
                </table:table-cell>
              </table:table-row>
            </table:table>
            <text:p text:style-name="P79"/>
            <text:p text:style-name="P79">Important: Abans d'executar el fitxer portafib_carrecs_caib.sql aquest s'ha d'editar per configurar la IP del servidor de PortaFIB.</text:p>
          </table:table-cell>
        </table:table-row>
      </table:table>
      <text:p text:style-name="P51"/>
      <text:p text:style-name="P41"/>
      <text:p text:style-name="P44"><text:tab/>On <text:span text:style-name="T16">[sgbd]</text:span> pot ser oracle o postgresql i [x.y] <text:s/>és la versió que estam instal·lant. Si dins aquest directori no trobau el vostre sgbd, llavors comentar-vos que dins els directori $HOME/portafib/scripts/sqlgenerator existeix un generador d'scripts sql a partir de les anotacions Hibernate-JPA per qualsevol BBDD que suporti Hibernate. Llegir el readme.txt del mateix directori (Requereix compilar el codi. Veure punt “<text:bookmark-ref text:reference-format="chapter" text:ref-name="__RefNumPara__1225_1457230152">5.1</text:bookmark-ref>.-<text:bookmark-ref text:reference-format="text" text:ref-name="__RefNumPara__1225_1457230152">ANNEX I: Compilar PortaFIB des de subversion de sourceforge</text:bookmark-ref>”);</text:p>
      <text:p text:style-name="P51"/>
      <text:p text:style-name="P51"/>
      <text:p text:style-name="P51"/>
      <text:h text:style-name="Heading_20_3" text:outline-level="3">Sortir</text:h>
      <text:list xml:id="list33633987" text:continue-numbering="true" text:style-name="L3">
        <text:list-header>
          <text:p text:style-name="P113"/>
        </text:list-header>
      </text:list>
      <table:table table:name="Tabla32" table:style-name="Tabla32">
        <table:table-column table:style-name="Tabla32.A"/>
        <table:table-row>
          <table:table-cell table:style-name="Tabla32.A1" office:value-type="string">
            <text:p text:style-name="P96">\q</text:p>
          </table:table-cell>
        </table:table-row>
      </table:table>
      <text:list xml:id="list33620825" text:continue-numbering="true" text:style-name="L3">
        <text:list-item>
          <text:list>
            <text:list-header>
              <text:p text:style-name="P113"/>
            </text:list-header>
          </text:list>
        </text:list-item>
      </text:list>
      <text:p text:style-name="P40"/>
      <text:h text:style-name="Heading_20_2" text:outline-level="2">Crear usuari i BBDD per la gestió d'usuaris PortaFIB.</text:h>
      <text:p text:style-name="Text_20_body"/>
      <text:p text:style-name="Text_20_body"><text:tab/>Aquest punt només és necessari si no tenim definida cap font d'usuaris amb que autenticar i autoritzar l'accés a portafirmes.</text:p>
      <text:p text:style-name="Text_20_body"><text:tab/>Per això realitzarem les mateixes passes descrites en el punt “<text:bookmark-ref text:reference-format="chapter" text:ref-name="__RefNumPara__1134_1584979607">4.1</text:bookmark-ref>.-<text:bookmark-ref text:reference-format="text" text:ref-name="__RefNumPara__1134_1584979607">Crear usuari i BBDD per PortaFIB</text:bookmark-ref>” però amb les següents dades:</text:p>
      <text:list xml:id="list7923757856675976142" text:style-name="L14">
        <text:list-item>
          <text:list>
            <text:list-item>
              <text:list>
                <text:list-item>
                  <text:p text:style-name="P138">Nom de bbdd: seycon</text:p>
                </text:list-item>
                <text:list-item>
                  <text:p text:style-name="P138">Usuari: <text:s/>seycon</text:p>
                </text:list-item>
                <text:list-item>
                  <text:p text:style-name="P138">Contrasenya: seycon</text:p>
                </text:list-item>
                <text:list-item>
                  <text:p text:style-name="P138"><text:soft-page-break/>Script de creació de bbdd: $HOME/portafib/scripts/development/seycon.sql</text:p>
                </text:list-item>
                <text:list-item>
                  <text:p text:style-name="P138">Script de creació de dades: $HOME/portafib/scripts/development/seycon-data.sql</text:p>
                </text:list-item>
              </text:list>
            </text:list-item>
          </text:list>
        </text:list-item>
      </text:list>
      <text:p text:style-name="Text_20_body"/>
      <text:p text:style-name="Text_20_body">Nota: Podem no voler donar d'alta el conjunt d'usuaris de dins seycon-data.sql, per la qual cosa no es necessari. Únicament per accedir a portafib requerim donar d'alta un usuari dins la taula sc_wl_usuarii associar-li el role PFI_ADMIN dins la taula <text:s/>sc_wl_usugru.</text:p>
      <text:p text:style-name="Text_20_body"/>
      <text:p text:style-name="Text_20_body"/>
      <text:h text:style-name="Heading_20_1" text:outline-level="1">Annexes</text:h>
      <text:h text:style-name="Heading_20_2" text:outline-level="2"><text:bookmark-start text:name="__RefNumPara__1225_1457230152"/>ANNEX I: Compilar PortaFIB des de subversion de sourceforge<text:bookmark-end text:name="__RefNumPara__1225_1457230152"/></text:h>
      <text:p text:style-name="P59"/>
      <text:p text:style-name="P59"><text:tab/>Aquest manual explica com compilar l'aplicació PortaFIB a partir del repositori de subversion de sourceforge. Es requerix JDK 1.6, ant i maven (versió mínima 3.0.2). La compilació es realitzarà en un directori <text:s/>portafib del home de l'usuari ($HOME/portafib<text:span text:style-name="T2">)</text:span>.</text:p>
      <text:p text:style-name="P40"/>
      <text:h text:style-name="Heading_20_3" text:outline-level="3">SVN CheckOut</text:h>
      <text:list xml:id="list8437343602855714620" text:style-name="L15">
        <text:list-header>
          <text:p text:style-name="P114">Estant en el home de l'usuari fer check out d'una branca o un tag executant la següent comanda:</text:p>
        </text:list-header>
      </text:list>
      <text:p text:style-name="P40">BRANCA</text:p>
      <table:table table:name="Tabla23" table:style-name="Tabla23">
        <table:table-column table:style-name="Tabla23.A"/>
        <table:table-row>
          <table:table-cell table:style-name="Tabla23.A1" office:value-type="string">
            <text:p text:style-name="P50">$svn co <text:span text:style-name="T18">http://subversion.ibit.org/portafib/portafib-core/branches/portafib-x.y</text:span></text:p>
          </table:table-cell>
        </table:table-row>
      </table:table>
      <text:p text:style-name="P40"/>
      <text:p text:style-name="P40">BRANCA</text:p>
      <table:table table:name="Taula7" table:style-name="Taula7">
        <table:table-column table:style-name="Taula7.A"/>
        <table:table-row>
          <table:table-cell table:style-name="Taula7.A1" office:value-type="string">
            <text:p text:style-name="P50">$svn co <text:span text:style-name="T18">http://subversion.ibit.org/portafib/portafib-core/tags/portafib-x.y.z/</text:span></text:p>
          </table:table-cell>
        </table:table-row>
      </table:table>
      <text:p text:style-name="P40"/>
      <text:p text:style-name="P40"/>
      <text:h text:style-name="Heading_20_3" text:outline-level="3">Llibreries sense repositori a Internet</text:h>
      <text:list xml:id="list33638248" text:continue-numbering="true" text:style-name="L15">
        <text:list-header>
          <text:p text:style-name="P114">Anar a $HOME/portafib/lib i executar les següents comandes:</text:p>
        </text:list-header>
      </text:list>
      <text:p text:style-name="P40"/>
      <table:table table:name="Tabla35" table:style-name="Tabla35">
        <table:table-column table:style-name="Tabla35.A"/>
        <table:table-row>
          <table:table-cell table:style-name="Tabla35.A1" office:value-type="string">
            <text:p text:style-name="P54"><text:s text:c="3"/>$ install_ibkeyapi_jar.sh </text:p>
            <text:p text:style-name="P54"><text:s text:c="3"/>$ install_afirma_miniapplet_jar.sh</text:p>
            <text:p text:style-name="P54"><text:s text:c="3"/>$ install_axis_jaxrpc_jar.sh</text:p>
          </table:table-cell>
        </table:table-row>
      </table:table>
      <text:p text:style-name="P40"/>
      <text:p text:style-name="P43"><text:tab/>Aquestes comandes serveixen per ficar dins del repositori MAVEN llibreries que no es poden descarregar de cap repositori d'Internet. Nota: trobareu també els fitxers .bat si feis feina amb Windows.</text:p>
      <text:p text:style-name="P40"/>
      <text:h text:style-name="Heading_20_3" text:outline-level="3"><text:soft-page-break/>Firma del jar l'Applet o Applet firmat per defecte</text:h>
      <text:p text:style-name="P40"/>
      <text:p text:style-name="P40"><text:tab/>Applet del PortaFIB requereix que estigui firmat. A partir de la versió de java 1.7.0_45 requereix que aquesta firma estigui dins el repositori de d'entitats en que java confia. En cas contrari no executa l'applet.</text:p>
      <text:p text:style-name="P40"><text:tab/>La forma més senzilla es emprar l'applet ja firmat ubicat dins el directori $HOME/portafib/lib, que s'explica en el punt </text:p>
      <text:p text:style-name="P40"/>
      <text:p text:style-name="P40"/>
      <text:h text:style-name="Heading_20_4" text:outline-level="4">Utilitzar Applet ja Firmat</text:h>
      <text:p text:style-name="P40"/>
      <text:list xml:id="list33635127" text:continue-numbering="true" text:style-name="L15">
        <text:list-header>
          <text:p text:style-name="P114">Anar a $HOME/portafib/lib i executar la següent comanda:</text:p>
        </text:list-header>
      </text:list>
      <text:p text:style-name="P40"/>
      <table:table table:name="Tabla15" table:style-name="Tabla15">
        <table:table-column table:style-name="Tabla15.A"/>
        <table:table-row>
          <table:table-cell table:style-name="Tabla15.A1" office:value-type="string">
            <text:p text:style-name="P54"><text:s text:c="3"/>$ install_portafib_applet_signed_jar.sh</text:p>
          </table:table-cell>
        </table:table-row>
      </table:table>
      <text:p text:style-name="P40"/>
      <text:p text:style-name="P43"><text:tab/>Aquesta comanda serveix per ficar dins del repositori MAVEN l'applet signat per a que sigui utilitzat en la resta del codi del PortaFIB. Nota: trobareu també el fitxer .bat si feis feina amb windows.</text:p>
      <text:p text:style-name="P40"/>
      <text:p text:style-name="P40"/>
      <text:h text:style-name="Heading_20_4" text:outline-level="4">Compilar i Firmar l'Applet </text:h>
      <text:p text:style-name="P40"/>
      <text:p text:style-name="P40"><text:tab/>En cas que volguem desenvolupar l'applet llavors requerin de dues passes: primera, definir el certificar amb el que es firmarà l'applet i segona indicar a maven que volem compilar l'applet (utilitzar el paràmetre -Papplet).</text:p>
      <text:p text:style-name="P40"/>
      <text:p text:style-name="P40"><text:tab/>Per definir el certificat amb el que firmar el jar de l'applet necessitem un keystore anomenat afirma.keystore amb contrasenya “afirma” situat en l'arrel del projecte. En aquest keystore hi ha d'anar el certificat amb <text:s/>amb alies “codesign” i contrasenya “afirma”.</text:p>
      <text:p text:style-name="P40"/>
      <text:p text:style-name="P40"><text:tab/>Teniu un exemple de keystore amb un certificat de firma dins el directori $HOME/portafib/scripts/certificats/afirma.keystore executar la següent comanda:</text:p>
      <text:p text:style-name="P40"/>
      <table:table table:name="Tabla19" table:style-name="Tabla19">
        <table:table-column table:style-name="Tabla19.A"/>
        <table:table-row>
          <table:table-cell table:style-name="Tabla19.A1" office:value-type="string">
            <text:p text:style-name="Table_20_Contents"><text:s/><text:span text:style-name="T7"><text:s/>$ cp $HOME/portafib/scripts/certificats/afirma.keystore $HOME/portafib</text:span></text:p>
          </table:table-cell>
        </table:table-row>
      </table:table>
      <text:p text:style-name="P40"/>
      <text:p text:style-name="P40"><text:tab/>El certificat contingut en aquest keystore és de proves, per lo que si alguna entitat vol utilitzar un certificat reconegut per firmat l'applet llavors no hi ha cap problema, només ha de seguir les instruccions abans descrites.</text:p>
      <text:p text:style-name="P40"/>
      <text:h text:style-name="Heading_20_3" text:outline-level="3">Compilació</text:h>
      <text:p text:style-name="P43"><text:tab/>Tal i com s'ha explicat en la introducció, es poden generar ears amb diferents característiques segons el paràmetres emprats durant la compilació. Si escriviu help.sh /.bat vos apareixeran totes les opcions possibles excepte dues que sempre una o l'altra es requerida:</text:p>
      <text:list xml:id="list8441681672279859459" text:style-name="L16">
        <text:list-item>
          <text:list>
            <text:list-item>
              <text:p text:style-name="P109"><text:soft-page-break/>-Pdesenvolupament: s'utilitza en desenvolupament i el que fa es carregar els plugins dins el propi ear de PortaFIB</text:p>
            </text:list-item>
            <text:list-item>
              <text:p text:style-name="P109">-Pproduccio: s'utilitza en producció i separa el codi de PortaFIB en un ear i els plugins en un altra ear.</text:p>
            </text:list-item>
          </text:list>
        </text:list-item>
      </text:list>
      <text:p text:style-name="P40"/>
      <text:p text:style-name="P40"/>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25">Tipus</text:p>
          </table:table-cell>
          <table:table-cell table:style-name="Tabla16.A1" office:value-type="string">
            <text:p text:style-name="P25">Paràmetres Maven</text:p>
          </table:table-cell>
          <table:table-cell table:style-name="Tabla16.C1" office:value-type="string">
            <text:p text:style-name="P25">Output</text:p>
          </table:table-cell>
        </table:table-row>
        <table:table-row table:style-name="Tabla16.1">
          <table:table-cell table:style-name="Tabla16.A2" office:value-type="string">
            <text:p text:style-name="P26">Desenvolupament</text:p>
          </table:table-cell>
          <table:table-cell table:style-name="Tabla16.A2" office:value-type="string">
            <text:p text:style-name="P26">-Pdesenvolupament</text:p>
          </table:table-cell>
          <table:table-cell table:style-name="Tabla16.C2" office:value-type="string">
            <text:p text:style-name="P26">/ear/target/portafib.ear</text:p>
          </table:table-cell>
        </table:table-row>
        <table:table-row table:style-name="Tabla16.1">
          <table:table-cell table:style-name="Tabla16.A2" office:value-type="string">
            <text:p text:style-name="P26">Producció</text:p>
          </table:table-cell>
          <table:table-cell table:style-name="Tabla16.A2" office:value-type="string">
            <text:p text:style-name="P26">-Pproduccio</text:p>
          </table:table-cell>
          <table:table-cell table:style-name="Tabla16.C2" office:value-type="string">
            <text:p text:style-name="P26">/ear/target/portafib.ear</text:p>
            <text:p text:style-name="P26">/earplugins/target/portafib_plugins.ear</text:p>
          </table:table-cell>
        </table:table-row>
      </table:table>
      <text:p text:style-name="P40"/>
      <text:p text:style-name="P40"/>
      <text:p text:style-name="P43"><text:tab/>Existeixen dos scripts que ens ajuden en la tasca de compilació i que a més ens copien l'ear al JBoss i son deploydev.sh/.bat i deploypro.sh/.bat respectivament per desenvolupament i producció. Opcionalment emprant aquests scripts, si definim la variable d'entorn de sistema PORTAFIB_DEPLOY_DIR apuntant al directori de deploy de jboss, llavors després de cada execució es copiaran els ear/ears a aquest directori de deploy. A aquests scripts se li poden afegir els següent paràmetres (executar comanda help.sh/.bat per veure la llista actualitzada)</text:p>
      <text:p text:style-name="P40"/>
      <text:p text:style-name="P40"/>
      <table:table table:name="Tabla21" table:style-name="Tabla21">
        <table:table-column table:style-name="Tabla21.A"/>
        <table:table-column table:style-name="Tabla21.B"/>
        <table:table-row table:style-name="Tabla21.1">
          <table:table-cell table:style-name="Tabla21.A1" office:value-type="string">
            <text:p text:style-name="P48">Paràmetre</text:p>
          </table:table-cell>
          <table:table-cell table:style-name="Tabla21.B1" office:value-type="string">
            <text:p text:style-name="P48">Descripció</text:p>
          </table:table-cell>
        </table:table-row>
        <table:table-row table:style-name="Tabla21.1">
          <table:table-cell table:style-name="Tabla21.A2" office:value-type="string">
            <text:p text:style-name="P40">clean</text:p>
          </table:table-cell>
          <table:table-cell table:style-name="Tabla21.B2" office:value-type="string">
            <text:p text:style-name="P40">Neteja el projecte abans de recompilar</text:p>
          </table:table-cell>
        </table:table-row>
        <table:table-row table:style-name="Tabla21.1">
          <table:table-cell table:style-name="Tabla21.A2" office:value-type="string">
            <text:p text:style-name="P40">-Psqlgen</text:p>
          </table:table-cell>
          <table:table-cell table:style-name="Tabla21.B2" office:value-type="string">
            <text:p text:style-name="P40">Genera scripts SQL dins /scripts/sqlgenerator. Més informació a /scripts/sqlgenerator/readme.txt</text:p>
          </table:table-cell>
        </table:table-row>
        <table:table-row table:style-name="Tabla21.1">
          <table:table-cell table:style-name="Tabla21.A2" office:value-type="string">
            <text:p text:style-name="P40">-Papplet</text:p>
          </table:table-cell>
          <table:table-cell table:style-name="Tabla21.B2" office:value-type="string">
            <text:p text:style-name="P40">Compila l'applet i el firma amb el afirma.keystore. Sinó s'ha d'executar install_portafib_applet_signed_jar.sh/bat</text:p>
          </table:table-cell>
        </table:table-row>
        <table:table-row table:style-name="Tabla21.1">
          <table:table-cell table:style-name="Tabla21.A2" office:value-type="string">
            <text:p text:style-name="P40">-Pclientcert <text:s text:c="5"/></text:p>
          </table:table-cell>
          <table:table-cell table:style-name="Tabla21.B2" office:value-type="string">
            <text:p text:style-name="P40">Si volem un segon context web amb autenticació CLIENT-CERT (context a /portafibs)</text:p>
          </table:table-cell>
        </table:table-row>
        <table:table-row table:style-name="Tabla21.1">
          <table:table-cell table:style-name="Tabla21.A2" office:value-type="string">
            <text:p text:style-name="P40">-Pws-portafirmas <text:s text:c="5"/></text:p>
          </table:table-cell>
          <table:table-cell table:style-name="Tabla21.B2" office:value-type="string">
            <text:p text:style-name="P40">WS compatible amb l'API del PortaFirmas antic de la CAIB (Context a /portafirmasws)</text:p>
          </table:table-cell>
        </table:table-row>
        <table:table-row table:style-name="Tabla21.1">
          <table:table-cell table:style-name="Tabla21.A2" office:value-type="string">
            <text:p text:style-name="P40">-Pws-portafirmas-callback-server </text:p>
          </table:table-cell>
          <table:table-cell table:style-name="Tabla21.B2" office:value-type="string">
            <text:p text:style-name="P40">WS per provar la recepció dels Callback del PortaFirmas antic de la CAIB. Els usuaris aplicació han de tenir callback url apuntant a http://HOST:8080/portafib/portafirmascb/v0/PortafirmasCallBack callback versió 1. Per veure les cridades accedir a http://HOST:8080/portafib/portafirmascb</text:p>
          </table:table-cell>
        </table:table-row>
        <table:table-row table:style-name="Tabla21.1">
          <table:table-cell table:style-name="Tabla21.A2" office:value-type="string">
            <text:p text:style-name="P40">-Pws-portafib <text:s text:c="4"/></text:p>
          </table:table-cell>
          <table:table-cell table:style-name="Tabla21.B2" office:value-type="string">
            <text:p text:style-name="P40">WS per atacar a PortaFIB (Context /portafibws) (Exemple de cridada a ws\portafib_client)</text:p>
          </table:table-cell>
        </table:table-row>
        <table:table-row table:style-name="Tabla21.1">
          <table:table-cell table:style-name="Tabla21.A2" office:value-type="string">
            <text:p text:style-name="P40">-Pws-portafib-callback-server</text:p>
          </table:table-cell>
          <table:table-cell table:style-name="Tabla21.B2" office:value-type="string">
            <text:p text:style-name="P40">WS per provar la recepcio dels Callback de PortaFIB. Els usuaris aplicacio han de tenir callback url <text:a xlink:type="simple" xlink:href="http://HOST:8080/portafib/cb/v1/PortaFIBCallBack" text:style-name="Internet_20_link" text:visited-style-name="Visited_20_Internet_20_Link">http://HOST:8080/portafib/cb/v1/PortaFIBCallBack</text:a> i callback versio 1. Per veure les cridades accedir a http://HOST:8080/portafib/portafibcb</text:p>
          </table:table-cell>
        </table:table-row>
      </table:table>
      <text:p text:style-name="P40"/>
      <text:p text:style-name="P40"/>
      <text:p text:style-name="P43"><text:soft-page-break/><text:tab/>Per exemple si volguéssim compilar amb mode Desenvolupament i afegir-hi un segon context amb autenticació ClientCert i a més l'applet llavors executaríem la següent comanda:</text:p>
      <table:table table:name="Tabla36" table:style-name="Tabla36">
        <table:table-column table:style-name="Tabla36.A"/>
        <table:table-row>
          <table:table-cell table:style-name="Tabla36.A1" office:value-type="string">
            <text:p text:style-name="P52"><text:s text:c="7"/>$ mvn -Pdesenvolupament -Pclientcert -Papplet clean install</text:p>
          </table:table-cell>
        </table:table-row>
      </table:table>
      <text:p text:style-name="P40"/>
      <text:p text:style-name="P40">O emprant els scripts</text:p>
      <text:p text:style-name="P40"/>
      <table:table table:name="Tabla27" table:style-name="Tabla27">
        <table:table-column table:style-name="Tabla27.A"/>
        <table:table-row>
          <table:table-cell table:style-name="Tabla27.A1" office:value-type="string">
            <text:p text:style-name="P52"><text:s text:c="7"/>$ deploydev.sh -Pclientcert -Papplet</text:p>
          </table:table-cell>
        </table:table-row>
      </table:table>
      <text:p text:style-name="P40"/>
      <text:p text:style-name="Standard"/>
      <text:p text:style-name="P59"/>
      <text:p text:style-name="P59"/>
      <text:p text:style-name="P59"/>
      <text:h text:style-name="Heading_20_2" text:outline-level="2"><text:bookmark-start text:name="__RefNumPara__1672_1584979607"/>Annex II: Creació de Keystore i Truststore per JBoss<text:bookmark-end text:name="__RefNumPara__1672_1584979607"/></text:h>
      <text:p text:style-name="Text_20_body"/>
      <text:h text:style-name="Heading_20_3" text:outline-level="3">Introducció</text:h>
      <text:p text:style-name="P60"><text:tab/><text:span text:style-name="T1">Aquest fitxers també es poden generar seguint els scripts del fitxer </text:span><text:span text:style-name="T1">portafib/scripts/certificats (certificats.bat per generar els certificat de l'autoritat certificadora, certificats de servidor i certificats d'usuari, executar importdni.bat per afegir </text:span><text:span text:style-name="T1">el certificat arrel del DNIe al certificats de servidor) <text:s/>o seguint les passes descrites a la </text:span><text:span text:style-name="T1">pàgina web http://www.adictosaltrabajo.com/tutoriales/tutoriales.php?</text:span><text:span text:style-name="T1">pagina=JBossClientCert. <text:s/>D'aquests fitxers hem de saber:</text:span></text:p>
      <text:list xml:id="list2550837753673232950" text:style-name="RTF_5f_Num_20_3">
        <text:list-item>
          <text:p text:style-name="P139">Certificats de servidor(jboss.keystore i jboss.truststore): serveixen per indicar al navegador quins certificats son acceptats i per la qual cosa només es mostraran aquells que tenguin com a entitat pare els definits en el servidor.</text:p>
        </text:list-item>
        <text:list-item>
          <text:p text:style-name="P139">Certificats d'usuari (anadal.crt i anadal.pcks12): corresponen al certificat public i la clau privada per l'usuari anadal. Serveixen per afegir-los al magatzems de certificats dels navegadors. Altres certificats que no requereixen <text:s/>afegir-los al magatzems són els certificats emmagatzemats en dispositius segurs com targetes intel·ligents.</text:p>
        </text:list-item>
      </text:list>
      <text:p text:style-name="P89"/>
      <text:h text:style-name="Heading_20_3" text:outline-level="3">Afegir certificats a keystore:</text:h>
      <table:table table:name="Tabla11" table:style-name="Tabla11">
        <table:table-column table:style-name="Tabla11.A"/>
        <table:table-row>
          <table:table-cell table:style-name="Tabla11.A1" office:value-type="string">
            <text:p text:style-name="P101">keytool -importcert <text:s/>-file CamerFirma_Root.cer -keystore jboss.keystore -storepass fundaciobit</text:p>
            <text:p text:style-name="P101">keytool -importcert <text:s/>-file CamerFirma_Root.cer -keystore jboss.truststore -storepass fundaciobit</text:p>
          </table:table-cell>
        </table:table-row>
      </table:table>
      <text:p text:style-name="P99"/>
      <text:h text:style-name="Heading_20_3" text:outline-level="3">Llistar certificats de keystore</text:h>
      <table:table table:name="Tabla1" table:style-name="Tabla1">
        <table:table-column table:style-name="Tabla1.A"/>
        <table:table-row>
          <table:table-cell table:style-name="Tabla1.A1" office:value-type="string">
            <text:p text:style-name="P100">keytool -list -keystore jboss.keystore -storepass fundaciobit</text:p>
          </table:table-cell>
        </table:table-row>
      </table:table>
      <text:p text:style-name="Text_20_body"/>
      <text:h text:style-name="Heading_20_3" text:outline-level="3"><text:soft-page-break/>Configurar Navegadors amb Certificats de Client</text:h>
      <text:p text:style-name="P89"/>
      <text:p text:style-name="P89"><text:tab/>Amb els certificats de servidor configurats tal i com estan en els exemples es pot autenticar emprant el DNIe i si es vol utilitzar el certificat de l'usuari anadal llavors s'han de configurar els navegador d'aquesta forma:</text:p>
      <text:list xml:id="list272967535545052140" text:style-name="RTF_5f_Num_20_4">
        <text:list-item>
          <text:p text:style-name="P140">Firefox: Per firefox anirem a l'apartat de certificats i importarem el anadal.crt</text:p>
        </text:list-item>
        <text:list-item>
          <text:p text:style-name="P140">Chrome i IExplorer: requereixen la clau privada anadal.pcks i el certificat public de l'entitat certificador (fundaciobit_ca.crt). Anirem al Panell de Control, Opcions d'Internet (pipella de contingut) i dins l'apartat de certificats i importarem els dos.</text:p>
        </text:list-item>
      </text:list>
      <text:p text:style-name="P89"/>
      <text:h text:style-name="Heading_20_2" text:outline-level="2"><text:bookmark-start text:name="__RefNumPara__2878_1796491976"/>Annex III Configurar OpenOffice com a servei en Linux<text:bookmark-end text:name="__RefNumPara__2878_1796491976"/></text:h>
      <text:h text:style-name="Heading_20_3" text:outline-level="3">Instal·lar OpenOffice</text:h>
      <text:p text:style-name="Text_20_body">Executar la següent comanda per instal·lar OpenOffice en un sistema Linux:</text:p>
      <table:table table:name="Tabla40" table:style-name="Tabla40">
        <table:table-column table:style-name="Tabla40.A"/>
        <table:table-row>
          <table:table-cell table:style-name="Tabla40.A1" office:value-type="string">
            <text:p text:style-name="P20"># apt-get install openoffice.org </text:p>
          </table:table-cell>
        </table:table-row>
      </table:table>
      <text:h text:style-name="Heading_20_3" text:outline-level="3">Arrancar OpenOffice com a Servei</text:h>
      <text:p text:style-name="Text_20_body"><text:tab/>Crearem el fitxer “openoffice” en el directori /etc/init.d amb el contingut que es descriu en el punt “<text:bookmark-ref text:reference-format="number-all-superior" text:ref-name="__RefNumPara__2850_1796491976">5.3.3.-</text:bookmark-ref><text:bookmark-ref text:reference-format="text" text:ref-name="__RefNumPara__2850_1796491976">Script per Arrancar OpenOffice com a Servei</text:bookmark-ref>”. Per fer que el sistema executi cada vegada que arranca aquest script s'ha d'executar la següent comanda dins del directori /etc/init.d/:</text:p>
      <text:p text:style-name="P102"/>
      <table:table table:name="Tabla41" table:style-name="Tabla41">
        <table:table-column table:style-name="Tabla41.A"/>
        <table:table-row>
          <table:table-cell table:style-name="Tabla41.A1" office:value-type="string">
            <text:p text:style-name="P18">$ sudo chmod 777 /etc/init.d/openoffice </text:p>
            <text:p text:style-name="P18">$ chkconfig -add openoffice</text:p>
          </table:table-cell>
        </table:table-row>
      </table:table>
      <text:p text:style-name="P102"/>
      <text:h text:style-name="Heading_20_3" text:outline-level="3"><text:bookmark-start text:name="__RefNumPara__2850_1796491976"/><text:bookmark-start text:name="__RefHeading__13677_371099841"/><text:soft-page-break/>Script per Arrancar OpenOffice com a Servei<text:bookmark-end text:name="__RefNumPara__2850_1796491976"/><text:bookmark-end text:name="__RefHeading__13677_371099841"/></text:h>
      <table:table table:name="Tabla42" table:style-name="Tabla42">
        <table:table-column table:style-name="Tabla42.A"/>
        <table:table-row table:style-name="Tabla42.1">
          <table:table-cell table:style-name="Tabla42.A1" office:value-type="string">
            <text:p text:style-name="P104">#!/bin/bash</text:p>
            <text:p text:style-name="P104">### BEGIN INIT INFO</text:p>
            <text:p text:style-name="P104">### END INIT INFO<text:line-break/># openoffice.org headless server script<text:line-break/>#<text:line-break/># chkconfig: 2345 80 30<text:line-break/># description: headless openoffice server script<text:line-break/># processname: openoffice<text:line-break/>#<text:line-break/># Author: Vic Vijayakumar<text:line-break/># Modified by Federico Ch. Tomasczik<text:line-break/>#<text:line-break/>OOo_HOME=/usr/bin<text:line-break/>SOFFICE_PATH=$OOo_HOME/soffice<text:line-break/>PIDFILE=/var/run/openoffice-server.pid</text:p>
            <text:p text:style-name="P104">set -e</text:p>
            <text:p text:style-name="P105">case "$1" in<text:line-break/>start)<text:line-break/>if [ -f $PIDFILE ]; then<text:line-break/>echo "OpenOffice headless server has already started."<text:line-break/>sleep 5<text:line-break/>exitq<text:line-break/>fi<text:line-break/>echo "Starting OpenOffice headless server"<text:line-break/>$SOFFICE_PATH -headless -nologo -nofirststartwizard -accept="socket,host=0.0.0.0,port=8100;urp" &amp; &gt; /dev/null 2&gt;&amp;1<text:line-break/>touch $PIDFILE<text:line-break/>;;<text:line-break/>stop)<text:line-break/>if [ -f $PIDFILE ]; then<text:line-break/>echo "Stopping OpenOffice headless server."<text:line-break/>killall -9 soffice &amp;&amp; killall -9 soffice.bin<text:line-break/>rm -f $PIDFILE<text:line-break/>exit<text:line-break/>fi<text:line-break/>echo "Openoffice headless server is not running."<text:line-break/>exit<text:line-break/>;;<text:line-break/>*)<text:line-break/>echo "Usage: $0 {start|stop}"<text:line-break/>exit 1<text:line-break/>esac<text:line-break/>exit 0 </text:p>
          </table:table-cell>
        </table:table-row>
      </table:table>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OpenSymbol" svg:font-family="OpenSymbol"/>
    <style:font-face style:name="OpenSymbol1" svg:font-family="OpenSymbol, 'Arial Unicode MS'"/>
    <style:font-face style:name="Tahoma1" svg:font-family="Tahoma"/>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text:style-name="Numbering_20_Symbols" style:num-suffix=".-" style:num-format="1" text:display-levels="3">
        <style:list-level-properties text:min-label-distance="0.38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Guia Ràpida d'Instal·lació de PortaFIB</text:p>
            </table:table-cell>
            <table:table-cell table:style-name="Tabla46.A1" office:value-type="string">
              <text:p text:style-name="MP2"><draw:frame draw:style-name="Mfr1" draw:name="gráficos1" text:anchor-type="as-char" svg:y="-1.115cm" svg:width="4.669cm" svg:height="1.626cm" draw:z-index="4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30" draw:style-name="Mgr1" draw:text-style-name="MP5" svg:x1="0.062cm" svg:y1="0.056cm" svg:x2="16.995cm" svg:y2="0.03cm"><text:p/></draw:line></text:p>
        <text:p text:style-name="MP4"><text:page-number text:select-page="current">32</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123</meta:editing-cycles>
    <meta:editing-duration>PT16H1M42S</meta:editing-duration>
    <meta:initial-creator>Antoni Nadal</meta:initial-creator>
    <dc:date>2015-05-18T13:46:50.41</dc:date>
    <dc:creator>Antoni Nadal</dc:creator>
    <meta:document-statistic meta:table-count="71" meta:image-count="12" meta:object-count="0" meta:page-count="32" meta:paragraph-count="730" meta:word-count="6123" meta:character-count="52398"/>
    <meta:user-defined meta:name="Información 1"/>
    <meta:user-defined meta:name="Información 2"/>
    <meta:user-defined meta:name="Información 3"/>
    <meta:user-defined meta:name="Información 4"/>
  </office:meta>
</office:document-meta>
</file>